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400940" officeooo:paragraph-rsid="149276cf" style:font-style-asian="normal" style:font-style-complex="normal"/>
    </style:style>
    <style:style style:name="P35" style:family="paragraph" style:parent-style-name="Text_20_body">
      <style:text-properties fo:font-style="normal" officeooo:rsid="0d867a25" officeooo:paragraph-rsid="1559a500" style:font-style-asian="normal" style:font-style-complex="normal"/>
    </style:style>
    <style:style style:name="P36" style:family="paragraph" style:parent-style-name="Text_20_body">
      <style:text-properties fo:font-style="normal" officeooo:rsid="13c158ee" officeooo:paragraph-rsid="13c158ee" style:font-style-asian="normal" style:font-style-complex="normal"/>
    </style:style>
    <style:style style:name="P37" style:family="paragraph" style:parent-style-name="Text_20_body">
      <style:text-properties fo:font-style="normal" officeooo:rsid="13b1a615" officeooo:paragraph-rsid="155ad101" style:font-style-asian="normal" style:font-style-complex="normal"/>
    </style:style>
    <style:style style:name="P38" style:family="paragraph" style:parent-style-name="Text_20_body">
      <style:text-properties fo:font-style="normal" officeooo:rsid="15964b09" officeooo:paragraph-rsid="15964b09" style:font-style-asian="normal" style:font-style-complex="normal"/>
    </style:style>
    <style:style style:name="P39" style:family="paragraph" style:parent-style-name="Text_20_body">
      <style:text-properties fo:font-style="normal" officeooo:rsid="15964b09" officeooo:paragraph-rsid="15a19515" style:font-style-asian="normal" style:font-style-complex="normal"/>
    </style:style>
    <style:style style:name="P40" style:family="paragraph" style:parent-style-name="Text_20_body">
      <style:text-properties fo:font-style="normal" officeooo:rsid="15964b09" officeooo:paragraph-rsid="15a87294" style:font-style-asian="normal" style:font-style-complex="normal"/>
    </style:style>
    <style:style style:name="P41" style:family="paragraph" style:parent-style-name="Text_20_body">
      <style:text-properties fo:font-style="normal" officeooo:rsid="15964b09" officeooo:paragraph-rsid="15ad82a0" style:font-style-asian="normal" style:font-style-complex="normal"/>
    </style:style>
    <style:style style:name="P42" style:family="paragraph" style:parent-style-name="Text_20_body">
      <style:text-properties fo:font-style="normal" officeooo:rsid="15964b09" officeooo:paragraph-rsid="15b04497" style:font-style-asian="normal" style:font-style-complex="normal"/>
    </style:style>
    <style:style style:name="P43" style:family="paragraph" style:parent-style-name="Text_20_body">
      <style:text-properties fo:font-style="normal" officeooo:rsid="160cfc8e" officeooo:paragraph-rsid="160cfc8e" style:font-style-asian="normal" style:font-style-complex="normal"/>
    </style:style>
    <style:style style:name="P44" style:family="paragraph" style:parent-style-name="Text_20_body">
      <style:text-properties fo:font-style="normal" officeooo:rsid="160cca47" officeooo:paragraph-rsid="160cca47" style:font-style-asian="normal" style:font-style-complex="normal"/>
    </style:style>
    <style:style style:name="P45" style:family="paragraph" style:parent-style-name="Text_20_body">
      <style:text-properties fo:font-style="normal" officeooo:rsid="149606f6" officeooo:paragraph-rsid="149606f6" style:font-style-asian="normal" style:font-style-complex="normal"/>
    </style:style>
    <style:style style:name="P46" style:family="paragraph" style:parent-style-name="Text_20_body">
      <style:text-properties officeooo:rsid="138feddf" officeooo:paragraph-rsid="138feddf"/>
    </style:style>
    <style:style style:name="P47" style:family="paragraph" style:parent-style-name="Text_20_body">
      <style:text-properties officeooo:rsid="13a74e23" officeooo:paragraph-rsid="13a74e23"/>
    </style:style>
    <style:style style:name="P48" style:family="paragraph" style:parent-style-name="Text_20_body">
      <style:text-properties officeooo:rsid="13af2e8e" officeooo:paragraph-rsid="13af2e8e"/>
    </style:style>
    <style:style style:name="P49" style:family="paragraph" style:parent-style-name="Text_20_body">
      <style:text-properties officeooo:rsid="139616ba" officeooo:paragraph-rsid="13d0204e"/>
    </style:style>
    <style:style style:name="P50" style:family="paragraph" style:parent-style-name="Text_20_body">
      <style:text-properties officeooo:rsid="13c9d53d" officeooo:paragraph-rsid="13d0204e"/>
    </style:style>
    <style:style style:name="P51" style:family="paragraph" style:parent-style-name="Text_20_body">
      <style:text-properties officeooo:rsid="13ce209b" officeooo:paragraph-rsid="13dcdb23"/>
    </style:style>
    <style:style style:name="P52" style:family="paragraph" style:parent-style-name="Text_20_body">
      <style:text-properties officeooo:rsid="13d71ca5" officeooo:paragraph-rsid="13d71ca5"/>
    </style:style>
    <style:style style:name="P53" style:family="paragraph" style:parent-style-name="Text_20_body">
      <style:text-properties officeooo:rsid="13dfae71" officeooo:paragraph-rsid="141098ec"/>
    </style:style>
    <style:style style:name="P54" style:family="paragraph" style:parent-style-name="Text_20_body">
      <style:text-properties officeooo:rsid="13dfae71" officeooo:paragraph-rsid="1411859a"/>
    </style:style>
    <style:style style:name="P55" style:family="paragraph" style:parent-style-name="Text_20_body">
      <style:text-properties officeooo:rsid="13dfae71" officeooo:paragraph-rsid="14db0b0e"/>
    </style:style>
    <style:style style:name="P56" style:family="paragraph" style:parent-style-name="Text_20_body">
      <style:text-properties officeooo:rsid="13dfae71" officeooo:paragraph-rsid="152ebd51"/>
    </style:style>
    <style:style style:name="P57" style:family="paragraph" style:parent-style-name="Text_20_body">
      <style:text-properties officeooo:rsid="13dfae71" officeooo:paragraph-rsid="152fb8ff"/>
    </style:style>
    <style:style style:name="P58" style:family="paragraph" style:parent-style-name="Text_20_body">
      <style:text-properties officeooo:rsid="13dfae71" officeooo:paragraph-rsid="152fc742"/>
    </style:style>
    <style:style style:name="P59" style:family="paragraph" style:parent-style-name="Text_20_body">
      <style:text-properties officeooo:rsid="13dfae71" officeooo:paragraph-rsid="1544374f"/>
    </style:style>
    <style:style style:name="P60" style:family="paragraph" style:parent-style-name="Text_20_body">
      <style:text-properties officeooo:rsid="13dfae71" officeooo:paragraph-rsid="15566d61"/>
    </style:style>
    <style:style style:name="P61" style:family="paragraph" style:parent-style-name="Text_20_body">
      <style:text-properties officeooo:rsid="13dfae71" officeooo:paragraph-rsid="16072943"/>
    </style:style>
    <style:style style:name="P62" style:family="paragraph" style:parent-style-name="Text_20_body">
      <style:text-properties officeooo:rsid="13dfae71" officeooo:paragraph-rsid="1608d7b3"/>
    </style:style>
    <style:style style:name="P63" style:family="paragraph" style:parent-style-name="Text_20_body">
      <style:text-properties officeooo:rsid="13dfae71" officeooo:paragraph-rsid="160928b7"/>
    </style:style>
    <style:style style:name="P64" style:family="paragraph" style:parent-style-name="Text_20_body">
      <style:text-properties officeooo:rsid="13dfae71" officeooo:paragraph-rsid="160a6509"/>
    </style:style>
    <style:style style:name="P65" style:family="paragraph" style:parent-style-name="Text_20_body">
      <style:text-properties officeooo:rsid="13dfae71" officeooo:paragraph-rsid="16413d4a"/>
    </style:style>
    <style:style style:name="P66" style:family="paragraph" style:parent-style-name="Text_20_body">
      <style:text-properties officeooo:rsid="13f89736" officeooo:paragraph-rsid="13f89736"/>
    </style:style>
    <style:style style:name="P67" style:family="paragraph" style:parent-style-name="Text_20_body">
      <style:text-properties officeooo:rsid="13f8ca67" officeooo:paragraph-rsid="13f8ca67"/>
    </style:style>
    <style:style style:name="P68" style:family="paragraph" style:parent-style-name="Text_20_body">
      <style:text-properties officeooo:rsid="13f9eb8a" officeooo:paragraph-rsid="13f9eb8a"/>
    </style:style>
    <style:style style:name="P69" style:family="paragraph" style:parent-style-name="Text_20_body">
      <style:text-properties officeooo:rsid="13fabf72" officeooo:paragraph-rsid="13fabf72"/>
    </style:style>
    <style:style style:name="P70" style:family="paragraph" style:parent-style-name="Text_20_body">
      <style:text-properties officeooo:rsid="13fca3ec" officeooo:paragraph-rsid="13fca3ec"/>
    </style:style>
    <style:style style:name="P71" style:family="paragraph" style:parent-style-name="Text_20_body">
      <style:text-properties officeooo:rsid="13fde3d7" officeooo:paragraph-rsid="13fde3d7"/>
    </style:style>
    <style:style style:name="P72" style:family="paragraph" style:parent-style-name="Text_20_body">
      <style:text-properties officeooo:rsid="13ff3336" officeooo:paragraph-rsid="13ff3336"/>
    </style:style>
    <style:style style:name="P73" style:family="paragraph" style:parent-style-name="Text_20_body">
      <style:text-properties officeooo:rsid="13fffe7a" officeooo:paragraph-rsid="13fffe7a"/>
    </style:style>
    <style:style style:name="P74" style:family="paragraph" style:parent-style-name="Text_20_body">
      <style:text-properties officeooo:rsid="14018220" officeooo:paragraph-rsid="14018220"/>
    </style:style>
    <style:style style:name="P75" style:family="paragraph" style:parent-style-name="Text_20_body">
      <style:text-properties officeooo:rsid="1402ff22" officeooo:paragraph-rsid="1402ff22"/>
    </style:style>
    <style:style style:name="P76" style:family="paragraph" style:parent-style-name="Text_20_body">
      <style:text-properties officeooo:rsid="14034f58" officeooo:paragraph-rsid="14034f58"/>
    </style:style>
    <style:style style:name="P77" style:family="paragraph" style:parent-style-name="Text_20_body">
      <style:text-properties officeooo:rsid="1403a14e" officeooo:paragraph-rsid="1403a14e"/>
    </style:style>
    <style:style style:name="P78" style:family="paragraph" style:parent-style-name="Text_20_body">
      <style:text-properties officeooo:rsid="1404ea61" officeooo:paragraph-rsid="1404ea61"/>
    </style:style>
    <style:style style:name="P79" style:family="paragraph" style:parent-style-name="Text_20_body">
      <style:text-properties officeooo:paragraph-rsid="14052f0b"/>
    </style:style>
    <style:style style:name="P80" style:family="paragraph" style:parent-style-name="Text_20_body">
      <style:text-properties officeooo:rsid="141098ec" officeooo:paragraph-rsid="141098ec"/>
    </style:style>
    <style:style style:name="P81" style:family="paragraph" style:parent-style-name="Text_20_body">
      <style:text-properties officeooo:rsid="140e37fc" officeooo:paragraph-rsid="143c3b61"/>
    </style:style>
    <style:style style:name="P82" style:family="paragraph" style:parent-style-name="Text_20_body">
      <style:text-properties officeooo:rsid="145ed598" officeooo:paragraph-rsid="145ed598"/>
    </style:style>
    <style:style style:name="P83" style:family="paragraph" style:parent-style-name="Text_20_body">
      <style:text-properties officeooo:rsid="13f2c500" officeooo:paragraph-rsid="146a468c"/>
    </style:style>
    <style:style style:name="P84" style:family="paragraph" style:parent-style-name="Text_20_body">
      <style:text-properties officeooo:rsid="146326f0" officeooo:paragraph-rsid="146326f0"/>
    </style:style>
    <style:style style:name="P85" style:family="paragraph" style:parent-style-name="Text_20_body">
      <style:text-properties officeooo:rsid="146a468c" officeooo:paragraph-rsid="146a468c"/>
    </style:style>
    <style:style style:name="P86" style:family="paragraph" style:parent-style-name="Text_20_body">
      <style:text-properties officeooo:rsid="1410b4c0" officeooo:paragraph-rsid="14851ed8"/>
    </style:style>
    <style:style style:name="P87" style:family="paragraph" style:parent-style-name="Text_20_body">
      <style:text-properties officeooo:rsid="1410b4c0" officeooo:paragraph-rsid="162a42a9"/>
    </style:style>
    <style:style style:name="P88" style:family="paragraph" style:parent-style-name="Text_20_body">
      <style:text-properties officeooo:paragraph-rsid="14d336da"/>
    </style:style>
    <style:style style:name="P89" style:family="paragraph" style:parent-style-name="Text_20_body">
      <style:text-properties officeooo:rsid="14ef3a03" officeooo:paragraph-rsid="14ef3a03"/>
    </style:style>
    <style:style style:name="P90" style:family="paragraph" style:parent-style-name="Text_20_body">
      <style:text-properties officeooo:rsid="15053b3d" officeooo:paragraph-rsid="15053b3d"/>
    </style:style>
    <style:style style:name="P91" style:family="paragraph" style:parent-style-name="Text_20_body">
      <style:text-properties officeooo:rsid="0df31025" officeooo:paragraph-rsid="150c7227"/>
    </style:style>
    <style:style style:name="P92" style:family="paragraph" style:parent-style-name="Text_20_body">
      <style:text-properties officeooo:rsid="150c7227" officeooo:paragraph-rsid="150c7227"/>
    </style:style>
    <style:style style:name="P93" style:family="paragraph" style:parent-style-name="Text_20_body">
      <style:text-properties officeooo:paragraph-rsid="13e21ded"/>
    </style:style>
    <style:style style:name="P94" style:family="paragraph" style:parent-style-name="Text_20_body">
      <style:text-properties officeooo:rsid="0d5148cd" officeooo:paragraph-rsid="150e47db"/>
    </style:style>
    <style:style style:name="P95" style:family="paragraph" style:parent-style-name="Text_20_body">
      <style:text-properties officeooo:rsid="0d5148cd" officeooo:paragraph-rsid="15c31d1c"/>
    </style:style>
    <style:style style:name="P96" style:family="paragraph" style:parent-style-name="Text_20_body">
      <style:text-properties officeooo:rsid="0d6b7974" officeooo:paragraph-rsid="15171fa3"/>
    </style:style>
    <style:style style:name="P97" style:family="paragraph" style:parent-style-name="Text_20_body">
      <style:text-properties officeooo:rsid="0d7d4d88" officeooo:paragraph-rsid="151de763"/>
    </style:style>
    <style:style style:name="P98" style:family="paragraph" style:parent-style-name="Text_20_body">
      <style:text-properties officeooo:rsid="151ed4c2" officeooo:paragraph-rsid="1559a500"/>
    </style:style>
    <style:style style:name="P99" style:family="paragraph" style:parent-style-name="Text_20_body">
      <style:text-properties officeooo:rsid="0d894409" officeooo:paragraph-rsid="1520e8af"/>
    </style:style>
    <style:style style:name="P100" style:family="paragraph" style:parent-style-name="Text_20_body">
      <style:text-properties officeooo:rsid="152312f1" officeooo:paragraph-rsid="1559a500"/>
    </style:style>
    <style:style style:name="P101" style:family="paragraph" style:parent-style-name="Text_20_body">
      <style:text-properties officeooo:rsid="14fe9223" officeooo:paragraph-rsid="13eb767d"/>
    </style:style>
    <style:style style:name="P102" style:family="paragraph" style:parent-style-name="Text_20_body">
      <style:text-properties officeooo:rsid="138fa425" officeooo:paragraph-rsid="138fa425"/>
    </style:style>
    <style:style style:name="P103" style:family="paragraph" style:parent-style-name="Text_20_body">
      <style:text-properties officeooo:rsid="0d89b19f" officeooo:paragraph-rsid="15275cd2"/>
    </style:style>
    <style:style style:name="P104" style:family="paragraph" style:parent-style-name="Text_20_body">
      <style:text-properties officeooo:rsid="0d8b9d8d" officeooo:paragraph-rsid="15275cd2"/>
    </style:style>
    <style:style style:name="P105" style:family="paragraph" style:parent-style-name="Text_20_body">
      <style:text-properties officeooo:rsid="13ad2102" officeooo:paragraph-rsid="15275cd2"/>
    </style:style>
    <style:style style:name="P106" style:family="paragraph" style:parent-style-name="Text_20_body">
      <style:text-properties style:text-line-through-style="none" style:text-line-through-type="none" officeooo:rsid="13ce209b" officeooo:paragraph-rsid="15292064"/>
    </style:style>
    <style:style style:name="P107"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08" style:family="paragraph" style:parent-style-name="Text_20_body">
      <style:text-properties officeooo:rsid="15457144" officeooo:paragraph-rsid="154cff7b"/>
    </style:style>
    <style:style style:name="P109" style:family="paragraph" style:parent-style-name="Text_20_body">
      <style:text-properties officeooo:rsid="1555171b" officeooo:paragraph-rsid="1555171b"/>
    </style:style>
    <style:style style:name="P110" style:family="paragraph" style:parent-style-name="Text_20_body">
      <style:text-properties officeooo:rsid="152563b3" officeooo:paragraph-rsid="1557da55"/>
    </style:style>
    <style:style style:name="P111" style:family="paragraph" style:parent-style-name="Text_20_body">
      <style:text-properties officeooo:rsid="0d8cc553" officeooo:paragraph-rsid="1557da55"/>
    </style:style>
    <style:style style:name="P112" style:family="paragraph" style:parent-style-name="Text_20_body">
      <style:text-properties officeooo:rsid="1557da55" officeooo:paragraph-rsid="1557da55"/>
    </style:style>
    <style:style style:name="P113" style:family="paragraph" style:parent-style-name="Text_20_body">
      <style:text-properties officeooo:rsid="155f45cf" officeooo:paragraph-rsid="155f45cf"/>
    </style:style>
    <style:style style:name="P114" style:family="paragraph" style:parent-style-name="Text_20_body">
      <style:text-properties officeooo:rsid="0d7aa05a" officeooo:paragraph-rsid="1560d405"/>
    </style:style>
    <style:style style:name="P115" style:family="paragraph" style:parent-style-name="Text_20_body">
      <style:text-properties officeooo:rsid="0d93aa24" officeooo:paragraph-rsid="1560d405"/>
    </style:style>
    <style:style style:name="P116" style:family="paragraph" style:parent-style-name="Text_20_body">
      <style:text-properties officeooo:rsid="0d95252a" officeooo:paragraph-rsid="1560d405"/>
    </style:style>
    <style:style style:name="P117" style:family="paragraph" style:parent-style-name="Text_20_body">
      <style:text-properties officeooo:rsid="0d9611f4" officeooo:paragraph-rsid="1560d405"/>
    </style:style>
    <style:style style:name="P118" style:family="paragraph" style:parent-style-name="Text_20_body">
      <style:text-properties officeooo:rsid="0da2738f" officeooo:paragraph-rsid="1560d405"/>
    </style:style>
    <style:style style:name="P119" style:family="paragraph" style:parent-style-name="Text_20_body">
      <style:text-properties officeooo:rsid="0da7f5cb" officeooo:paragraph-rsid="1560d405"/>
    </style:style>
    <style:style style:name="P120" style:family="paragraph" style:parent-style-name="Text_20_body">
      <style:text-properties officeooo:rsid="0d5ac793" officeooo:paragraph-rsid="1560d405"/>
    </style:style>
    <style:style style:name="P121" style:family="paragraph" style:parent-style-name="Text_20_body">
      <style:text-properties officeooo:rsid="0d5c10d2" officeooo:paragraph-rsid="1560d405"/>
    </style:style>
    <style:style style:name="P122" style:family="paragraph" style:parent-style-name="Text_20_body">
      <style:text-properties officeooo:rsid="0d5dbb83" officeooo:paragraph-rsid="1560d405"/>
    </style:style>
    <style:style style:name="P123" style:family="paragraph" style:parent-style-name="Text_20_body">
      <style:text-properties officeooo:rsid="0d618892" officeooo:paragraph-rsid="1560d405"/>
    </style:style>
    <style:style style:name="P124" style:family="paragraph" style:parent-style-name="Text_20_body">
      <style:text-properties officeooo:rsid="0d5fe0b1" officeooo:paragraph-rsid="1560d405"/>
    </style:style>
    <style:style style:name="P125" style:family="paragraph" style:parent-style-name="Text_20_body">
      <style:text-properties officeooo:rsid="0d54ac77" officeooo:paragraph-rsid="1560d405"/>
    </style:style>
    <style:style style:name="P126" style:family="paragraph" style:parent-style-name="Text_20_body">
      <style:text-properties officeooo:rsid="0d54d0aa" officeooo:paragraph-rsid="1560d405"/>
    </style:style>
    <style:style style:name="P127" style:family="paragraph" style:parent-style-name="Text_20_body">
      <style:text-properties officeooo:rsid="0d638057" officeooo:paragraph-rsid="1560d405"/>
    </style:style>
    <style:style style:name="P128" style:family="paragraph" style:parent-style-name="Text_20_body">
      <style:text-properties officeooo:rsid="0d561c3f" officeooo:paragraph-rsid="1560d405"/>
    </style:style>
    <style:style style:name="P129" style:family="paragraph" style:parent-style-name="Text_20_body">
      <style:text-properties officeooo:rsid="0d596ab0" officeooo:paragraph-rsid="1560d405"/>
    </style:style>
    <style:style style:name="P130" style:family="paragraph" style:parent-style-name="Text_20_body">
      <style:text-properties officeooo:rsid="0d59f3a8" officeooo:paragraph-rsid="1560d405"/>
    </style:style>
    <style:style style:name="P131" style:family="paragraph" style:parent-style-name="Text_20_body">
      <style:text-properties officeooo:rsid="0d5d4bab" officeooo:paragraph-rsid="1560d405"/>
    </style:style>
    <style:style style:name="P132" style:family="paragraph" style:parent-style-name="Text_20_body">
      <style:text-properties officeooo:rsid="0d8f10a2" officeooo:paragraph-rsid="1560d405"/>
    </style:style>
    <style:style style:name="P133" style:family="paragraph" style:parent-style-name="Text_20_body">
      <style:text-properties fo:language="cs" fo:country="CZ" officeooo:rsid="0d5ac793" officeooo:paragraph-rsid="1560d405"/>
    </style:style>
    <style:style style:name="P134" style:family="paragraph" style:parent-style-name="Text_20_body">
      <style:text-properties officeooo:rsid="0d5f2c1e" officeooo:paragraph-rsid="1560d405"/>
    </style:style>
    <style:style style:name="P135" style:family="paragraph" style:parent-style-name="Text_20_body">
      <style:text-properties officeooo:rsid="0d577f54" officeooo:paragraph-rsid="1560d405"/>
    </style:style>
    <style:style style:name="P136" style:family="paragraph" style:parent-style-name="Text_20_body">
      <style:text-properties officeooo:rsid="13d0204e" officeooo:paragraph-rsid="13d0204e"/>
    </style:style>
    <style:style style:name="P137" style:family="paragraph" style:parent-style-name="Text_20_body">
      <style:text-properties officeooo:rsid="0d4f8679" officeooo:paragraph-rsid="156a9ba2"/>
    </style:style>
    <style:style style:name="P138" style:family="paragraph" style:parent-style-name="Text_20_body">
      <style:text-properties officeooo:rsid="0d4f8679" officeooo:paragraph-rsid="156d5b88"/>
    </style:style>
    <style:style style:name="P139" style:family="paragraph" style:parent-style-name="Text_20_body">
      <style:text-properties officeooo:paragraph-rsid="1580c02e"/>
    </style:style>
    <style:style style:name="P140" style:family="paragraph" style:parent-style-name="Text_20_body">
      <style:text-properties officeooo:paragraph-rsid="15850cae"/>
    </style:style>
    <style:style style:name="P141" style:family="paragraph" style:parent-style-name="Text_20_body">
      <style:text-properties officeooo:paragraph-rsid="1586ce1d"/>
    </style:style>
    <style:style style:name="P142" style:family="paragraph" style:parent-style-name="Text_20_body">
      <style:text-properties officeooo:rsid="13c0d8ef" officeooo:paragraph-rsid="158a5fa6"/>
    </style:style>
    <style:style style:name="P143" style:family="paragraph" style:parent-style-name="Text_20_body">
      <style:text-properties officeooo:rsid="13c0d8ef" officeooo:paragraph-rsid="158c9be7"/>
    </style:style>
    <style:style style:name="P144" style:family="paragraph" style:parent-style-name="Text_20_body">
      <style:text-properties officeooo:rsid="1593919f" officeooo:paragraph-rsid="15a34713"/>
    </style:style>
    <style:style style:name="P145" style:family="paragraph" style:parent-style-name="Text_20_body">
      <style:text-properties officeooo:rsid="152a4943" officeooo:paragraph-rsid="152a4943"/>
    </style:style>
    <style:style style:name="P146" style:family="paragraph" style:parent-style-name="Text_20_body">
      <style:text-properties officeooo:rsid="137e7779" officeooo:paragraph-rsid="13747a7c"/>
    </style:style>
    <style:style style:name="P147" style:family="paragraph" style:parent-style-name="Text_20_body">
      <style:text-properties officeooo:paragraph-rsid="151c9546"/>
    </style:style>
    <style:style style:name="P148" style:family="paragraph" style:parent-style-name="Text_20_body">
      <style:text-properties officeooo:rsid="15ce1b10" officeooo:paragraph-rsid="15ce1b10"/>
    </style:style>
    <style:style style:name="P149" style:family="paragraph" style:parent-style-name="Text_20_body">
      <style:text-properties officeooo:rsid="1605be8c" officeooo:paragraph-rsid="1605be8c"/>
    </style:style>
    <style:style style:name="P150" style:family="paragraph" style:parent-style-name="Text_20_body">
      <style:text-properties officeooo:rsid="1411b641" officeooo:paragraph-rsid="1615ff0b"/>
    </style:style>
    <style:style style:name="P151" style:family="paragraph" style:parent-style-name="Text_20_body">
      <style:text-properties officeooo:paragraph-rsid="163fb8cd"/>
    </style:style>
    <style:style style:name="P152" style:family="paragraph" style:parent-style-name="Text_20_body">
      <style:text-properties officeooo:rsid="163fb8cd" officeooo:paragraph-rsid="163fb8cd"/>
    </style:style>
    <style:style style:name="P153" style:family="paragraph" style:parent-style-name="List_20_of_20_Items">
      <style:text-properties officeooo:paragraph-rsid="137fe7e5"/>
    </style:style>
    <style:style style:name="P154" style:family="paragraph" style:parent-style-name="List_20_of_20_Items">
      <style:text-properties officeooo:paragraph-rsid="1380252b"/>
    </style:style>
    <style:style style:name="P155" style:family="paragraph" style:parent-style-name="List_20_of_20_Items" style:list-style-name="L3">
      <style:text-properties officeooo:paragraph-rsid="146a468c"/>
    </style:style>
    <style:style style:name="P156" style:family="paragraph" style:parent-style-name="Heading_20_4">
      <style:text-properties officeooo:rsid="1605be8c" officeooo:paragraph-rsid="1605be8c"/>
    </style:style>
    <style:style style:name="P157" style:family="paragraph" style:parent-style-name="Heading_20_4">
      <style:text-properties officeooo:paragraph-rsid="1586ce1d"/>
    </style:style>
    <style:style style:name="P158" style:family="paragraph" style:parent-style-name="Heading_20_4">
      <style:text-properties officeooo:paragraph-rsid="15850cae"/>
    </style:style>
    <style:style style:name="P159" style:family="paragraph" style:parent-style-name="Heading_20_4">
      <style:text-properties officeooo:rsid="13c0d8ef" officeooo:paragraph-rsid="158e69dd"/>
    </style:style>
    <style:style style:name="P160" style:family="paragraph" style:parent-style-name="Heading_20_4">
      <style:text-properties officeooo:paragraph-rsid="15a19515"/>
    </style:style>
    <style:style style:name="P161" style:family="paragraph" style:parent-style-name="Heading_20_4">
      <style:text-properties officeooo:paragraph-rsid="15a87294"/>
    </style:style>
    <style:style style:name="P162" style:family="paragraph" style:parent-style-name="Heading_20_4">
      <style:text-properties officeooo:paragraph-rsid="15b04497"/>
    </style:style>
    <style:style style:name="P163" style:family="paragraph" style:parent-style-name="Heading_20_4">
      <style:text-properties officeooo:rsid="13cc4cb5" officeooo:paragraph-rsid="13cc4cb5"/>
    </style:style>
    <style:style style:name="P164" style:family="paragraph" style:parent-style-name="Heading_20_4">
      <style:text-properties officeooo:rsid="15f3f404" officeooo:paragraph-rsid="15f3f404"/>
    </style:style>
    <style:style style:name="P165" style:family="paragraph" style:parent-style-name="Heading_20_4">
      <style:text-properties officeooo:rsid="149cb747" officeooo:paragraph-rsid="149cb747"/>
    </style:style>
    <style:style style:name="P166" style:family="paragraph" style:parent-style-name="Heading_20_4">
      <style:text-properties officeooo:rsid="155ad101" officeooo:paragraph-rsid="155ad101"/>
    </style:style>
    <style:style style:name="P167" style:family="paragraph" style:parent-style-name="Heading_20_4">
      <style:text-properties officeooo:rsid="13bcde23" officeooo:paragraph-rsid="13bcde23"/>
    </style:style>
    <style:style style:name="P168" style:family="paragraph" style:parent-style-name="Heading_20_4">
      <style:text-properties officeooo:paragraph-rsid="150e47db"/>
    </style:style>
    <style:style style:name="P169" style:family="paragraph" style:parent-style-name="Heading_20_4">
      <style:text-properties style:text-line-through-style="none" style:text-line-through-type="none" officeooo:paragraph-rsid="15171fa3"/>
    </style:style>
    <style:style style:name="P170" style:family="paragraph" style:parent-style-name="Heading_20_4">
      <style:text-properties style:text-line-through-style="none" style:text-line-through-type="none" officeooo:rsid="15548f20" officeooo:paragraph-rsid="15548f20"/>
    </style:style>
    <style:style style:name="P171" style:family="paragraph" style:parent-style-name="Heading_20_4">
      <style:text-properties style:text-line-through-style="none" style:text-line-through-type="none" officeooo:paragraph-rsid="151c9546"/>
    </style:style>
    <style:style style:name="P172" style:family="paragraph" style:parent-style-name="Heading_20_4">
      <style:text-properties officeooo:rsid="15422ce1" officeooo:paragraph-rsid="15422ce1"/>
    </style:style>
    <style:style style:name="P173" style:family="paragraph" style:parent-style-name="Heading_20_4">
      <style:text-properties officeooo:rsid="0d54ac77" officeooo:paragraph-rsid="151de763"/>
    </style:style>
    <style:style style:name="P174" style:family="paragraph" style:parent-style-name="Heading_20_4">
      <style:text-properties officeooo:paragraph-rsid="1520e8af"/>
    </style:style>
    <style:style style:name="P175" style:family="paragraph" style:parent-style-name="Heading_20_4">
      <style:text-properties officeooo:paragraph-rsid="163fb8cd"/>
    </style:style>
    <style:style style:name="P176" style:family="paragraph" style:parent-style-name="Heading_20_4">
      <style:text-properties officeooo:rsid="141098ec" officeooo:paragraph-rsid="145ed598"/>
    </style:style>
    <style:style style:name="P177" style:family="paragraph" style:parent-style-name="Heading_20_4">
      <style:text-properties officeooo:rsid="141098ec" officeooo:paragraph-rsid="141098ec"/>
    </style:style>
    <style:style style:name="P178" style:family="paragraph" style:parent-style-name="Heading_20_4">
      <style:text-properties officeooo:rsid="141098ec" officeooo:paragraph-rsid="1500aac0"/>
    </style:style>
    <style:style style:name="P179" style:family="paragraph" style:parent-style-name="Heading_20_4">
      <style:text-properties officeooo:paragraph-rsid="143c3b61"/>
    </style:style>
    <style:style style:name="P180" style:family="paragraph" style:parent-style-name="Heading_20_4">
      <style:text-properties style:text-line-through-style="solid" style:text-line-through-type="single" officeooo:paragraph-rsid="15292064"/>
    </style:style>
    <style:style style:name="P181" style:family="paragraph" style:parent-style-name="Heading_20_4">
      <style:text-properties style:text-line-through-style="solid" style:text-line-through-type="single" officeooo:paragraph-rsid="15275cd2"/>
    </style:style>
    <style:style style:name="P182" style:family="paragraph" style:parent-style-name="Heading_20_4">
      <style:text-properties style:text-line-through-style="solid" style:text-line-through-type="single" officeooo:paragraph-rsid="1559a500"/>
    </style:style>
    <style:style style:name="P183" style:family="paragraph" style:parent-style-name="Heading_20_4">
      <style:text-properties officeooo:paragraph-rsid="1557da55"/>
    </style:style>
    <style:style style:name="P184" style:family="paragraph" style:parent-style-name="Heading_20_4">
      <style:text-properties officeooo:paragraph-rsid="1560d405"/>
    </style:style>
    <style:style style:name="P185" style:family="paragraph" style:parent-style-name="Heading_20_2">
      <style:text-properties officeooo:rsid="148e1058" officeooo:paragraph-rsid="148e1058"/>
    </style:style>
    <style:style style:name="P186" style:family="paragraph" style:parent-style-name="Heading_20_2">
      <style:text-properties officeooo:rsid="13d0204e" officeooo:paragraph-rsid="13d0204e"/>
    </style:style>
    <style:style style:name="P187" style:family="paragraph" style:parent-style-name="Heading_20_2">
      <style:text-properties officeooo:paragraph-rsid="13d42bec"/>
    </style:style>
    <style:style style:name="P188" style:family="paragraph" style:parent-style-name="Heading_20_2">
      <style:text-properties officeooo:paragraph-rsid="13a74e23"/>
    </style:style>
    <style:style style:name="P189" style:family="paragraph" style:parent-style-name="Heading_20_3">
      <style:text-properties officeooo:paragraph-rsid="1560d405"/>
    </style:style>
    <style:style style:name="P190" style:family="paragraph" style:parent-style-name="Heading_20_1">
      <style:text-properties officeooo:rsid="149276cf" officeooo:paragraph-rsid="149276cf"/>
    </style:style>
    <style:style style:name="P191" style:family="paragraph" style:parent-style-name="Heading_20_1">
      <style:text-properties officeooo:rsid="1580c02e" officeooo:paragraph-rsid="1580c02e"/>
    </style:style>
    <style:style style:name="P192" style:family="paragraph" style:parent-style-name="Heading_20_1" style:master-page-name="Standard">
      <style:paragraph-properties style:page-number="auto"/>
      <style:text-properties officeooo:rsid="137fe7e5" officeooo:paragraph-rsid="137fe7e5"/>
    </style:style>
    <style:style style:name="P193" style:family="paragraph" style:parent-style-name="Text_20_body" style:list-style-name="L1">
      <style:text-properties officeooo:rsid="163ad321" officeooo:paragraph-rsid="163ad321"/>
    </style:style>
    <style:style style:name="P194" style:family="paragraph" style:parent-style-name="Text_20_body" style:list-style-name="L1">
      <style:text-properties officeooo:rsid="148e1058" officeooo:paragraph-rsid="148e1058"/>
    </style:style>
    <style:style style:name="P195" style:family="paragraph" style:parent-style-name="Text_20_body" style:list-style-name="L1">
      <style:text-properties officeooo:rsid="149020c3" officeooo:paragraph-rsid="149020c3"/>
    </style:style>
    <style:style style:name="P196" style:family="paragraph" style:parent-style-name="Text_20_body" style:list-style-name="L1">
      <style:text-properties officeooo:rsid="149132cf" officeooo:paragraph-rsid="149132cf"/>
    </style:style>
    <style:style style:name="P197" style:family="paragraph" style:parent-style-name="Text_20_body" style:list-style-name="L2">
      <style:text-properties officeooo:rsid="13d0204e" officeooo:paragraph-rsid="13d0204e"/>
    </style:style>
    <style:style style:name="P198" style:family="paragraph" style:parent-style-name="Text_20_body">
      <style:text-properties officeooo:rsid="13d0204e" officeooo:paragraph-rsid="13d0204e"/>
    </style:style>
    <style:style style:name="P199" style:family="paragraph" style:parent-style-name="Text_20_body" style:list-style-name="L2">
      <style:text-properties officeooo:rsid="13d18cce" officeooo:paragraph-rsid="13d18cce"/>
    </style:style>
    <style:style style:name="P200" style:family="paragraph" style:parent-style-name="Text_20_body" style:list-style-name="L4">
      <style:text-properties style:text-line-through-style="solid" style:text-line-through-type="single" officeooo:rsid="149276cf" officeooo:paragraph-rsid="149276cf"/>
    </style:style>
    <style:style style:name="P201" style:family="paragraph" style:parent-style-name="Text_20_body" style:list-style-name="L4">
      <style:text-properties officeooo:rsid="1643527e" officeooo:paragraph-rsid="1643527e"/>
    </style:style>
    <style:style style:name="P202" style:family="paragraph" style:parent-style-name="Text_20_body" style:list-style-name="L5">
      <style:text-properties fo:font-style="normal" officeooo:rsid="16202f6a" officeooo:paragraph-rsid="16202f6a" style:font-style-asian="normal" style:font-style-complex="normal"/>
    </style:style>
    <style:style style:name="P203" style:family="paragraph" style:parent-style-name="Text_20_body" style:list-style-name="L5">
      <style:text-properties fo:font-style="normal" officeooo:rsid="160cca47" officeooo:paragraph-rsid="160cca47" style:font-style-asian="normal" style:font-style-complex="normal"/>
    </style:style>
    <style:style style:name="P204" style:family="paragraph" style:parent-style-name="Text_20_body" style:list-style-name="L5">
      <style:text-properties fo:font-style="normal" officeooo:rsid="15e36a64" officeooo:paragraph-rsid="15e3bb24" style:font-style-asian="normal" style:font-style-complex="normal"/>
    </style:style>
    <style:style style:name="P205" style:family="paragraph" style:parent-style-name="Text_20_body" style:list-style-name="L7">
      <style:text-properties fo:font-style="normal" officeooo:rsid="144a1a9b" officeooo:paragraph-rsid="1495a07d" style:font-style-asian="normal" style:font-style-complex="normal"/>
    </style:style>
    <style:style style:name="P206" style:family="paragraph" style:parent-style-name="Text_20_body" style:list-style-name="L7">
      <style:text-properties fo:font-style="normal" officeooo:rsid="14d144fa" officeooo:paragraph-rsid="14d144fa" style:font-style-asian="normal" style:font-style-complex="normal"/>
    </style:style>
    <style:style style:name="P207" style:family="paragraph" style:parent-style-name="Text_20_body" style:list-style-name="L8">
      <style:text-properties fo:font-style="normal" officeooo:rsid="143e0ec8" officeooo:paragraph-rsid="149276cf" style:font-style-asian="normal" style:font-style-complex="normal"/>
    </style:style>
    <style:style style:name="P208" style:family="paragraph" style:parent-style-name="Text_20_body" style:list-style-name="L9">
      <style:text-properties fo:font-style="normal" officeooo:rsid="143e0ec8" officeooo:paragraph-rsid="149276cf" style:font-style-asian="normal" style:font-style-complex="normal"/>
    </style:style>
    <style:style style:name="P209" style:family="paragraph" style:parent-style-name="Text_20_body" style:list-style-name="L8">
      <style:text-properties fo:font-style="normal" officeooo:rsid="14e1d97f" officeooo:paragraph-rsid="14e1d97f" style:font-style-asian="normal" style:font-style-complex="normal"/>
    </style:style>
    <style:style style:name="P210" style:family="paragraph" style:parent-style-name="Text_20_body" style:list-style-name="L8">
      <style:text-properties fo:font-style="normal" officeooo:rsid="15daf212" officeooo:paragraph-rsid="15daf212" style:font-style-asian="normal" style:font-style-complex="normal"/>
    </style:style>
    <style:style style:name="P211" style:family="paragraph" style:parent-style-name="Text_20_body" style:list-style-name="L9">
      <style:text-properties fo:font-style="normal" officeooo:rsid="14194ebf" officeooo:paragraph-rsid="149276cf" style:font-style-asian="normal" style:font-style-complex="normal"/>
    </style:style>
    <style:style style:name="P212" style:family="paragraph" style:parent-style-name="Text_20_body" style:list-style-name="L9">
      <style:text-properties fo:font-style="normal" officeooo:rsid="141afdd9" officeooo:paragraph-rsid="149276cf" style:font-style-asian="normal" style:font-style-complex="normal"/>
    </style:style>
    <style:style style:name="P213" style:family="paragraph" style:parent-style-name="Text_20_body" style:list-style-name="L9">
      <style:text-properties fo:font-style="normal" officeooo:rsid="141af418" officeooo:paragraph-rsid="149276cf" style:font-style-asian="normal" style:font-style-complex="normal"/>
    </style:style>
    <style:style style:name="P214" style:family="paragraph" style:parent-style-name="Text_20_body" style:list-style-name="L9">
      <style:text-properties fo:font-style="normal" officeooo:rsid="1445805e" officeooo:paragraph-rsid="149276cf" style:font-style-asian="normal" style:font-style-complex="normal"/>
    </style:style>
    <style:style style:name="P215" style:family="paragraph" style:parent-style-name="Text_20_body" style:list-style-name="L9">
      <style:text-properties fo:font-style="normal" officeooo:rsid="1502e9ca" officeooo:paragraph-rsid="1502e9ca" style:font-style-asian="normal" style:font-style-complex="normal"/>
    </style:style>
    <style:style style:name="P216" style:family="paragraph" style:parent-style-name="Text_20_body" style:list-style-name="L9">
      <style:text-properties fo:font-style="normal" officeooo:rsid="14c07c31" officeooo:paragraph-rsid="14c07c31" style:font-style-asian="normal" style:font-style-complex="normal"/>
    </style:style>
    <style:style style:name="P217" style:family="paragraph" style:parent-style-name="Text_20_body" style:list-style-name="L9">
      <style:text-properties fo:font-style="normal" officeooo:rsid="14c07c31" officeooo:paragraph-rsid="14c115cd" style:font-style-asian="normal" style:font-style-complex="normal"/>
    </style:style>
    <style:style style:name="P218" style:family="paragraph" style:parent-style-name="Text_20_body" style:list-style-name="L9">
      <style:text-properties fo:font-style="normal" officeooo:rsid="149880ca" officeooo:paragraph-rsid="149880ca" style:font-style-asian="normal" style:font-style-complex="normal"/>
    </style:style>
    <style:style style:name="P219" style:family="paragraph" style:parent-style-name="Text_20_body" style:list-style-name="L9">
      <style:text-properties fo:font-style="normal" officeooo:rsid="1499d0f4" officeooo:paragraph-rsid="1499d0f4" style:font-style-asian="normal" style:font-style-complex="normal"/>
    </style:style>
    <style:style style:name="P220" style:family="paragraph" style:parent-style-name="Text_20_body" style:list-style-name="L9">
      <style:text-properties fo:font-style="normal" officeooo:rsid="14c1be19" officeooo:paragraph-rsid="14d552e1" style:font-style-asian="normal" style:font-style-complex="normal"/>
    </style:style>
    <style:style style:name="P221" style:family="paragraph" style:parent-style-name="Text_20_body" style:list-style-name="L9">
      <style:text-properties fo:font-style="normal" officeooo:rsid="14d552e1" officeooo:paragraph-rsid="14d552e1" style:font-style-asian="normal" style:font-style-complex="normal"/>
    </style:style>
    <style:style style:name="P222" style:family="paragraph" style:parent-style-name="Text_20_body" style:list-style-name="L14">
      <style:text-properties fo:font-style="normal" officeooo:rsid="0d7362c4" officeooo:paragraph-rsid="151de763" style:font-style-asian="normal" style:font-style-complex="normal"/>
    </style:style>
    <style:style style:name="P223" style:family="paragraph" style:parent-style-name="Text_20_body" style:list-style-name="L16">
      <style:text-properties fo:font-style="normal" officeooo:rsid="0d7362c4" officeooo:paragraph-rsid="1557da55" style:font-style-asian="normal" style:font-style-complex="normal"/>
    </style:style>
    <style:style style:name="P224" style:family="paragraph" style:parent-style-name="Text_20_body">
      <style:text-properties fo:font-style="normal" officeooo:rsid="15964b09" officeooo:paragraph-rsid="15964b09" style:font-style-asian="normal" style:font-style-complex="normal"/>
    </style:style>
    <style:style style:name="P225" style:family="paragraph" style:parent-style-name="Text_20_body">
      <style:text-properties fo:font-style="normal" officeooo:rsid="15964b09" officeooo:paragraph-rsid="15ad82a0" style:font-style-asian="normal" style:font-style-complex="normal"/>
    </style:style>
    <style:style style:name="P226" style:family="paragraph" style:parent-style-name="Text_20_body">
      <style:text-properties fo:font-style="normal" officeooo:rsid="15964b09" officeooo:paragraph-rsid="15a19515" style:font-style-asian="normal" style:font-style-complex="normal"/>
    </style:style>
    <style:style style:name="P227" style:family="paragraph" style:parent-style-name="Text_20_body">
      <style:text-properties fo:font-style="normal" officeooo:rsid="15964b09" officeooo:paragraph-rsid="15a87294" style:font-style-asian="normal" style:font-style-complex="normal"/>
    </style:style>
    <style:style style:name="P228" style:family="paragraph" style:parent-style-name="Text_20_body">
      <style:text-properties fo:font-style="normal" officeooo:rsid="15964b09" officeooo:paragraph-rsid="15b04497" style:font-style-asian="normal" style:font-style-complex="normal"/>
    </style:style>
    <style:style style:name="P229" style:family="paragraph" style:parent-style-name="Text_20_body">
      <style:text-properties fo:font-style="normal" officeooo:rsid="13dcc169" officeooo:paragraph-rsid="13dcc169" style:font-style-asian="normal" style:font-style-complex="normal"/>
    </style:style>
    <style:style style:name="P230" style:family="paragraph" style:parent-style-name="Text_20_body">
      <style:text-properties fo:font-style="normal" officeooo:rsid="01055826" officeooo:paragraph-rsid="139e9568" style:font-style-asian="normal" style:font-style-complex="normal"/>
    </style:style>
    <style:style style:name="P231" style:family="paragraph" style:parent-style-name="Text_20_body">
      <style:text-properties fo:font-style="normal" officeooo:rsid="13c158ee" officeooo:paragraph-rsid="13c158ee" style:font-style-asian="normal" style:font-style-complex="normal"/>
    </style:style>
    <style:style style:name="P232" style:family="paragraph" style:parent-style-name="Text_20_body">
      <style:text-properties fo:font-style="normal" officeooo:rsid="13b1a615" officeooo:paragraph-rsid="155ad101" style:font-style-asian="normal" style:font-style-complex="normal"/>
    </style:style>
    <style:style style:name="P233" style:family="paragraph" style:parent-style-name="Text_20_body">
      <style:text-properties fo:font-style="normal" officeooo:rsid="0d867a25" officeooo:paragraph-rsid="1559a500" style:font-style-asian="normal" style:font-style-complex="normal"/>
    </style:style>
    <style:style style:name="P234" style:family="paragraph" style:parent-style-name="Text_20_body">
      <style:text-properties fo:font-style="normal" officeooo:rsid="0d54d0aa" officeooo:paragraph-rsid="1560d405" style:font-style-asian="normal" style:font-style-complex="normal"/>
    </style:style>
    <style:style style:name="P235" style:family="paragraph" style:parent-style-name="Text_20_body" style:list-style-name="L6">
      <style:text-properties officeooo:paragraph-rsid="14b940c8"/>
    </style:style>
    <style:style style:name="P236" style:family="paragraph" style:parent-style-name="Text_20_body" style:list-style-name="L6">
      <style:text-properties officeooo:paragraph-rsid="1493d7b6"/>
    </style:style>
    <style:style style:name="P237" style:family="paragraph" style:parent-style-name="Text_20_body" style:list-style-name="L6">
      <style:text-properties officeooo:rsid="13dfae71" officeooo:paragraph-rsid="150a85c6"/>
    </style:style>
    <style:style style:name="P238" style:family="paragraph" style:parent-style-name="Text_20_body">
      <style:text-properties officeooo:rsid="13dfae71" officeooo:paragraph-rsid="152ebd51"/>
    </style:style>
    <style:style style:name="P239" style:family="paragraph" style:parent-style-name="Text_20_body">
      <style:text-properties officeooo:rsid="13dfae71" officeooo:paragraph-rsid="152fb8ff"/>
    </style:style>
    <style:style style:name="P240" style:family="paragraph" style:parent-style-name="Text_20_body">
      <style:text-properties officeooo:rsid="13dfae71" officeooo:paragraph-rsid="152fc742"/>
    </style:style>
    <style:style style:name="P241" style:family="paragraph" style:parent-style-name="Text_20_body">
      <style:text-properties officeooo:rsid="13dfae71" officeooo:paragraph-rsid="1544374f"/>
    </style:style>
    <style:style style:name="P242" style:family="paragraph" style:parent-style-name="Text_20_body">
      <style:text-properties officeooo:rsid="13dfae71" officeooo:paragraph-rsid="15566d61"/>
    </style:style>
    <style:style style:name="P243" style:family="paragraph" style:parent-style-name="Text_20_body">
      <style:text-properties officeooo:rsid="13dfae71" officeooo:paragraph-rsid="14db0b0e"/>
    </style:style>
    <style:style style:name="P244" style:family="paragraph" style:parent-style-name="Text_20_body">
      <style:text-properties officeooo:rsid="13dfae71" officeooo:paragraph-rsid="1608d7b3"/>
    </style:style>
    <style:style style:name="P245" style:family="paragraph" style:parent-style-name="Text_20_body">
      <style:text-properties officeooo:rsid="13dfae71" officeooo:paragraph-rsid="141098ec"/>
    </style:style>
    <style:style style:name="P246" style:family="paragraph" style:parent-style-name="Text_20_body">
      <style:text-properties officeooo:rsid="13dfae71" officeooo:paragraph-rsid="160928b7"/>
    </style:style>
    <style:style style:name="P247" style:family="paragraph" style:parent-style-name="Text_20_body">
      <style:text-properties officeooo:rsid="13dfae71" officeooo:paragraph-rsid="160a6509"/>
    </style:style>
    <style:style style:name="P248" style:family="paragraph" style:parent-style-name="Text_20_body">
      <style:text-properties officeooo:rsid="13dfae71" officeooo:paragraph-rsid="1411859a"/>
    </style:style>
    <style:style style:name="P249" style:family="paragraph" style:parent-style-name="Text_20_body">
      <style:text-properties officeooo:rsid="13dfae71" officeooo:paragraph-rsid="16413d4a"/>
    </style:style>
    <style:style style:name="P250" style:family="paragraph" style:parent-style-name="Text_20_body">
      <style:text-properties officeooo:rsid="13dfae71" officeooo:paragraph-rsid="16072943"/>
    </style:style>
    <style:style style:name="P251" style:family="paragraph" style:parent-style-name="Text_20_body" style:list-style-name="L6">
      <style:text-properties officeooo:rsid="15e29d4f" officeooo:paragraph-rsid="15e29d4f"/>
    </style:style>
    <style:style style:name="P252" style:family="paragraph" style:parent-style-name="Text_20_body" style:list-style-name="L10">
      <style:text-properties officeooo:rsid="13747a7c" officeooo:paragraph-rsid="13747a7c"/>
    </style:style>
    <style:style style:name="P253" style:family="paragraph" style:parent-style-name="Text_20_body" style:list-style-name="L10">
      <style:text-properties officeooo:rsid="13744762" officeooo:paragraph-rsid="137c483e"/>
    </style:style>
    <style:style style:name="P254" style:family="paragraph" style:parent-style-name="Text_20_body" style:list-style-name="L11">
      <style:text-properties officeooo:rsid="152a4943" officeooo:paragraph-rsid="152a4943"/>
    </style:style>
    <style:style style:name="P255" style:family="paragraph" style:parent-style-name="Text_20_body">
      <style:text-properties officeooo:rsid="152a4943" officeooo:paragraph-rsid="152a4943"/>
    </style:style>
    <style:style style:name="P256" style:family="paragraph" style:parent-style-name="Text_20_body" style:list-style-name="L12">
      <style:text-properties officeooo:rsid="0d6b7974" officeooo:paragraph-rsid="15171fa3"/>
    </style:style>
    <style:style style:name="P257" style:family="paragraph" style:parent-style-name="Text_20_body">
      <style:text-properties officeooo:rsid="0d6b7974" officeooo:paragraph-rsid="15171fa3"/>
    </style:style>
    <style:style style:name="P258" style:family="paragraph" style:parent-style-name="Text_20_body" style:list-style-name="L12">
      <style:text-properties officeooo:rsid="153595a2" officeooo:paragraph-rsid="153595a2"/>
    </style:style>
    <style:style style:name="P259" style:family="paragraph" style:parent-style-name="Text_20_body" style:list-style-name="L13">
      <style:text-properties officeooo:rsid="15483f56" officeooo:paragraph-rsid="154cff7b"/>
    </style:style>
    <style:style style:name="P260" style:family="paragraph" style:parent-style-name="Text_20_body" style:list-style-name="L14">
      <style:text-properties officeooo:rsid="0d7d4d88" officeooo:paragraph-rsid="151de763"/>
    </style:style>
    <style:style style:name="P261" style:family="paragraph" style:parent-style-name="Text_20_body">
      <style:text-properties officeooo:rsid="0d7d4d88" officeooo:paragraph-rsid="151de763"/>
    </style:style>
    <style:style style:name="P262" style:family="paragraph" style:parent-style-name="Text_20_body" style:list-style-name="L15">
      <style:text-properties officeooo:rsid="0ef2a0a4" officeooo:paragraph-rsid="13841ffc"/>
    </style:style>
    <style:style style:name="P263" style:family="paragraph" style:parent-style-name="Text_20_body" style:list-style-name="L16">
      <style:text-properties officeooo:rsid="0d8d8e27" officeooo:paragraph-rsid="1557da55"/>
    </style:style>
    <style:style style:name="P264" style:family="paragraph" style:parent-style-name="Text_20_body" style:list-style-name="L17">
      <style:text-properties officeooo:paragraph-rsid="1560d405"/>
    </style:style>
    <style:style style:name="P265" style:family="paragraph" style:parent-style-name="Text_20_body" style:list-style-name="L18">
      <style:text-properties officeooo:rsid="0da495f4" officeooo:paragraph-rsid="1560d405"/>
    </style:style>
    <style:style style:name="P266" style:family="paragraph" style:parent-style-name="Text_20_body">
      <style:text-properties officeooo:rsid="1605be8c" officeooo:paragraph-rsid="1605be8c"/>
    </style:style>
    <style:style style:name="P267" style:family="paragraph" style:parent-style-name="Text_20_body">
      <style:text-properties officeooo:paragraph-rsid="1586ce1d"/>
    </style:style>
    <style:style style:name="P268" style:family="paragraph" style:parent-style-name="Text_20_body">
      <style:text-properties fo:font-style="italic" officeooo:rsid="13c0d8ef" officeooo:paragraph-rsid="1587006e" style:font-style-asian="italic" style:font-style-complex="italic"/>
    </style:style>
    <style:style style:name="P269" style:family="paragraph" style:parent-style-name="Text_20_body">
      <style:text-properties fo:font-style="italic" officeooo:rsid="159103c5" officeooo:paragraph-rsid="159103c5" style:font-style-asian="italic" style:font-style-complex="italic"/>
    </style:style>
    <style:style style:name="P270" style:family="paragraph" style:parent-style-name="Text_20_body">
      <style:text-properties fo:font-style="italic" officeooo:rsid="159103c5" officeooo:paragraph-rsid="15919391" style:font-style-asian="italic" style:font-style-complex="italic"/>
    </style:style>
    <style:style style:name="P271" style:family="paragraph" style:parent-style-name="Text_20_body">
      <style:text-properties fo:font-style="italic" officeooo:rsid="159103c5" officeooo:paragraph-rsid="159f04a0" style:font-style-asian="italic" style:font-style-complex="italic"/>
    </style:style>
    <style:style style:name="P272" style:family="paragraph" style:parent-style-name="Text_20_body">
      <style:text-properties fo:font-style="italic" officeooo:rsid="159103c5" officeooo:paragraph-rsid="15a19515" style:font-style-asian="italic" style:font-style-complex="italic"/>
    </style:style>
    <style:style style:name="P273" style:family="paragraph" style:parent-style-name="Text_20_body">
      <style:text-properties fo:font-style="italic" officeooo:rsid="159103c5" officeooo:paragraph-rsid="15a87294" style:font-style-asian="italic" style:font-style-complex="italic"/>
    </style:style>
    <style:style style:name="P274" style:family="paragraph" style:parent-style-name="Text_20_body">
      <style:text-properties fo:font-style="italic" officeooo:rsid="159103c5" officeooo:paragraph-rsid="15b04497" style:font-style-asian="italic" style:font-style-complex="italic"/>
    </style:style>
    <style:style style:name="P275" style:family="paragraph" style:parent-style-name="Text_20_body">
      <style:text-properties fo:font-style="italic" officeooo:rsid="1593919f" officeooo:paragraph-rsid="15a4d87c" style:font-style-asian="italic" style:font-style-complex="italic"/>
    </style:style>
    <style:style style:name="P276" style:family="paragraph" style:parent-style-name="Text_20_body">
      <style:text-properties fo:font-style="italic" officeooo:rsid="1593919f" officeooo:paragraph-rsid="15a19515" style:font-style-asian="italic" style:font-style-complex="italic"/>
    </style:style>
    <style:style style:name="P277" style:family="paragraph" style:parent-style-name="Text_20_body">
      <style:text-properties fo:font-style="italic" officeooo:rsid="1593919f" officeooo:paragraph-rsid="15a87294" style:font-style-asian="italic" style:font-style-complex="italic"/>
    </style:style>
    <style:style style:name="P278" style:family="paragraph" style:parent-style-name="Text_20_body">
      <style:text-properties fo:font-style="italic" officeooo:rsid="1593919f" officeooo:paragraph-rsid="15b0ee59" style:font-style-asian="italic" style:font-style-complex="italic"/>
    </style:style>
    <style:style style:name="P279" style:family="paragraph" style:parent-style-name="Text_20_body">
      <style:text-properties fo:font-style="italic" officeooo:rsid="1372e044" officeooo:paragraph-rsid="1372e044" style:font-style-asian="italic" style:font-style-complex="italic"/>
    </style:style>
    <style:style style:name="P280" style:family="paragraph" style:parent-style-name="Text_20_body">
      <style:text-properties fo:font-style="italic" officeooo:rsid="13af2e8e" officeooo:paragraph-rsid="155cc408" style:font-style-asian="italic" style:font-style-complex="italic"/>
    </style:style>
    <style:style style:name="P281" style:family="paragraph" style:parent-style-name="Text_20_body">
      <style:text-properties fo:font-style="italic" officeooo:rsid="13af2e8e" officeooo:paragraph-rsid="14a2bfb5" style:font-style-asian="italic" style:font-style-complex="italic"/>
    </style:style>
    <style:style style:name="P282" style:family="paragraph" style:parent-style-name="Text_20_body">
      <style:text-properties fo:font-style="italic" officeooo:rsid="13af2e8e" officeooo:paragraph-rsid="14a46d87" style:font-style-asian="italic" style:font-style-complex="italic"/>
    </style:style>
    <style:style style:name="P283" style:family="paragraph" style:parent-style-name="Text_20_body">
      <style:text-properties fo:font-style="italic" officeooo:rsid="13af2e8e" officeooo:paragraph-rsid="14e7844a" style:font-style-asian="italic" style:font-style-complex="italic"/>
    </style:style>
    <style:style style:name="P284" style:family="paragraph" style:parent-style-name="Text_20_body">
      <style:text-properties fo:font-style="italic" officeooo:rsid="13859bab" officeooo:paragraph-rsid="13859bab" style:font-style-asian="italic" style:font-style-complex="italic"/>
    </style:style>
    <style:style style:name="P285" style:family="paragraph" style:parent-style-name="Text_20_body">
      <style:text-properties fo:font-style="italic" officeooo:rsid="138dd79b" officeooo:paragraph-rsid="138dd79b" style:font-style-asian="italic" style:font-style-complex="italic"/>
    </style:style>
    <style:style style:name="P286" style:family="paragraph" style:parent-style-name="Text_20_body">
      <style:text-properties officeooo:rsid="13c0d8ef" officeooo:paragraph-rsid="158a5fa6"/>
    </style:style>
    <style:style style:name="P287" style:family="paragraph" style:parent-style-name="Text_20_body">
      <style:text-properties officeooo:rsid="13c0d8ef" officeooo:paragraph-rsid="158c9be7"/>
    </style:style>
    <style:style style:name="P288" style:family="paragraph" style:parent-style-name="Text_20_body">
      <style:text-properties officeooo:paragraph-rsid="1580c02e"/>
    </style:style>
    <style:style style:name="P289" style:family="paragraph" style:parent-style-name="Text_20_body">
      <style:text-properties officeooo:paragraph-rsid="15850cae"/>
    </style:style>
    <style:style style:name="P290" style:family="paragraph" style:parent-style-name="Text_20_body">
      <style:text-properties officeooo:rsid="1593919f" officeooo:paragraph-rsid="15a34713"/>
    </style:style>
    <style:style style:name="P291" style:family="paragraph" style:parent-style-name="Text_20_body">
      <style:text-properties officeooo:rsid="137557e7" officeooo:paragraph-rsid="137557e7"/>
    </style:style>
    <style:style style:name="P292" style:family="paragraph" style:parent-style-name="Text_20_body">
      <style:text-properties officeooo:rsid="137e7779" officeooo:paragraph-rsid="13747a7c"/>
    </style:style>
    <style:style style:name="P293" style:family="paragraph" style:parent-style-name="Text_20_body">
      <style:text-properties officeooo:rsid="0d4f8679" officeooo:paragraph-rsid="156a9ba2"/>
    </style:style>
    <style:style style:name="P294" style:family="paragraph" style:parent-style-name="Text_20_body">
      <style:text-properties officeooo:rsid="0d4f8679" officeooo:paragraph-rsid="156d5b88"/>
    </style:style>
    <style:style style:name="P295" style:family="paragraph" style:parent-style-name="Text_20_body">
      <style:text-properties officeooo:rsid="13ce209b" officeooo:paragraph-rsid="13dcdb23"/>
    </style:style>
    <style:style style:name="P296" style:family="paragraph" style:parent-style-name="Text_20_body">
      <style:text-properties officeooo:paragraph-rsid="14d336da"/>
    </style:style>
    <style:style style:name="P297" style:family="paragraph" style:parent-style-name="Text_20_body">
      <style:text-properties officeooo:rsid="14ef3a03" officeooo:paragraph-rsid="14ef3a03"/>
    </style:style>
    <style:style style:name="P298" style:family="paragraph" style:parent-style-name="Text_20_body">
      <style:text-properties officeooo:rsid="13af2e8e" officeooo:paragraph-rsid="13af2e8e"/>
    </style:style>
    <style:style style:name="P299" style:family="paragraph" style:parent-style-name="Text_20_body">
      <style:text-properties officeooo:paragraph-rsid="14052f0b"/>
    </style:style>
    <style:style style:name="P300" style:family="paragraph" style:parent-style-name="Text_20_body">
      <style:text-properties officeooo:paragraph-rsid="13e21ded"/>
    </style:style>
    <style:style style:name="P301" style:family="paragraph" style:parent-style-name="Text_20_body">
      <style:text-properties officeooo:rsid="0d5148cd" officeooo:paragraph-rsid="15c31d1c"/>
    </style:style>
    <style:style style:name="P302" style:family="paragraph" style:parent-style-name="Text_20_body">
      <style:text-properties officeooo:rsid="0d5148cd" officeooo:paragraph-rsid="150e47db"/>
    </style:style>
    <style:style style:name="P303" style:family="paragraph" style:parent-style-name="Text_20_body">
      <style:text-properties officeooo:rsid="15457144" officeooo:paragraph-rsid="154cff7b"/>
    </style:style>
    <style:style style:name="P304" style:family="paragraph" style:parent-style-name="Text_20_body">
      <style:text-properties officeooo:rsid="1555171b" officeooo:paragraph-rsid="1555171b"/>
    </style:style>
    <style:style style:name="P305" style:family="paragraph" style:parent-style-name="Text_20_body">
      <style:text-properties officeooo:rsid="15ce1b10" officeooo:paragraph-rsid="15ce1b10"/>
    </style:style>
    <style:style style:name="P306" style:family="paragraph" style:parent-style-name="Text_20_body">
      <style:text-properties officeooo:paragraph-rsid="151c9546"/>
    </style:style>
    <style:style style:name="P307" style:family="paragraph" style:parent-style-name="Text_20_body">
      <style:text-properties officeooo:rsid="155f45cf" officeooo:paragraph-rsid="155f45cf"/>
    </style:style>
    <style:style style:name="P308" style:family="paragraph" style:parent-style-name="Text_20_body">
      <style:text-properties officeooo:rsid="1557da55" officeooo:paragraph-rsid="1557da55"/>
    </style:style>
    <style:style style:name="P309" style:family="paragraph" style:parent-style-name="Text_20_body">
      <style:text-properties officeooo:rsid="0d894409" officeooo:paragraph-rsid="1520e8af"/>
    </style:style>
    <style:style style:name="P310" style:family="paragraph" style:parent-style-name="Text_20_body">
      <style:text-properties officeooo:paragraph-rsid="163fb8cd"/>
    </style:style>
    <style:style style:name="P311" style:family="paragraph" style:parent-style-name="Text_20_body">
      <style:text-properties officeooo:rsid="163fb8cd" officeooo:paragraph-rsid="163fb8cd"/>
    </style:style>
    <style:style style:name="P312" style:family="paragraph" style:parent-style-name="Text_20_body">
      <style:text-properties officeooo:rsid="14fe9223" officeooo:paragraph-rsid="13eb767d"/>
    </style:style>
    <style:style style:name="P313" style:family="paragraph" style:parent-style-name="Text_20_body">
      <style:text-properties officeooo:rsid="145ed598" officeooo:paragraph-rsid="145ed598"/>
    </style:style>
    <style:style style:name="P314" style:family="paragraph" style:parent-style-name="Text_20_body">
      <style:text-properties officeooo:rsid="141098ec" officeooo:paragraph-rsid="141098ec"/>
    </style:style>
    <style:style style:name="P315" style:family="paragraph" style:parent-style-name="Text_20_body">
      <style:text-properties officeooo:rsid="15053b3d" officeooo:paragraph-rsid="15053b3d"/>
    </style:style>
    <style:style style:name="P316" style:family="paragraph" style:parent-style-name="Text_20_body">
      <style:text-properties officeooo:rsid="1410b4c0" officeooo:paragraph-rsid="14851ed8"/>
    </style:style>
    <style:style style:name="P317" style:family="paragraph" style:parent-style-name="Text_20_body">
      <style:text-properties officeooo:rsid="1410b4c0" officeooo:paragraph-rsid="162a42a9"/>
    </style:style>
    <style:style style:name="P318" style:family="paragraph" style:parent-style-name="Text_20_body">
      <style:text-properties officeooo:rsid="1411b641" officeooo:paragraph-rsid="1615ff0b"/>
    </style:style>
    <style:style style:name="P319" style:family="paragraph" style:parent-style-name="Text_20_body">
      <style:text-properties officeooo:rsid="150c7227" officeooo:paragraph-rsid="150c7227"/>
    </style:style>
    <style:style style:name="P320" style:family="paragraph" style:parent-style-name="Text_20_body">
      <style:text-properties officeooo:rsid="0df31025" officeooo:paragraph-rsid="150c7227"/>
    </style:style>
    <style:style style:name="P321" style:family="paragraph" style:parent-style-name="Text_20_body">
      <style:text-properties officeooo:rsid="140e37fc" officeooo:paragraph-rsid="143c3b61"/>
    </style:style>
    <style:style style:name="P322" style:family="paragraph" style:parent-style-name="Text_20_body">
      <style:text-properties officeooo:rsid="0ec273af" officeooo:paragraph-rsid="13841ffc"/>
    </style:style>
    <style:style style:name="P323" style:family="paragraph" style:parent-style-name="Text_20_body">
      <style:text-properties officeooo:rsid="0ef3871c" officeooo:paragraph-rsid="13841ffc"/>
    </style:style>
    <style:style style:name="P324" style:family="paragraph" style:parent-style-name="Text_20_body">
      <style:text-properties officeooo:rsid="0ef69103" officeooo:paragraph-rsid="13841ffc"/>
    </style:style>
    <style:style style:name="P325" style:family="paragraph" style:parent-style-name="Text_20_body">
      <style:text-properties officeooo:rsid="0ef71cba" officeooo:paragraph-rsid="13841ffc"/>
    </style:style>
    <style:style style:name="P326" style:family="paragraph" style:parent-style-name="Text_20_body">
      <style:text-properties officeooo:rsid="1386d3ac" officeooo:paragraph-rsid="14db0b0e"/>
    </style:style>
    <style:style style:name="P327" style:family="paragraph" style:parent-style-name="Text_20_body">
      <style:text-properties officeooo:rsid="1386d3ac" officeooo:paragraph-rsid="1386d3ac"/>
    </style:style>
    <style:style style:name="P328" style:family="paragraph" style:parent-style-name="Text_20_body">
      <style:text-properties officeooo:rsid="13859bab" officeooo:paragraph-rsid="13859bab"/>
    </style:style>
    <style:style style:name="P329" style:family="paragraph" style:parent-style-name="Text_20_body">
      <style:text-properties officeooo:rsid="138feddf" officeooo:paragraph-rsid="138feddf"/>
    </style:style>
    <style:style style:name="P330" style:family="paragraph" style:parent-style-name="Text_20_body">
      <style:text-properties officeooo:rsid="138fa425" officeooo:paragraph-rsid="138fa425"/>
    </style:style>
    <style:style style:name="P331" style:family="paragraph" style:parent-style-name="Text_20_body">
      <style:text-properties style:text-line-through-style="none" style:text-line-through-type="none" officeooo:rsid="13ce209b" officeooo:paragraph-rsid="15292064"/>
    </style:style>
    <style:style style:name="P332"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333" style:family="paragraph" style:parent-style-name="Text_20_body">
      <style:text-properties officeooo:rsid="0d89b19f" officeooo:paragraph-rsid="15275cd2"/>
    </style:style>
    <style:style style:name="P334" style:family="paragraph" style:parent-style-name="Text_20_body">
      <style:text-properties officeooo:rsid="0d8b9d8d" officeooo:paragraph-rsid="15275cd2"/>
    </style:style>
    <style:style style:name="P335" style:family="paragraph" style:parent-style-name="Text_20_body">
      <style:text-properties officeooo:rsid="13ad2102" officeooo:paragraph-rsid="15275cd2"/>
    </style:style>
    <style:style style:name="P336" style:family="paragraph" style:parent-style-name="Text_20_body">
      <style:text-properties officeooo:rsid="152563b3" officeooo:paragraph-rsid="1557da55"/>
    </style:style>
    <style:style style:name="P337" style:family="paragraph" style:parent-style-name="Text_20_body">
      <style:text-properties officeooo:rsid="0d8cc553" officeooo:paragraph-rsid="1557da55"/>
    </style:style>
    <style:style style:name="P338" style:family="paragraph" style:parent-style-name="Text_20_body">
      <style:text-properties officeooo:rsid="151ed4c2" officeooo:paragraph-rsid="1559a500"/>
    </style:style>
    <style:style style:name="P339" style:family="paragraph" style:parent-style-name="Text_20_body">
      <style:text-properties officeooo:rsid="152312f1" officeooo:paragraph-rsid="1559a500"/>
    </style:style>
    <style:style style:name="P340" style:family="paragraph" style:parent-style-name="Text_20_body">
      <style:text-properties officeooo:rsid="0d7aa05a" officeooo:paragraph-rsid="1560d405"/>
    </style:style>
    <style:style style:name="P341" style:family="paragraph" style:parent-style-name="Text_20_body">
      <style:text-properties officeooo:rsid="0d93aa24" officeooo:paragraph-rsid="1560d405"/>
    </style:style>
    <style:style style:name="P342" style:family="paragraph" style:parent-style-name="Text_20_body">
      <style:text-properties officeooo:rsid="0d95252a" officeooo:paragraph-rsid="1560d405"/>
    </style:style>
    <style:style style:name="P343" style:family="paragraph" style:parent-style-name="Text_20_body">
      <style:text-properties officeooo:rsid="0d9611f4" officeooo:paragraph-rsid="1560d405"/>
    </style:style>
    <style:style style:name="P344" style:family="paragraph" style:parent-style-name="Text_20_body">
      <style:text-properties officeooo:rsid="0da2738f" officeooo:paragraph-rsid="1560d405"/>
    </style:style>
    <style:style style:name="P345" style:family="paragraph" style:parent-style-name="Text_20_body">
      <style:text-properties officeooo:rsid="0da7f5cb" officeooo:paragraph-rsid="1560d405"/>
    </style:style>
    <style:style style:name="P346" style:family="paragraph" style:parent-style-name="Text_20_body">
      <style:text-properties officeooo:rsid="0d5ac793" officeooo:paragraph-rsid="1560d405"/>
    </style:style>
    <style:style style:name="P347" style:family="paragraph" style:parent-style-name="Text_20_body">
      <style:text-properties officeooo:rsid="0d5c10d2" officeooo:paragraph-rsid="1560d405"/>
    </style:style>
    <style:style style:name="P348" style:family="paragraph" style:parent-style-name="Text_20_body">
      <style:text-properties officeooo:rsid="0d5dbb83" officeooo:paragraph-rsid="1560d405"/>
    </style:style>
    <style:style style:name="P349" style:family="paragraph" style:parent-style-name="Text_20_body">
      <style:text-properties officeooo:rsid="0d618892" officeooo:paragraph-rsid="1560d405"/>
    </style:style>
    <style:style style:name="P350" style:family="paragraph" style:parent-style-name="Text_20_body">
      <style:text-properties officeooo:rsid="0d5fe0b1" officeooo:paragraph-rsid="1560d405"/>
    </style:style>
    <style:style style:name="P351" style:family="paragraph" style:parent-style-name="Text_20_body">
      <style:text-properties officeooo:rsid="0d54ac77" officeooo:paragraph-rsid="1560d405"/>
    </style:style>
    <style:style style:name="P352" style:family="paragraph" style:parent-style-name="Text_20_body">
      <style:text-properties officeooo:rsid="0d54d0aa" officeooo:paragraph-rsid="1560d405"/>
    </style:style>
    <style:style style:name="P353" style:family="paragraph" style:parent-style-name="Text_20_body">
      <style:text-properties officeooo:rsid="0d638057" officeooo:paragraph-rsid="1560d405"/>
    </style:style>
    <style:style style:name="P354" style:family="paragraph" style:parent-style-name="Text_20_body">
      <style:text-properties officeooo:rsid="0d561c3f" officeooo:paragraph-rsid="1560d405"/>
    </style:style>
    <style:style style:name="P355" style:family="paragraph" style:parent-style-name="Text_20_body">
      <style:text-properties officeooo:rsid="0d596ab0" officeooo:paragraph-rsid="1560d405"/>
    </style:style>
    <style:style style:name="P356" style:family="paragraph" style:parent-style-name="Text_20_body">
      <style:text-properties officeooo:rsid="0d59f3a8" officeooo:paragraph-rsid="1560d405"/>
    </style:style>
    <style:style style:name="P357" style:family="paragraph" style:parent-style-name="Text_20_body">
      <style:text-properties officeooo:rsid="0d5d4bab" officeooo:paragraph-rsid="1560d405"/>
    </style:style>
    <style:style style:name="P358" style:family="paragraph" style:parent-style-name="Text_20_body">
      <style:text-properties officeooo:rsid="0d8f10a2" officeooo:paragraph-rsid="1560d405"/>
    </style:style>
    <style:style style:name="P359" style:family="paragraph" style:parent-style-name="Text_20_body">
      <style:text-properties fo:language="cs" fo:country="CZ" officeooo:rsid="0d5ac793" officeooo:paragraph-rsid="1560d405"/>
    </style:style>
    <style:style style:name="P360" style:family="paragraph" style:parent-style-name="Text_20_body">
      <style:text-properties officeooo:rsid="0d5f2c1e" officeooo:paragraph-rsid="1560d405"/>
    </style:style>
    <style:style style:name="P361" style:family="paragraph" style:parent-style-name="Text_20_body">
      <style:text-properties officeooo:rsid="0d577f54" officeooo:paragraph-rsid="1560d405"/>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a5d507" style:font-style-asian="italic" style:font-style-complex="italic"/>
    </style:style>
    <style:style style:name="T31" style:family="text">
      <style:text-properties fo:font-style="italic" officeooo:rsid="14cee7da" style:font-style-asian="italic" style:font-style-complex="italic"/>
    </style:style>
    <style:style style:name="T32" style:family="text">
      <style:text-properties fo:font-style="italic" officeooo:rsid="14d085af" style:font-style-asian="italic" style:font-style-complex="italic"/>
    </style:style>
    <style:style style:name="T33" style:family="text">
      <style:text-properties fo:font-style="italic" officeooo:rsid="14d1055a" style:font-style-asian="italic" style:font-style-complex="italic"/>
    </style:style>
    <style:style style:name="T34" style:family="text">
      <style:text-properties fo:font-style="italic" officeooo:rsid="14d3cce2" style:font-style-asian="italic" style:font-style-complex="italic"/>
    </style:style>
    <style:style style:name="T35" style:family="text">
      <style:text-properties fo:font-style="italic" officeooo:rsid="14d86f1a" style:font-style-asian="italic" style:font-style-complex="italic"/>
    </style:style>
    <style:style style:name="T36" style:family="text">
      <style:text-properties fo:font-style="italic" officeooo:rsid="14dc395c" style:font-style-asian="italic" style:font-style-complex="italic"/>
    </style:style>
    <style:style style:name="T37" style:family="text">
      <style:text-properties fo:font-style="italic" officeooo:rsid="14dedf2c" style:font-style-asian="italic" style:font-style-complex="italic"/>
    </style:style>
    <style:style style:name="T38" style:family="text">
      <style:text-properties fo:font-style="italic" officeooo:rsid="14e02e04" style:font-style-asian="italic" style:font-style-complex="italic"/>
    </style:style>
    <style:style style:name="T39" style:family="text">
      <style:text-properties fo:font-style="italic" officeooo:rsid="14ef52e4" style:font-style-asian="italic" style:font-style-complex="italic"/>
    </style:style>
    <style:style style:name="T40" style:family="text">
      <style:text-properties fo:font-style="italic" officeooo:rsid="14fdf401" style:font-style-asian="italic" style:font-style-complex="italic"/>
    </style:style>
    <style:style style:name="T41" style:family="text">
      <style:text-properties fo:font-style="italic" officeooo:rsid="1501b542" style:font-style-asian="italic" style:font-style-complex="italic"/>
    </style:style>
    <style:style style:name="T42" style:family="text">
      <style:text-properties fo:font-style="italic" officeooo:rsid="15076bc5" style:font-style-asian="italic" style:font-style-complex="italic"/>
    </style:style>
    <style:style style:name="T43" style:family="text">
      <style:text-properties fo:font-style="italic" officeooo:rsid="150e47db" style:font-style-asian="italic" style:font-style-complex="italic"/>
    </style:style>
    <style:style style:name="T44" style:family="text">
      <style:text-properties fo:font-style="italic" officeooo:rsid="0d7362c4" style:font-style-asian="italic" style:font-style-complex="italic"/>
    </style:style>
    <style:style style:name="T45" style:family="text">
      <style:text-properties fo:font-style="italic" officeooo:rsid="151de763" style:font-style-asian="italic" style:font-style-complex="italic"/>
    </style:style>
    <style:style style:name="T46" style:family="text">
      <style:text-properties fo:font-style="italic" officeooo:rsid="15225bbb" style:font-style-asian="italic" style:font-style-complex="italic"/>
    </style:style>
    <style:style style:name="T47" style:family="text">
      <style:text-properties fo:font-style="italic" officeooo:rsid="0d8d8e27"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53595a2" style:font-style-asian="italic" style:font-style-complex="italic"/>
    </style:style>
    <style:style style:name="T50" style:family="text">
      <style:text-properties fo:font-style="italic" officeooo:rsid="0d95252a" style:font-style-asian="italic" style:font-style-complex="italic"/>
    </style:style>
    <style:style style:name="T51" style:family="text">
      <style:text-properties fo:font-style="italic" officeooo:rsid="0da36adf" style:font-style-asian="italic" style:font-style-complex="italic"/>
    </style:style>
    <style:style style:name="T52" style:family="text">
      <style:text-properties fo:font-style="italic" officeooo:rsid="0da33562" style:font-style-asian="italic" style:font-style-complex="italic"/>
    </style:style>
    <style:style style:name="T53" style:family="text">
      <style:text-properties fo:font-style="italic" officeooo:rsid="1566966c" style:font-style-asian="italic" style:font-style-complex="italic"/>
    </style:style>
    <style:style style:name="T54" style:family="text">
      <style:text-properties fo:font-style="italic" officeooo:rsid="15686745" style:font-style-asian="italic" style:font-style-complex="italic"/>
    </style:style>
    <style:style style:name="T55" style:family="text">
      <style:text-properties fo:font-style="italic" officeooo:rsid="156eba80" style:font-style-asian="italic" style:font-style-complex="italic"/>
    </style:style>
    <style:style style:name="T56" style:family="text">
      <style:text-properties fo:font-style="italic" officeooo:rsid="1573527a" style:font-style-asian="italic" style:font-style-complex="italic"/>
    </style:style>
    <style:style style:name="T57" style:family="text">
      <style:text-properties fo:font-style="italic" officeooo:rsid="157f8712" style:font-style-asian="italic" style:font-style-complex="italic"/>
    </style:style>
    <style:style style:name="T58" style:family="text">
      <style:text-properties fo:font-style="italic" officeooo:rsid="1569684c" style:font-style-asian="italic" style:font-style-complex="italic"/>
    </style:style>
    <style:style style:name="T59" style:family="text">
      <style:text-properties fo:font-style="italic" officeooo:rsid="158a5fa6" style:font-style-asian="italic" style:font-style-complex="italic"/>
    </style:style>
    <style:style style:name="T60" style:family="text">
      <style:text-properties fo:font-style="italic" officeooo:rsid="158c9be7" style:font-style-asian="italic" style:font-style-complex="italic"/>
    </style:style>
    <style:style style:name="T61" style:family="text">
      <style:text-properties fo:font-style="italic" officeooo:rsid="158e69dd" style:font-style-asian="italic" style:font-style-complex="italic"/>
    </style:style>
    <style:style style:name="T62" style:family="text">
      <style:text-properties fo:font-style="italic" officeooo:rsid="159fbdb8" style:font-style-asian="italic" style:font-style-complex="italic"/>
    </style:style>
    <style:style style:name="T63" style:family="text">
      <style:text-properties fo:font-style="italic" officeooo:rsid="159b55f3" style:font-style-asian="italic" style:font-style-complex="italic"/>
    </style:style>
    <style:style style:name="T64" style:family="text">
      <style:text-properties fo:font-style="italic" officeooo:rsid="15a632a8" style:font-style-asian="italic" style:font-style-complex="italic"/>
    </style:style>
    <style:style style:name="T65" style:family="text">
      <style:text-properties fo:font-style="italic" officeooo:rsid="15a9d437" style:font-style-asian="italic" style:font-style-complex="italic"/>
    </style:style>
    <style:style style:name="T66" style:family="text">
      <style:text-properties fo:font-style="italic" officeooo:rsid="15b3593b" style:font-style-asian="italic" style:font-style-complex="italic"/>
    </style:style>
    <style:style style:name="T67" style:family="text">
      <style:text-properties fo:font-style="italic" officeooo:rsid="15c3c993" style:font-style-asian="italic" style:font-style-complex="italic"/>
    </style:style>
    <style:style style:name="T68" style:family="text">
      <style:text-properties fo:font-style="italic" officeooo:rsid="15cca079" style:font-style-asian="italic" style:font-style-complex="italic"/>
    </style:style>
    <style:style style:name="T69" style:family="text">
      <style:text-properties fo:font-style="italic" officeooo:rsid="15e5d7ca" style:font-style-asian="italic" style:font-style-complex="italic"/>
    </style:style>
    <style:style style:name="T70" style:family="text">
      <style:text-properties fo:font-style="italic" officeooo:rsid="161109a1" style:font-style-asian="italic" style:font-style-complex="italic"/>
    </style:style>
    <style:style style:name="T71" style:family="text">
      <style:text-properties fo:font-style="italic" officeooo:rsid="16234ffd" style:font-style-asian="italic" style:font-style-complex="italic"/>
    </style:style>
    <style:style style:name="T72" style:family="text">
      <style:text-properties fo:font-style="italic" officeooo:rsid="16254483" style:font-style-asian="italic" style:font-style-complex="italic"/>
    </style:style>
    <style:style style:name="T73" style:family="text">
      <style:text-properties fo:font-style="italic" officeooo:rsid="1627ad51" style:font-style-asian="italic" style:font-style-complex="italic"/>
    </style:style>
    <style:style style:name="T74" style:family="text">
      <style:text-properties fo:font-style="italic" officeooo:rsid="1628334c" style:font-style-asian="italic" style:font-style-complex="italic"/>
    </style:style>
    <style:style style:name="T75" style:family="text">
      <style:text-properties fo:font-style="italic" officeooo:rsid="1628a736" style:font-style-asian="italic" style:font-style-complex="italic"/>
    </style:style>
    <style:style style:name="T76" style:family="text">
      <style:text-properties fo:font-style="italic" officeooo:rsid="162c2e01" style:font-style-asian="italic" style:font-style-complex="italic"/>
    </style:style>
    <style:style style:name="T77" style:family="text">
      <style:text-properties fo:font-style="italic" officeooo:rsid="162df859" style:font-style-asian="italic" style:font-style-complex="italic"/>
    </style:style>
    <style:style style:name="T78" style:family="text">
      <style:text-properties fo:font-style="italic" officeooo:rsid="163033fd" style:font-style-asian="italic" style:font-style-complex="italic"/>
    </style:style>
    <style:style style:name="T79" style:family="text">
      <style:text-properties fo:font-style="italic" officeooo:rsid="13eab827" style:font-style-asian="italic" style:font-style-complex="italic"/>
    </style:style>
    <style:style style:name="T80" style:family="text">
      <style:text-properties fo:font-style="italic" officeooo:rsid="13dfae71" style:font-style-asian="italic" style:font-style-complex="italic"/>
    </style:style>
    <style:style style:name="T81" style:family="text">
      <style:text-properties fo:font-style="italic" officeooo:rsid="16413d4a" style:font-style-asian="italic" style:font-style-complex="italic"/>
    </style:style>
    <style:style style:name="T82" style:family="text">
      <style:text-properties fo:font-style="italic" officeooo:rsid="1411b641" style:font-style-asian="italic" style:font-style-complex="italic"/>
    </style:style>
    <style:style style:name="T83" style:family="text">
      <style:text-properties officeooo:rsid="0d8d95db"/>
    </style:style>
    <style:style style:name="T84" style:family="text">
      <style:text-properties officeooo:rsid="0d517b12"/>
    </style:style>
    <style:style style:name="T85" style:family="text">
      <style:text-properties officeooo:rsid="0ef63a92"/>
    </style:style>
    <style:style style:name="T86" style:family="text">
      <style:text-properties officeooo:rsid="0ef71cba"/>
    </style:style>
    <style:style style:name="T87" style:family="text">
      <style:text-properties officeooo:rsid="1372e044"/>
    </style:style>
    <style:style style:name="T88" style:family="text">
      <style:text-properties officeooo:rsid="1373cf1b"/>
    </style:style>
    <style:style style:name="T89" style:family="text">
      <style:text-properties officeooo:rsid="1378da1b"/>
    </style:style>
    <style:style style:name="T90" style:family="text">
      <style:text-properties officeooo:rsid="137a4bab"/>
    </style:style>
    <style:style style:name="T91" style:family="text">
      <style:text-properties officeooo:rsid="1380252b"/>
    </style:style>
    <style:style style:name="T92" style:family="text">
      <style:text-properties officeooo:rsid="1380cdd8"/>
    </style:style>
    <style:style style:name="T93" style:family="text">
      <style:text-properties officeooo:rsid="1380dd5f"/>
    </style:style>
    <style:style style:name="T94" style:family="text">
      <style:text-properties officeooo:rsid="1385d7a5"/>
    </style:style>
    <style:style style:name="T95" style:family="text">
      <style:text-properties officeooo:rsid="13862225"/>
    </style:style>
    <style:style style:name="T96" style:family="text">
      <style:text-properties fo:font-style="normal" style:font-style-asian="normal" style:font-style-complex="normal"/>
    </style:style>
    <style:style style:name="T97" style:family="text">
      <style:text-properties fo:font-style="normal" officeooo:rsid="13872726" style:font-style-asian="normal" style:font-style-complex="normal"/>
    </style:style>
    <style:style style:name="T98" style:family="text">
      <style:text-properties fo:font-style="normal" officeooo:rsid="13aa7f3a" style:font-style-asian="normal" style:font-style-complex="normal"/>
    </style:style>
    <style:style style:name="T99" style:family="text">
      <style:text-properties fo:font-style="normal" officeooo:rsid="13aaf5a2" style:font-style-asian="normal" style:font-style-complex="normal"/>
    </style:style>
    <style:style style:name="T100" style:family="text">
      <style:text-properties fo:font-style="normal" officeooo:rsid="13d4c7b9" style:font-style-asian="normal" style:font-style-complex="normal"/>
    </style:style>
    <style:style style:name="T101" style:family="text">
      <style:text-properties fo:font-style="normal" officeooo:rsid="13e73598" style:font-style-asian="normal" style:font-style-complex="normal"/>
    </style:style>
    <style:style style:name="T102" style:family="text">
      <style:text-properties fo:font-style="normal" officeooo:rsid="13e8c8b5" style:font-style-asian="normal" style:font-style-complex="normal"/>
    </style:style>
    <style:style style:name="T103" style:family="text">
      <style:text-properties fo:font-style="normal" officeooo:rsid="14052f0b" style:font-style-asian="normal" style:font-style-complex="normal"/>
    </style:style>
    <style:style style:name="T104" style:family="text">
      <style:text-properties fo:font-style="normal" officeooo:rsid="14089d92" style:font-style-asian="normal" style:font-style-complex="normal"/>
    </style:style>
    <style:style style:name="T105" style:family="text">
      <style:text-properties fo:font-style="normal" officeooo:rsid="1406befc" style:font-style-asian="normal" style:font-style-complex="normal"/>
    </style:style>
    <style:style style:name="T106" style:family="text">
      <style:text-properties fo:font-style="normal" officeooo:rsid="140e37fc" style:font-style-asian="normal" style:font-style-complex="normal"/>
    </style:style>
    <style:style style:name="T107" style:family="text">
      <style:text-properties fo:font-style="normal" officeooo:rsid="14217f82" style:font-style-asian="normal" style:font-style-complex="normal"/>
    </style:style>
    <style:style style:name="T108" style:family="text">
      <style:text-properties fo:font-style="normal" officeooo:rsid="142220b4" style:font-style-asian="normal" style:font-style-complex="normal"/>
    </style:style>
    <style:style style:name="T109" style:family="text">
      <style:text-properties fo:font-style="normal" officeooo:rsid="14245229" style:font-style-asian="normal" style:font-style-complex="normal"/>
    </style:style>
    <style:style style:name="T110" style:family="text">
      <style:text-properties fo:font-style="normal" officeooo:rsid="14256af6" style:font-style-asian="normal" style:font-style-complex="normal"/>
    </style:style>
    <style:style style:name="T111" style:family="text">
      <style:text-properties fo:font-style="normal" officeooo:rsid="1427ea5d" style:font-style-asian="normal" style:font-style-complex="normal"/>
    </style:style>
    <style:style style:name="T112" style:family="text">
      <style:text-properties fo:font-style="normal" officeooo:rsid="13b10cbc" style:font-style-asian="normal" style:font-style-complex="normal"/>
    </style:style>
    <style:style style:name="T113" style:family="text">
      <style:text-properties fo:font-style="normal" officeooo:rsid="148032cd" style:font-style-asian="normal" style:font-style-complex="normal"/>
    </style:style>
    <style:style style:name="T114" style:family="text">
      <style:text-properties fo:font-style="normal" officeooo:rsid="1493d7b6" style:font-style-asian="normal" style:font-style-complex="normal"/>
    </style:style>
    <style:style style:name="T115" style:family="text">
      <style:text-properties fo:font-style="normal" officeooo:rsid="14a2bfb5" style:font-style-asian="normal" style:font-style-complex="normal"/>
    </style:style>
    <style:style style:name="T116" style:family="text">
      <style:text-properties fo:font-style="normal" officeooo:rsid="14a46d87" style:font-style-asian="normal" style:font-style-complex="normal"/>
    </style:style>
    <style:style style:name="T117" style:family="text">
      <style:text-properties fo:font-style="normal" officeooo:rsid="14a6d53d" style:font-style-asian="normal" style:font-style-complex="normal"/>
    </style:style>
    <style:style style:name="T118" style:family="text">
      <style:text-properties fo:font-style="normal" officeooo:rsid="14ab6b2d" style:font-style-asian="normal" style:font-style-complex="normal"/>
    </style:style>
    <style:style style:name="T119" style:family="text">
      <style:text-properties fo:font-style="normal" officeooo:rsid="14ad1703" style:font-style-asian="normal" style:font-style-complex="normal"/>
    </style:style>
    <style:style style:name="T120" style:family="text">
      <style:text-properties fo:font-style="normal" officeooo:rsid="14b49fa1" style:font-style-asian="normal" style:font-style-complex="normal"/>
    </style:style>
    <style:style style:name="T121" style:family="text">
      <style:text-properties fo:font-style="normal" officeooo:rsid="14b621cc" style:font-style-asian="normal" style:font-style-complex="normal"/>
    </style:style>
    <style:style style:name="T122" style:family="text">
      <style:text-properties fo:font-style="normal" officeooo:rsid="14cc04be" style:font-style-asian="normal" style:font-style-complex="normal"/>
    </style:style>
    <style:style style:name="T123" style:family="text">
      <style:text-properties fo:font-style="normal" officeooo:rsid="14cdc681" style:font-style-asian="normal" style:font-style-complex="normal"/>
    </style:style>
    <style:style style:name="T124" style:family="text">
      <style:text-properties fo:font-style="normal" officeooo:rsid="14d9ab12" style:font-style-asian="normal" style:font-style-complex="normal"/>
    </style:style>
    <style:style style:name="T125" style:family="text">
      <style:text-properties fo:font-style="normal" officeooo:rsid="14dc395c" style:font-style-asian="normal" style:font-style-complex="normal"/>
    </style:style>
    <style:style style:name="T126" style:family="text">
      <style:text-properties fo:font-style="normal" officeooo:rsid="14debc6e" style:font-style-asian="normal" style:font-style-complex="normal"/>
    </style:style>
    <style:style style:name="T127" style:family="text">
      <style:text-properties fo:font-style="normal" officeooo:rsid="14e779ca" style:font-style-asian="normal" style:font-style-complex="normal"/>
    </style:style>
    <style:style style:name="T128" style:family="text">
      <style:text-properties fo:font-style="normal" officeooo:rsid="14e9928b" style:font-style-asian="normal" style:font-style-complex="normal"/>
    </style:style>
    <style:style style:name="T129" style:family="text">
      <style:text-properties fo:font-style="normal" officeooo:rsid="14e9daa0" style:font-style-asian="normal" style:font-style-complex="normal"/>
    </style:style>
    <style:style style:name="T130" style:family="text">
      <style:text-properties fo:font-style="normal" officeooo:rsid="14eb4a17" style:font-style-asian="normal" style:font-style-complex="normal"/>
    </style:style>
    <style:style style:name="T131" style:family="text">
      <style:text-properties fo:font-style="normal" officeooo:rsid="1501b542" style:font-style-asian="normal" style:font-style-complex="normal"/>
    </style:style>
    <style:style style:name="T132" style:family="text">
      <style:text-properties fo:font-style="normal" officeooo:rsid="150a85c6" style:font-style-asian="normal" style:font-style-complex="normal"/>
    </style:style>
    <style:style style:name="T133" style:family="text">
      <style:text-properties fo:font-style="normal" officeooo:rsid="0d52cc2c" style:font-style-asian="normal" style:font-style-complex="normal"/>
    </style:style>
    <style:style style:name="T134" style:family="text">
      <style:text-properties fo:font-style="normal" officeooo:rsid="0d86e289" style:font-style-asian="normal" style:font-style-complex="normal"/>
    </style:style>
    <style:style style:name="T135" style:family="text">
      <style:text-properties fo:font-style="normal" officeooo:rsid="15126135" style:font-style-asian="normal" style:font-style-complex="normal"/>
    </style:style>
    <style:style style:name="T136" style:family="text">
      <style:text-properties fo:font-style="normal" officeooo:rsid="1513da19" style:font-style-asian="normal" style:font-style-complex="normal"/>
    </style:style>
    <style:style style:name="T137" style:family="text">
      <style:text-properties fo:font-style="normal" officeooo:rsid="0d7362c4" style:font-style-asian="normal" style:font-style-complex="normal"/>
    </style:style>
    <style:style style:name="T138" style:family="text">
      <style:text-properties fo:font-style="normal" officeooo:rsid="151de763" style:font-style-asian="normal" style:font-style-complex="normal"/>
    </style:style>
    <style:style style:name="T139" style:family="text">
      <style:text-properties fo:font-style="normal" officeooo:rsid="15276c48" style:font-style-asian="normal" style:font-style-complex="normal"/>
    </style:style>
    <style:style style:name="T140" style:family="text">
      <style:text-properties fo:font-style="normal" officeooo:rsid="142de129" style:font-style-asian="normal" style:font-style-complex="normal"/>
    </style:style>
    <style:style style:name="T141" style:family="text">
      <style:text-properties fo:font-style="normal" officeooo:rsid="1432d92e" style:font-style-asian="normal" style:font-style-complex="normal"/>
    </style:style>
    <style:style style:name="T142" style:family="text">
      <style:text-properties fo:font-style="normal" officeooo:rsid="152d5918" style:font-style-asian="normal" style:font-style-complex="normal"/>
    </style:style>
    <style:style style:name="T143" style:family="text">
      <style:text-properties fo:font-style="normal" officeooo:rsid="152fb8ff" style:font-style-asian="normal" style:font-style-complex="normal"/>
    </style:style>
    <style:style style:name="T144" style:family="text">
      <style:text-properties fo:font-style="normal" officeooo:rsid="152fc742" style:font-style-asian="normal" style:font-style-complex="normal"/>
    </style:style>
    <style:style style:name="T145" style:family="text">
      <style:text-properties fo:font-style="normal" officeooo:rsid="1536cfd8" style:font-style-asian="normal" style:font-style-complex="normal"/>
    </style:style>
    <style:style style:name="T146" style:family="text">
      <style:text-properties fo:font-style="normal" officeooo:rsid="13eb767d" style:font-style-asian="normal" style:font-style-complex="normal"/>
    </style:style>
    <style:style style:name="T147" style:family="text">
      <style:text-properties fo:font-style="normal" officeooo:rsid="14c8ad01" style:font-style-asian="normal" style:font-style-complex="normal"/>
    </style:style>
    <style:style style:name="T148" style:family="text">
      <style:text-properties fo:font-style="normal" officeooo:rsid="1410b4c0" style:font-style-asian="normal" style:font-style-complex="normal"/>
    </style:style>
    <style:style style:name="T149" style:family="text">
      <style:text-properties fo:font-style="normal" officeooo:rsid="1479a677" style:font-style-asian="normal" style:font-style-complex="normal"/>
    </style:style>
    <style:style style:name="T150" style:family="text">
      <style:text-properties fo:font-style="normal" officeooo:rsid="15686745" style:font-style-asian="normal" style:font-style-complex="normal"/>
    </style:style>
    <style:style style:name="T151" style:family="text">
      <style:text-properties fo:font-style="normal" officeooo:rsid="14ca826f" style:font-style-asian="normal" style:font-style-complex="normal"/>
    </style:style>
    <style:style style:name="T152" style:family="text">
      <style:text-properties fo:font-style="normal" officeooo:rsid="1566966c" style:font-style-asian="normal" style:font-style-complex="normal"/>
    </style:style>
    <style:style style:name="T153" style:family="text">
      <style:text-properties fo:font-style="normal" officeooo:rsid="149f0d33" style:font-style-asian="normal" style:font-style-complex="normal"/>
    </style:style>
    <style:style style:name="T154" style:family="text">
      <style:text-properties fo:font-style="normal" officeooo:rsid="1482ee20" style:font-style-asian="normal" style:font-style-complex="normal"/>
    </style:style>
    <style:style style:name="T155" style:family="text">
      <style:text-properties fo:font-style="normal" officeooo:rsid="149ff21f" style:font-style-asian="normal" style:font-style-complex="normal"/>
    </style:style>
    <style:style style:name="T156" style:family="text">
      <style:text-properties fo:font-style="normal" officeooo:rsid="14c8ada9" style:font-style-asian="normal" style:font-style-complex="normal"/>
    </style:style>
    <style:style style:name="T157" style:family="text">
      <style:text-properties fo:font-style="normal" officeooo:rsid="13af2e8e" style:font-style-asian="normal" style:font-style-complex="normal"/>
    </style:style>
    <style:style style:name="T158" style:family="text">
      <style:text-properties fo:font-style="normal" officeooo:rsid="1573527a" style:font-style-asian="normal" style:font-style-complex="normal"/>
    </style:style>
    <style:style style:name="T159" style:family="text">
      <style:text-properties fo:font-style="normal" officeooo:rsid="1574f393" style:font-style-asian="normal" style:font-style-complex="normal"/>
    </style:style>
    <style:style style:name="T160" style:family="text">
      <style:text-properties fo:font-style="normal" officeooo:rsid="145bd1f3" style:font-style-asian="normal" style:font-style-complex="normal"/>
    </style:style>
    <style:style style:name="T161" style:family="text">
      <style:text-properties fo:font-style="normal" officeooo:rsid="14c4008e" style:font-style-asian="normal" style:font-style-complex="normal"/>
    </style:style>
    <style:style style:name="T162" style:family="text">
      <style:text-properties fo:font-style="normal" officeooo:rsid="15808ecc" style:font-style-asian="normal" style:font-style-complex="normal"/>
    </style:style>
    <style:style style:name="T163" style:family="text">
      <style:text-properties fo:font-style="normal" officeooo:rsid="157f8712" style:font-style-asian="normal" style:font-style-complex="normal"/>
    </style:style>
    <style:style style:name="T164" style:family="text">
      <style:text-properties fo:font-style="normal" officeooo:rsid="15954898" style:font-style-asian="normal" style:font-style-complex="normal"/>
    </style:style>
    <style:style style:name="T165" style:family="text">
      <style:text-properties fo:font-style="normal" officeooo:rsid="159c0fb7" style:font-style-asian="normal" style:font-style-complex="normal"/>
    </style:style>
    <style:style style:name="T166" style:family="text">
      <style:text-properties fo:font-style="normal" officeooo:rsid="15a1504c" style:font-style-asian="normal" style:font-style-complex="normal"/>
    </style:style>
    <style:style style:name="T167" style:family="text">
      <style:text-properties fo:font-style="normal" officeooo:rsid="159b55f3" style:font-style-asian="normal" style:font-style-complex="normal"/>
    </style:style>
    <style:style style:name="T168" style:family="text">
      <style:text-properties fo:font-style="normal" officeooo:rsid="15b04497" style:font-style-asian="normal" style:font-style-complex="normal"/>
    </style:style>
    <style:style style:name="T169" style:family="text">
      <style:text-properties fo:font-style="normal" officeooo:rsid="15b53080" style:font-style-asian="normal" style:font-style-complex="normal"/>
    </style:style>
    <style:style style:name="T170" style:family="text">
      <style:text-properties fo:font-style="normal" officeooo:rsid="150e47db" style:font-style-asian="normal" style:font-style-complex="normal"/>
    </style:style>
    <style:style style:name="T171" style:family="text">
      <style:text-properties fo:font-style="normal" officeooo:rsid="15c31d1c" style:font-style-asian="normal" style:font-style-complex="normal"/>
    </style:style>
    <style:style style:name="T172" style:family="text">
      <style:text-properties fo:font-style="normal" officeooo:rsid="15c4742f" style:font-style-asian="normal" style:font-style-complex="normal"/>
    </style:style>
    <style:style style:name="T173" style:family="text">
      <style:text-properties fo:font-style="normal" officeooo:rsid="15daf212" style:font-style-asian="normal" style:font-style-complex="normal"/>
    </style:style>
    <style:style style:name="T174" style:family="text">
      <style:text-properties fo:font-style="normal" officeooo:rsid="15db31d1" style:font-style-asian="normal" style:font-style-complex="normal"/>
    </style:style>
    <style:style style:name="T175" style:family="text">
      <style:text-properties fo:font-style="normal" officeooo:rsid="15e36a64" style:font-style-asian="normal" style:font-style-complex="normal"/>
    </style:style>
    <style:style style:name="T176" style:family="text">
      <style:text-properties fo:font-style="normal" officeooo:rsid="15e5d7ca" style:font-style-asian="normal" style:font-style-complex="normal"/>
    </style:style>
    <style:style style:name="T177" style:family="text">
      <style:text-properties fo:font-style="normal" officeooo:rsid="15f101ee" style:font-style-asian="normal" style:font-style-complex="normal"/>
    </style:style>
    <style:style style:name="T178" style:family="text">
      <style:text-properties fo:font-style="normal" officeooo:rsid="1608d7b3" style:font-style-asian="normal" style:font-style-complex="normal"/>
    </style:style>
    <style:style style:name="T179" style:family="text">
      <style:text-properties fo:font-style="normal" officeooo:rsid="160cca47" style:font-style-asian="normal" style:font-style-complex="normal"/>
    </style:style>
    <style:style style:name="T180" style:family="text">
      <style:text-properties fo:font-style="normal" officeooo:rsid="160d1545" style:font-style-asian="normal" style:font-style-complex="normal"/>
    </style:style>
    <style:style style:name="T181" style:family="text">
      <style:text-properties fo:font-style="normal" officeooo:rsid="160e697b" style:font-style-asian="normal" style:font-style-complex="normal"/>
    </style:style>
    <style:style style:name="T182" style:family="text">
      <style:text-properties fo:font-style="normal" officeooo:rsid="16128b7d" style:font-style-asian="normal" style:font-style-complex="normal"/>
    </style:style>
    <style:style style:name="T183" style:family="text">
      <style:text-properties fo:font-style="normal" officeooo:rsid="1612fbf0" style:font-style-asian="normal" style:font-style-complex="normal"/>
    </style:style>
    <style:style style:name="T184" style:family="text">
      <style:text-properties fo:font-style="normal" officeooo:rsid="161c379f" style:font-style-asian="normal" style:font-style-complex="normal"/>
    </style:style>
    <style:style style:name="T185" style:family="text">
      <style:text-properties fo:font-style="normal" officeooo:rsid="1627ad51" style:font-style-asian="normal" style:font-style-complex="normal"/>
    </style:style>
    <style:style style:name="T186" style:family="text">
      <style:text-properties fo:font-style="normal" officeooo:rsid="162fedb8" style:font-style-asian="normal" style:font-style-complex="normal"/>
    </style:style>
    <style:style style:name="T187" style:family="text">
      <style:text-properties fo:font-style="normal" officeooo:rsid="16413d4a" style:font-style-asian="normal" style:font-style-complex="normal"/>
    </style:style>
    <style:style style:name="T188" style:family="text">
      <style:text-properties officeooo:rsid="138feddf"/>
    </style:style>
    <style:style style:name="T189" style:family="text">
      <style:text-properties officeooo:rsid="1397fcab"/>
    </style:style>
    <style:style style:name="T190" style:family="text">
      <style:text-properties officeooo:rsid="1398ba78"/>
    </style:style>
    <style:style style:name="T191" style:family="text">
      <style:text-properties officeooo:rsid="0106c0b3"/>
    </style:style>
    <style:style style:name="T192" style:family="text">
      <style:text-properties officeooo:rsid="13a88f29"/>
    </style:style>
    <style:style style:name="T193" style:family="text">
      <style:text-properties officeooo:rsid="13ae7b24"/>
    </style:style>
    <style:style style:name="T194" style:family="text">
      <style:text-properties officeooo:rsid="13b10cbc"/>
    </style:style>
    <style:style style:name="T195" style:family="text">
      <style:text-properties officeooo:rsid="13b3d86b"/>
    </style:style>
    <style:style style:name="T196" style:family="text">
      <style:text-properties officeooo:rsid="13bfba44"/>
    </style:style>
    <style:style style:name="T197" style:family="text">
      <style:text-properties officeooo:rsid="13c1df0f"/>
    </style:style>
    <style:style style:name="T198" style:family="text">
      <style:text-properties officeooo:rsid="13c7b16f"/>
    </style:style>
    <style:style style:name="T199" style:family="text">
      <style:text-properties officeooo:rsid="13d24af3"/>
    </style:style>
    <style:style style:name="T200" style:family="text">
      <style:text-properties officeooo:rsid="13d33bcc"/>
    </style:style>
    <style:style style:name="T201" style:family="text">
      <style:text-properties officeooo:rsid="13d7cb84"/>
    </style:style>
    <style:style style:name="T202" style:family="text">
      <style:text-properties officeooo:rsid="13dbe37e"/>
    </style:style>
    <style:style style:name="T203" style:family="text">
      <style:text-properties officeooo:rsid="13eab827"/>
    </style:style>
    <style:style style:name="T204" style:family="text">
      <style:text-properties officeooo:rsid="13f156cf"/>
    </style:style>
    <style:style style:name="T205" style:family="text">
      <style:text-properties officeooo:rsid="13f6ec86"/>
    </style:style>
    <style:style style:name="T206" style:family="text">
      <style:text-properties officeooo:rsid="1403a14e"/>
    </style:style>
    <style:style style:name="T207" style:family="text">
      <style:text-properties officeooo:rsid="14052f0b"/>
    </style:style>
    <style:style style:name="T208" style:family="text">
      <style:text-properties officeooo:rsid="140e5cf0"/>
    </style:style>
    <style:style style:name="T209" style:family="text">
      <style:text-properties officeooo:rsid="141098ec"/>
    </style:style>
    <style:style style:name="T210" style:family="text">
      <style:text-properties officeooo:rsid="1411859a"/>
    </style:style>
    <style:style style:name="T211" style:family="text">
      <style:text-properties officeooo:rsid="1411b641"/>
    </style:style>
    <style:style style:name="T212" style:family="text">
      <style:text-properties officeooo:rsid="141f9a46"/>
    </style:style>
    <style:style style:name="T213" style:family="text">
      <style:text-properties officeooo:rsid="14386d6b"/>
    </style:style>
    <style:style style:name="T214" style:family="text">
      <style:text-properties officeooo:rsid="14400940"/>
    </style:style>
    <style:style style:name="T215" style:family="text">
      <style:text-properties officeooo:rsid="144153b3"/>
    </style:style>
    <style:style style:name="T216" style:family="text">
      <style:text-properties officeooo:rsid="14449ec4"/>
    </style:style>
    <style:style style:name="T217" style:family="text">
      <style:text-properties officeooo:rsid="144773ad"/>
    </style:style>
    <style:style style:name="T218" style:family="text">
      <style:text-properties officeooo:rsid="1448a935"/>
    </style:style>
    <style:style style:name="T219" style:family="text">
      <style:text-properties officeooo:rsid="145ed598"/>
    </style:style>
    <style:style style:name="T220" style:family="text">
      <style:text-properties officeooo:rsid="14607a56"/>
    </style:style>
    <style:style style:name="T221" style:family="text">
      <style:text-properties officeooo:rsid="14646a41"/>
    </style:style>
    <style:style style:name="T222" style:family="text">
      <style:text-properties officeooo:rsid="14669565"/>
    </style:style>
    <style:style style:name="T223" style:family="text">
      <style:text-properties officeooo:rsid="146b3494"/>
    </style:style>
    <style:style style:name="T224" style:family="text">
      <style:text-properties officeooo:rsid="146d1039"/>
    </style:style>
    <style:style style:name="T225" style:family="text">
      <style:text-properties officeooo:rsid="146ec670"/>
    </style:style>
    <style:style style:name="T226" style:family="text">
      <style:text-properties officeooo:rsid="1473ee5f"/>
    </style:style>
    <style:style style:name="T227" style:family="text">
      <style:text-properties officeooo:rsid="14763bfa"/>
    </style:style>
    <style:style style:name="T228" style:family="text">
      <style:text-properties officeooo:rsid="14851ed8"/>
    </style:style>
    <style:style style:name="T229" style:family="text">
      <style:text-properties officeooo:rsid="1486dacd"/>
    </style:style>
    <style:style style:name="T230" style:family="text">
      <style:text-properties officeooo:rsid="149132cf"/>
    </style:style>
    <style:style style:name="T231" style:family="text">
      <style:text-properties officeooo:rsid="1499d0f4"/>
    </style:style>
    <style:style style:name="T232" style:family="text">
      <style:text-properties officeooo:rsid="149cb747"/>
    </style:style>
    <style:style style:name="T233" style:family="text">
      <style:text-properties officeooo:rsid="14a5d507"/>
    </style:style>
    <style:style style:name="T234" style:family="text">
      <style:text-properties officeooo:rsid="14a6e56f"/>
    </style:style>
    <style:style style:name="T235" style:family="text">
      <style:text-properties officeooo:rsid="14b3ca82"/>
    </style:style>
    <style:style style:name="T236" style:family="text">
      <style:text-properties officeooo:rsid="14b621cc"/>
    </style:style>
    <style:style style:name="T237" style:family="text">
      <style:text-properties fo:language="cs" fo:country="CZ" fo:font-style="normal" officeooo:rsid="15954898" style:font-style-asian="normal" style:font-style-complex="normal"/>
    </style:style>
    <style:style style:name="T238" style:family="text">
      <style:text-properties fo:language="cs" fo:country="CZ" fo:font-style="normal" officeooo:rsid="160cca47" style:font-style-asian="normal" style:font-style-complex="normal"/>
    </style:style>
    <style:style style:name="T239" style:family="text">
      <style:text-properties fo:language="cs" fo:country="CZ" officeooo:rsid="15954898"/>
    </style:style>
    <style:style style:name="T240" style:family="text">
      <style:text-properties officeooo:rsid="14bdd348"/>
    </style:style>
    <style:style style:name="T241" style:family="text">
      <style:text-properties officeooo:rsid="14d552e1"/>
    </style:style>
    <style:style style:name="T242" style:family="text">
      <style:text-properties officeooo:rsid="14d9ab12"/>
    </style:style>
    <style:style style:name="T243" style:family="text">
      <style:text-properties officeooo:rsid="14db0b0e"/>
    </style:style>
    <style:style style:name="T244" style:family="text">
      <style:text-properties officeooo:rsid="14de33db"/>
    </style:style>
    <style:style style:name="T245" style:family="text">
      <style:text-properties officeooo:rsid="14debc6e"/>
    </style:style>
    <style:style style:name="T246" style:family="text">
      <style:text-properties officeooo:rsid="14e10e7b"/>
    </style:style>
    <style:style style:name="T247" style:family="text">
      <style:text-properties officeooo:rsid="14e2db8d"/>
    </style:style>
    <style:style style:name="T248" style:family="text">
      <style:text-properties officeooo:rsid="14e4925d"/>
    </style:style>
    <style:style style:name="T249" style:family="text">
      <style:text-properties officeooo:rsid="14e5ca45"/>
    </style:style>
    <style:style style:name="T250" style:family="text">
      <style:text-properties officeooo:rsid="14e779ca"/>
    </style:style>
    <style:style style:name="T251" style:family="text">
      <style:text-properties officeooo:rsid="14e8fab9"/>
    </style:style>
    <style:style style:name="T252" style:family="text">
      <style:text-properties officeooo:rsid="14eb4a17"/>
    </style:style>
    <style:style style:name="T253" style:family="text">
      <style:text-properties officeooo:rsid="14ef52e4"/>
    </style:style>
    <style:style style:name="T254" style:family="text">
      <style:text-properties officeooo:rsid="14f507b1"/>
    </style:style>
    <style:style style:name="T255" style:family="text">
      <style:text-properties officeooo:rsid="14f54ff5"/>
    </style:style>
    <style:style style:name="T256" style:family="text">
      <style:text-properties officeooo:rsid="14f79117"/>
    </style:style>
    <style:style style:name="T257" style:family="text">
      <style:text-properties officeooo:rsid="14f8118f"/>
    </style:style>
    <style:style style:name="T258" style:family="text">
      <style:text-properties officeooo:rsid="14fa473a"/>
    </style:style>
    <style:style style:name="T259" style:family="text">
      <style:text-properties officeooo:rsid="14fdf401"/>
    </style:style>
    <style:style style:name="T260" style:family="text">
      <style:text-properties officeooo:rsid="14ffc55e"/>
    </style:style>
    <style:style style:name="T261" style:family="text">
      <style:text-properties officeooo:rsid="1501b542"/>
    </style:style>
    <style:style style:name="T262" style:family="text">
      <style:text-properties officeooo:rsid="150372f9"/>
    </style:style>
    <style:style style:name="T263" style:family="text">
      <style:text-properties officeooo:rsid="1505ba80"/>
    </style:style>
    <style:style style:name="T264" style:family="text">
      <style:text-properties officeooo:rsid="0df3a6d2"/>
    </style:style>
    <style:style style:name="T265" style:family="text">
      <style:text-properties officeooo:rsid="0dad2858"/>
    </style:style>
    <style:style style:name="T266" style:family="text">
      <style:text-properties officeooo:rsid="0d729a0b"/>
    </style:style>
    <style:style style:name="T267" style:family="text">
      <style:text-properties officeooo:rsid="15171fa3"/>
    </style:style>
    <style:style style:name="T268" style:family="text">
      <style:text-properties officeooo:rsid="0d827d58"/>
    </style:style>
    <style:style style:name="T269" style:family="text">
      <style:text-properties officeooo:rsid="0d8d8e27"/>
    </style:style>
    <style:style style:name="T270" style:family="text">
      <style:text-properties officeooo:rsid="152fd045"/>
    </style:style>
    <style:style style:name="T271" style:family="text">
      <style:text-properties officeooo:rsid="15303cda"/>
    </style:style>
    <style:style style:name="T272" style:family="text">
      <style:text-properties officeooo:rsid="153368b9"/>
    </style:style>
    <style:style style:name="T273" style:family="text">
      <style:text-properties officeooo:rsid="15345bfd"/>
    </style:style>
    <style:style style:name="T274" style:family="text">
      <style:text-properties officeooo:rsid="15352b3d"/>
    </style:style>
    <style:style style:name="T275" style:family="text">
      <style:text-properties officeooo:rsid="15392f4e"/>
    </style:style>
    <style:style style:name="T276" style:family="text">
      <style:text-properties officeooo:rsid="153e48e2"/>
    </style:style>
    <style:style style:name="T277" style:family="text">
      <style:text-properties officeooo:rsid="15400a75"/>
    </style:style>
    <style:style style:name="T278" style:family="text">
      <style:text-properties officeooo:rsid="15412d69"/>
    </style:style>
    <style:style style:name="T279" style:family="text">
      <style:text-properties officeooo:rsid="15430465"/>
    </style:style>
    <style:style style:name="T280" style:family="text">
      <style:text-properties officeooo:rsid="15469b37"/>
    </style:style>
    <style:style style:name="T281" style:family="text">
      <style:text-properties officeooo:rsid="15483f56"/>
    </style:style>
    <style:style style:name="T282" style:family="text">
      <style:text-properties officeooo:rsid="154f07fb"/>
    </style:style>
    <style:style style:name="T283" style:family="text">
      <style:text-properties style:text-line-through-style="none" style:text-line-through-type="none"/>
    </style:style>
    <style:style style:name="T284" style:family="text">
      <style:text-properties style:text-line-through-style="none" style:text-line-through-type="none" officeooo:rsid="15548f20"/>
    </style:style>
    <style:style style:name="T285" style:family="text">
      <style:text-properties style:text-line-through-style="none" style:text-line-through-type="none" officeooo:rsid="15561d3b"/>
    </style:style>
    <style:style style:name="T286" style:family="text">
      <style:text-properties style:text-line-through-style="none" style:text-line-through-type="none" fo:font-style="italic" officeooo:rsid="15548f20" style:font-style-asian="italic" style:font-style-complex="italic"/>
    </style:style>
    <style:style style:name="T287" style:family="text">
      <style:text-properties style:text-line-through-style="none" style:text-line-through-type="none" fo:font-style="italic" officeooo:rsid="15566d61" style:font-style-asian="italic" style:font-style-complex="italic"/>
    </style:style>
    <style:style style:name="T288" style:family="text">
      <style:text-properties style:text-line-through-style="none" style:text-line-through-type="none" fo:font-style="italic" officeooo:rsid="15c5cee1" style:font-style-asian="italic" style:font-style-complex="italic"/>
    </style:style>
    <style:style style:name="T289" style:family="text">
      <style:text-properties style:text-line-through-style="none" style:text-line-through-type="none" fo:font-style="normal" officeooo:rsid="15566d61" style:font-style-asian="normal" style:font-style-complex="normal"/>
    </style:style>
    <style:style style:name="T290" style:family="text">
      <style:text-properties style:text-line-through-style="none" style:text-line-through-type="none" fo:font-style="normal" officeooo:rsid="15db31d1" style:font-style-asian="normal" style:font-style-complex="normal"/>
    </style:style>
    <style:style style:name="T291" style:family="text">
      <style:text-properties style:text-line-through-style="none" style:text-line-through-type="none" officeooo:rsid="15c5cee1"/>
    </style:style>
    <style:style style:name="T292" style:family="text">
      <style:text-properties style:text-line-through-style="none" style:text-line-through-type="none" officeooo:rsid="15c7390a"/>
    </style:style>
    <style:style style:name="T293" style:family="text">
      <style:text-properties style:text-line-through-style="none" style:text-line-through-type="none" officeooo:rsid="15c86cac"/>
    </style:style>
    <style:style style:name="T294" style:family="text">
      <style:text-properties officeooo:rsid="0d7362c4"/>
    </style:style>
    <style:style style:name="T295" style:family="text">
      <style:text-properties officeooo:rsid="155cc408"/>
    </style:style>
    <style:style style:name="T296" style:family="text">
      <style:text-properties officeooo:rsid="0d9379a6"/>
    </style:style>
    <style:style style:name="T297" style:family="text">
      <style:text-properties officeooo:rsid="0d95252a"/>
    </style:style>
    <style:style style:name="T298" style:family="text">
      <style:text-properties officeooo:rsid="0d5148cd"/>
    </style:style>
    <style:style style:name="T299" style:family="text">
      <style:text-properties officeooo:rsid="0d973a05"/>
    </style:style>
    <style:style style:name="T300" style:family="text">
      <style:text-properties officeooo:rsid="0d9611f4"/>
    </style:style>
    <style:style style:name="T301" style:family="text">
      <style:text-properties officeooo:rsid="0da33562"/>
    </style:style>
    <style:style style:name="T302" style:family="text">
      <style:text-properties officeooo:rsid="0da36adf"/>
    </style:style>
    <style:style style:name="T303" style:family="text">
      <style:text-properties officeooo:rsid="0da61f03"/>
    </style:style>
    <style:style style:name="T304" style:family="text">
      <style:text-properties officeooo:rsid="0d54ac77"/>
    </style:style>
    <style:style style:name="T305" style:family="text">
      <style:text-properties officeooo:rsid="0d672746"/>
    </style:style>
    <style:style style:name="T306" style:family="text">
      <style:text-properties officeooo:rsid="0d65bd7f"/>
    </style:style>
    <style:style style:name="T307" style:family="text">
      <style:text-properties officeooo:rsid="0d641a8b"/>
    </style:style>
    <style:style style:name="T308" style:family="text">
      <style:text-properties officeooo:rsid="0d642d48"/>
    </style:style>
    <style:style style:name="T309" style:family="text">
      <style:text-properties officeooo:rsid="156d5b88"/>
    </style:style>
    <style:style style:name="T310" style:family="text">
      <style:text-properties style:text-line-through-style="solid" style:text-line-through-type="single" officeooo:rsid="138c7237"/>
    </style:style>
    <style:style style:name="T311" style:family="text">
      <style:text-properties officeooo:rsid="15721ec8"/>
    </style:style>
    <style:style style:name="T312" style:family="text">
      <style:text-properties officeooo:rsid="15821c44"/>
    </style:style>
    <style:style style:name="T313" style:family="text">
      <style:text-properties officeooo:rsid="15850cae"/>
    </style:style>
    <style:style style:name="T314" style:family="text">
      <style:text-properties officeooo:rsid="1586ce1d"/>
    </style:style>
    <style:style style:name="T315" style:family="text">
      <style:text-properties officeooo:rsid="158869a2"/>
    </style:style>
    <style:style style:name="T316" style:family="text">
      <style:text-properties officeooo:rsid="15919391"/>
    </style:style>
    <style:style style:name="T317" style:family="text">
      <style:text-properties officeooo:rsid="15954898"/>
    </style:style>
    <style:style style:name="T318" style:family="text">
      <style:text-properties officeooo:rsid="159b55f3"/>
    </style:style>
    <style:style style:name="T319" style:family="text">
      <style:text-properties officeooo:rsid="159daab7"/>
    </style:style>
    <style:style style:name="T320" style:family="text">
      <style:text-properties officeooo:rsid="159fbdb8"/>
    </style:style>
    <style:style style:name="T321" style:family="text">
      <style:text-properties officeooo:rsid="15a19515"/>
    </style:style>
    <style:style style:name="T322" style:family="text">
      <style:text-properties officeooo:rsid="15a632a8"/>
    </style:style>
    <style:style style:name="T323" style:family="text">
      <style:text-properties officeooo:rsid="15a87294"/>
    </style:style>
    <style:style style:name="T324" style:family="text">
      <style:text-properties officeooo:rsid="15a9d437"/>
    </style:style>
    <style:style style:name="T325" style:family="text">
      <style:text-properties officeooo:rsid="15aa00e0"/>
    </style:style>
    <style:style style:name="T326" style:family="text">
      <style:text-properties officeooo:rsid="15b04497"/>
    </style:style>
    <style:style style:name="T327" style:family="text">
      <style:text-properties officeooo:rsid="15b1e42f"/>
    </style:style>
    <style:style style:name="T328" style:family="text">
      <style:text-properties officeooo:rsid="15b3593b"/>
    </style:style>
    <style:style style:name="T329" style:family="text">
      <style:text-properties officeooo:rsid="15b70e3d"/>
    </style:style>
    <style:style style:name="T330" style:family="text">
      <style:text-properties officeooo:rsid="15ba8fab"/>
    </style:style>
    <style:style style:name="T331" style:family="text">
      <style:text-properties officeooo:rsid="15bc82d1"/>
    </style:style>
    <style:style style:name="T332" style:family="text">
      <style:text-properties officeooo:rsid="15bf5d33"/>
    </style:style>
    <style:style style:name="T333" style:family="text">
      <style:text-properties officeooo:rsid="15c0997f"/>
    </style:style>
    <style:style style:name="T334" style:family="text">
      <style:text-properties officeooo:rsid="15cca079"/>
    </style:style>
    <style:style style:name="T335" style:family="text">
      <style:text-properties officeooo:rsid="15da4f09"/>
    </style:style>
    <style:style style:name="T336" style:family="text">
      <style:text-properties officeooo:rsid="15daf212"/>
    </style:style>
    <style:style style:name="T337" style:family="text">
      <style:text-properties officeooo:rsid="15db31d1"/>
    </style:style>
    <style:style style:name="T338" style:family="text">
      <style:text-properties officeooo:rsid="1603671a"/>
    </style:style>
    <style:style style:name="T339" style:family="text">
      <style:text-properties officeooo:rsid="16047402"/>
    </style:style>
    <style:style style:name="T340" style:family="text">
      <style:text-properties officeooo:rsid="16072943"/>
    </style:style>
    <style:style style:name="T341" style:family="text">
      <style:text-properties officeooo:rsid="160cca47"/>
    </style:style>
    <style:style style:name="T342" style:family="text">
      <style:text-properties officeooo:rsid="161062d6"/>
    </style:style>
    <style:style style:name="T343" style:family="text">
      <style:text-properties officeooo:rsid="16128b7d"/>
    </style:style>
    <style:style style:name="T344" style:family="text">
      <style:text-properties officeooo:rsid="161485d1"/>
    </style:style>
    <style:style style:name="T345" style:family="text">
      <style:text-properties officeooo:rsid="1615201d"/>
    </style:style>
    <style:style style:name="T346" style:family="text">
      <style:text-properties officeooo:rsid="1615ff0b"/>
    </style:style>
    <style:style style:name="T347" style:family="text">
      <style:text-properties officeooo:rsid="1619bb3a"/>
    </style:style>
    <style:style style:name="T348" style:family="text">
      <style:text-properties officeooo:rsid="16219a92"/>
    </style:style>
    <style:style style:name="T349" style:family="text">
      <style:text-properties officeooo:rsid="16234ffd"/>
    </style:style>
    <style:style style:name="T350" style:family="text">
      <style:text-properties officeooo:rsid="16254483"/>
    </style:style>
    <style:style style:name="T351" style:family="text">
      <style:text-properties officeooo:rsid="1627ad51"/>
    </style:style>
    <style:style style:name="T352" style:family="text">
      <style:text-properties officeooo:rsid="162a42a9"/>
    </style:style>
    <style:style style:name="T353" style:family="text">
      <style:text-properties officeooo:rsid="162e5b3f"/>
    </style:style>
    <style:style style:name="T354" style:family="text">
      <style:text-properties officeooo:rsid="163033fd"/>
    </style:style>
    <style:style style:name="T355" style:family="text">
      <style:text-properties officeooo:rsid="16318f7e"/>
    </style:style>
    <style:style style:name="T356" style:family="text">
      <style:text-properties officeooo:rsid="1631d5ae"/>
    </style:style>
    <style:style style:name="T357" style:family="text">
      <style:text-properties officeooo:rsid="1635d3a2"/>
    </style:style>
    <style:style style:name="T358" style:family="text">
      <style:text-properties officeooo:rsid="163786d2"/>
    </style:style>
    <style:style style:name="T359" style:family="text">
      <style:text-properties officeooo:rsid="163ab008"/>
    </style:style>
    <style:style style:name="T360" style:family="text">
      <style:text-properties officeooo:rsid="163d6e39"/>
    </style:style>
    <style:style style:name="T361" style:family="text">
      <style:text-properties officeooo:rsid="163f6f49"/>
    </style:style>
    <style:style style:name="T362" style:family="text">
      <style:text-properties officeooo:rsid="13dfae71"/>
    </style:style>
    <style:style style:name="T363" style:family="text">
      <style:text-properties officeooo:rsid="1432d9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2" text:outline-level="1">Magické jazyky</text:h>
      <text:p text:style-name="P153">Staroelfština<text:line-break/>Staroelfské runy</text:p>
      <text:p text:style-name="P153">Starotrpasličtina<text:line-break/>Starotrpaslické runy</text:p>
      <text:p text:style-name="List_20_of_20_Items"/>
      <text:p text:style-name="P154">Starogoblinština <text:span text:style-name="T91">(ogronské klínové písmo)</text:span></text:p>
      <text:p text:style-name="List_20_of_20_Items">Staroorčtina<text:line-break/>Staroorcké hieratické písmo</text:p>
      <text:p text:style-name="List_20_of_20_Items">Ogronština<text:line-break/>Ogronské klínové písmo</text:p>
      <text:h text:style-name="P185" text:outline-level="2">TODO:</text:h>
      <text:list xml:id="list1133730318" text:style-name="L1">
        <text:list-item>
          <text:p text:style-name="P193">TODO: Kouzlo „psí čich“</text:p>
        </text:list-item>
        <text:list-item>
          <text:p text:style-name="P194">Přepočítat na body kouzla jako Strach (má to dosah a rozsah, efekt strachu může být taky obodovaný – půjde udělat i plošná verze s menším bonusem).</text:p>
        </text:list-item>
        <text:list-item>
          <text:p text:style-name="P195">Ocenit kouzla z wandek (tj. <text:span text:style-name="T230">s neomezeným opakováním</text:span>)</text:p>
          <text:list>
            <text:list-item>
              <text:p text:style-name="P196">Asi normálně v bodech (6?)</text:p>
            </text:list-item>
          </text:list>
        </text:list-item>
      </text:list>
      <text:h text:style-name="P186" text:outline-level="2">Cílení <text:span text:style-name="T200">a dosah</text:span> kouzel</text:h>
      <text:list xml:id="list4055248382" text:style-name="L2">
        <text:list-item>
          <text:p text:style-name="P197">Obecně dotyk nebo viditelnost.</text:p>
        </text:list-item>
        <text:list-item>
          <text:p text:style-name="P197">Některá kouzla by mohlo jít cílit i po zvuku, musí to ale mít u sebe uvedeno.</text:p>
        </text:list-item>
        <text:list-item>
          <text:p text:style-name="P199"><text:soft-page-break/>Pokud má kouzlo uveden dosah (dotyk, krá<text:span text:style-name="T199">t</text:span>ký, střední, dlouhý), tak musí být cíl zároveň v dosahu. <text:span text:style-name="T199">Když dosah není uveden, lze cílit cokoliv viditelného (asi bych měl psát: Dosah: dohled).</text:span></text:p>
        </text:list-item>
      </text:list>
      <text:p text:style-name="P52">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4">Kouzla, která stvoří krátký výšleh plamenů, zapálí jen troud nebo jiný <text:span text:style-name="T222">snadno zápalný materiál</text:span>. <text:span text:style-name="T259">Stejně zapalují i kouzla, která zraňují bleskem (třeba </text:span><text:span text:style-name="T40">Výboj</text:span><text:span text:style-name="T259"> nebo </text:span><text:span text:style-name="T40">Kulový blesk</text:span><text:span text:style-name="T259">).</text:span><text:line-break/><text:tab/>Kouzlo <text:span text:style-name="T1">Vzplanutí</text:span>, případně plamenná kouzla působící déle než jedno kolo, <text:span text:style-name="T221">zapálí i méně hořlavý materiál jako třeba suché dřevo nebo oblečení. Špatně hořlavý materiál, jako mokré dřevo nebo třeba čerstvé listí, zapálí až opakované seslání nebo dlouhé působení (alespoň 1 minutu).</text:span></text:p>
      <text:p text:style-name="P85">Když kouzlo zapálí něco hořlavého, následný oheň je zcela obyčejný, nemagický. <text:span text:style-name="T225">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4219615335" text:style-name="L3">
        <text:list-item>
          <text:p text:style-name="P155">Hořící šaty, <text:span text:style-name="T342">lampový olej</text:span>: <text:span text:style-name="T342">4kz</text:span> za kolo</text:p>
        </text:list-item>
        <text:list-item>
          <text:p text:style-name="P155"><text:span text:style-name="T223">Zápalný olej</text:span>: <text:span text:style-name="T340">5kz</text:span> za kolo</text:p>
        </text:list-item>
        <text:list-item>
          <text:p text:style-name="P155">Hranice, <text:span text:style-name="T204">lesní požár</text:span>: <text:span text:style-name="T340">6kz</text:span> za kolo</text:p>
        </text:list-item>
      </text:list>
      <text:p text:style-name="P83">Od zranění ohněm se <text:span text:style-name="T224">vždy</text:span> odečítá zbroj.</text:p>
      <text:h text:style-name="Heading_20_2" text:outline-level="2"><text:soft-page-break/>Fonty</text:h>
      <text:p text:style-name="P50"><text:a xlink:type="simple" xlink:href="https://www.dafont.com/theme.php?cat=402&amp;page=6" text:style-name="Internet_20_link" text:visited-style-name="Visited_20_Internet_20_Link">https://www.dafont.com/theme.php?cat=402&amp;page=6</text:a></text:p>
      <text:p text:style-name="P66"><text:a xlink:type="simple" xlink:href="http://www.1001fonts.com/foreign-imitation+runic-fonts.html" text:style-name="Internet_20_link" text:visited-style-name="Visited_20_Internet_20_Link">http://www.1001fonts.com/foreign-imitation+runic-fonts.html</text:a></text:p>
      <text:p text:style-name="P66"/>
      <text:p text:style-name="P67"><text:a xlink:type="simple" xlink:href="http://www.fontspace.com/dan-smiths-fantasy-fonts/ds-runenglish-2" text:style-name="Internet_20_link" text:visited-style-name="Visited_20_Internet_20_Link">http://www.fontspace.com/dan-smiths-fantasy-fonts/ds-runenglish-2</text:a></text:p>
      <text:p text:style-name="P67"><text:a xlink:type="simple" xlink:href="http://www.fontspace.com/pixel-sagas/ysgarth" text:style-name="Internet_20_link" text:visited-style-name="Visited_20_Internet_20_Link">http://www.fontspace.com/pixel-sagas/ysgarth</text:a></text:p>
      <text:p text:style-name="P68"><text:a xlink:type="simple" xlink:href="http://www.fontspace.com/dan-smiths-fantasy-fonts/ds-runenglish-1" text:style-name="Internet_20_link" text:visited-style-name="Visited_20_Internet_20_Link">http://www.fontspace.com/dan-smiths-fantasy-fonts/ds-runenglish-1</text:a></text:p>
      <text:p text:style-name="P70"><text:a xlink:type="simple" xlink:href="http://www.fontspace.com/nancy-lorenz/hobbiton-brushhand" text:style-name="Internet_20_link" text:visited-style-name="Visited_20_Internet_20_Link">http://www.fontspace.com/nancy-lorenz/hobbiton-brushhand</text:a></text:p>
      <text:p text:style-name="P73"><text:a xlink:type="simple" xlink:href="http://www.fontspace.com/herofonts/hidden-archives" text:style-name="Internet_20_link" text:visited-style-name="Visited_20_Internet_20_Link">http://www.fontspace.com/herofonts/hidden-archives</text:a></text:p>
      <text:p text:style-name="P74"><text:a xlink:type="simple" xlink:href="http://www.fontspace.com/nancy-lorenz/hobbiton" text:style-name="Internet_20_link" text:visited-style-name="Visited_20_Internet_20_Link">http://www.fontspace.com/nancy-lorenz/hobbiton</text:a></text:p>
      <text:p text:style-name="P75"><text:a xlink:type="simple" xlink:href="http://www.fontspace.com/lordjimiii/moonshadow" text:style-name="Internet_20_link" text:visited-style-name="Visited_20_Internet_20_Link">http://www.fontspace.com/lordjimiii/moonshadow</text:a></text:p>
      <text:p text:style-name="P78"><text:a xlink:type="simple" xlink:href="http://www.fontspace.com/pixel-sagas/eyvindr" text:style-name="Internet_20_link" text:visited-style-name="Visited_20_Internet_20_Link">http://www.fontspace.com/pixel-sagas/eyvindr</text:a></text:p>
      <text:p text:style-name="P76"><text:span text:style-name="T206">Dryády: </text:span><text:a xlink:type="simple" xlink:href="http://www.fontspace.com/poemhaiku/overthink-demo" text:style-name="Internet_20_link" text:visited-style-name="Visited_20_Internet_20_Link">http://www.fontspace.com/poemhaiku/overthink-demo</text:a></text:p>
      <text:p text:style-name="P77"><text:a xlink:type="simple" xlink:href="http://www.fontspace.com/cé-al/the-nirvana" text:style-name="Internet_20_link" text:visited-style-name="Visited_20_Internet_20_Link">http://www.fontspace.com/c%C3%A9-al/the-nirvana</text:a></text:p>
      <text:p text:style-name="P69">elfština:</text:p>
      <text:p text:style-name="P69"><text:a xlink:type="simple" xlink:href="http://www.fontspace.com/nancy-lorenz/elven-common-speak" text:style-name="Internet_20_link" text:visited-style-name="Visited_20_Internet_20_Link">http://www.fontspace.com/nancy-lorenz/elven-common-speak</text:a></text:p>
      <text:p text:style-name="P71"><text:a xlink:type="simple" xlink:href="http://www.fontspace.com/norfok-incredible-font-design/elvish-ring-nfi" text:style-name="Internet_20_link" text:visited-style-name="Visited_20_Internet_20_Link">http://www.fontspace.com/norfok-incredible-font-design/elvish-ring-nfi</text:a></text:p>
      <text:p text:style-name="P72"><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49">Možná bych mohl říkat „připoutávání kouzel“ místo „předsesílání kouzel“, ať je to stejná terminologie jako u magických předmětů.</text:p>
      <text:p text:style-name="P49">- <text:span text:style-name="T330">respektive spíš všemu říkat „aktivace“ (na druhou stranu to se bude plést s „aktivační formulí“. Takže možná spíš „příprava“ předmětu/kouzla?).</text:span></text:p>
      <text:h text:style-name="P187"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9">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90"><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47">Runa živlu: Oheň, Život, <text:span text:style-name="T192">Mráz</text:span></text:p>
      <text:p text:style-name="P47">Runa<text:span text:style-name="T98"> způsobu: Zdvojení (2 cíle), </text:span><text:span text:style-name="T99">N</text:span><text:span text:style-name="T98">egace, </text:span></text:p>
      <text:h text:style-name="P188" text:outline-level="2">Zpracováno:</text:h>
      <text:p text:style-name="Text_20_body">AGTNAN</text:p>
      <text:h text:style-name="P190" text:outline-level="1">Tvorba kouzel</text:h>
      <text:p text:style-name="P34">Bodový systém:</text:p>
      <text:list xml:id="list358573490" text:style-name="L4">
        <text:list-item>
          <text:p text:style-name="P200"><text:span text:style-name="T96">Každé kouzlo má rozpočet 1</text:span><text:span text:style-name="T182">5</text:span><text:span text:style-name="T122"> </text:span><text:span text:style-name="T96">b</text:span><text:span text:style-name="T123">odů</text:span><text:span text:style-name="T96">.</text:span></text:p>
        </text:list-item>
        <text:list-item>
          <text:p text:style-name="P201"><text:span text:style-name="T96">Nově to zatím vypadá na 9 bodů (viz </text:span><text:span text:style-name="T1">vzplanutí</text:span><text:span text:style-name="T96"> a </text:span><text:span text:style-name="T1">kulový blesk</text:span><text:span text:style-name="T96">)</text:span></text:p>
        </text:list-item>
      </text:list>
      <text:p text:style-name="P44">6kz by asi měl být maximální damage roll – nechci mít potenciální maximální damage roll víc než +6, aby mi kouzla od NPCček haluzoidně neoneshotoval<text:span text:style-name="T360">a</text:span> postavy.</text:p>
      <text:p text:style-name="P43">Další pozn.: Mít cenu rovnou počtu kz zní jako dobrej nápad, bude se to dobře pamatovat.</text:p>
      <text:list xml:id="list4134506308" text:style-name="L5">
        <text:list-item>
          <text:p text:style-name="P202">0: 0b<text:line-break/>(Pouze pro kouzla s dodatečným zraněním, např. Vzplanutí)</text:p>
        </text:list-item>
        <text:list-item>
          <text:p text:style-name="P203">1kz: 1b</text:p>
        </text:list-item>
        <text:list-item>
          <text:p text:style-name="P203">2kz: 2b</text:p>
        </text:list-item>
        <text:list-item>
          <text:p text:style-name="P204"><text:span text:style-name="T341">3kz</text:span>: <text:span text:style-name="T341">3</text:span>b</text:p>
        </text:list-item>
      </text:list>
      <text:list xml:id="list4274373835" text:style-name="L6">
        <text:list-item>
          <text:p text:style-name="P235"><text:span text:style-name="T179">4</text:span><text:span text:style-name="T178">kz</text:span><text:span text:style-name="T113">: </text:span><text:span text:style-name="T179">4</text:span><text:span text:style-name="T114">b</text:span></text:p>
        </text:list-item>
        <text:list-item>
          <text:p text:style-name="P236"><text:span text:style-name="T179">5</text:span><text:span text:style-name="T178">kz</text:span><text:span text:style-name="T113">: </text:span><text:span text:style-name="T238">5</text:span><text:span text:style-name="T114">b</text:span></text:p>
        </text:list-item>
        <text:list-item>
          <text:p text:style-name="P236"><text:span text:style-name="T179">6kz</text:span><text:span text:style-name="T113">: </text:span><text:span text:style-name="T238">6</text:span><text:span text:style-name="T114">b</text:span></text:p>
        </text:list-item>
        <text:list-item>
          <text:p text:style-name="P237"><text:span text:style-name="T131">Zranění každé kolo po dobu udržování: </text:span><text:span text:style-name="T132">+4b</text:span></text:p>
        </text:list-item>
        <text:list-item>
          <text:p text:style-name="P251"><text:span text:style-name="T132">E</text:span><text:span text:style-name="T96">fekt vzplanutí (</text:span><text:span text:style-name="T181">4</text:span><text:span text:style-name="T180">dz</text:span><text:span text:style-name="T96"> další 3 kola): </text:span><text:span text:style-name="T175">+</text:span><text:span text:style-name="T177">4</text:span><text:span text:style-name="T175">b</text:span></text:p>
        </text:list-item>
      </text:list>
      <text:p text:style-name="P33">Obranný atribut:</text:p>
      <text:list xml:id="list485408616" text:style-name="L7">
        <text:list-item>
          <text:p text:style-name="P205"><text:soft-page-break/>Síla nebo Finesa: 0 bodů</text:p>
        </text:list-item>
        <text:list-item>
          <text:p text:style-name="P205">Duše: <text:span text:style-name="T359">1 bod (když má cíl lehkou zbroj, vyjde to nastejno)</text:span></text:p>
          <text:list>
            <text:list-item>
              <text:p text:style-name="P206">Platí se, jen když kouzlo zraňuje</text:p>
            </text:list-item>
          </text:list>
        </text:list-item>
      </text:list>
      <text:p text:style-name="P32">Dosah:</text:p>
      <text:list xml:id="list349276595" text:style-name="L8">
        <text:list-item>
          <text:p text:style-name="P207"><text:span text:style-name="T242">Kontaktní</text:span>: <text:span text:style-name="T214">0 bodů</text:span></text:p>
        </text:list-item>
        <text:list-item>
          <text:p text:style-name="P207">Krátký: <text:span text:style-name="T214">1 bod</text:span></text:p>
          <text:list>
            <text:list-item>
              <text:p text:style-name="P209">Aury by vždycky měly mít <text:span text:style-name="T248">nejvýše</text:span> krátký dosah. Bylo by divný, kdyby aura ovlivňovala cíl <text:span text:style-name="T247">desítky či </text:span>stovky metrů daleko.</text:p>
            </text:list-item>
          </text:list>
        </text:list-item>
        <text:list-item>
          <text:p text:style-name="P207">Střední: <text:span text:style-name="T336">3 body</text:span></text:p>
        </text:list-item>
        <text:list-item>
          <text:p text:style-name="P207">Dlouhý: <text:span text:style-name="T335">6 bodů</text:span></text:p>
        </text:list-item>
        <text:list-item>
          <text:p text:style-name="P210">Dohled: 10 bodů</text:p>
        </text:list-item>
      </text:list>
      <text:p text:style-name="P31">Rozsah:</text:p>
      <text:list xml:id="list3210438414" text:style-name="L9">
        <text:list-item>
          <text:p text:style-name="P211"><text:span text:style-name="T218">1 cíl</text:span>: <text:span text:style-name="T215">0 bodů</text:span></text:p>
        </text:list-item>
        <text:list-item>
          <text:p text:style-name="P212"><text:span text:style-name="T217">Lajna (kulový blesk), cíle těsně před sebou</text:span>: <text:span text:style-name="T236">2 bod</text:span></text:p>
        </text:list-item>
        <text:list-item>
          <text:p text:style-name="P213"><text:span text:style-name="T216">Koule o průměru (Duše) metrů nebo (Duše) cílů</text:span>: <text:span text:style-name="T236">4 body</text:span></text:p>
        </text:list-item>
        <text:list-item>
          <text:p text:style-name="P214">Všechno v dosahu: <text:span text:style-name="T236">6</text:span> bod<text:span text:style-name="T236">ů</text:span></text:p>
          <text:list>
            <text:list-item>
              <text:p text:style-name="P215">U zraňujících kouzel lze <text:span text:style-name="T262">toto</text:span> kombinovat nejvýše s krátkým dosahem (<text:span text:style-name="T1">Ohnivý déšť</text:span>).</text:p>
            </text:list-item>
          </text:list>
        </text:list-item>
      </text:list>
      <text:p text:style-name="P45">Efekty:</text:p>
      <text:p text:style-name="P45">/<text:span text:style-name="T361">* Hmm, tohle je otázka. Efekty jsou teď k dispozici vždycky... */</text:span></text:p>
      <text:list xml:id="list151036594348766" text:continue-numbering="true" text:style-name="L9">
        <text:list-item>
          <text:p text:style-name="P208"><text:span text:style-name="T1">zatlačení </text:span><text:span text:style-name="T29">nebo zabránění v akci</text:span>: <text:span text:style-name="T240">6 bodů</text:span></text:p>
          <text:list>
            <text:list-item>
              <text:p text:style-name="P216"><text:soft-page-break/><text:span text:style-name="T241">S</text:span>tejně jako základní zranění</text:p>
            </text:list-item>
          </text:list>
        </text:list-item>
        <text:list-item>
          <text:p text:style-name="P218"><text:span text:style-name="T28">vytvoření </text:span><text:span text:style-name="T26">nevýhod</text:span><text:span text:style-name="T28">y</text:span><text:span text:style-name="T231"> (třeba strach)</text:span>: <text:span text:style-name="T235">6 bodů</text:span></text:p>
          <text:list>
            <text:list-item>
              <text:p text:style-name="P217"><text:span text:style-name="T241">S</text:span>tejně jako základní zranění</text:p>
            </text:list-item>
          </text:list>
        </text:list-item>
        <text:list-item>
          <text:p text:style-name="P219"><text:span text:style-name="T32">úprk</text:span> (například v hrůze): <text:span text:style-name="T244">9 bodů</text:span></text:p>
          <text:list>
            <text:list-item>
              <text:p text:style-name="P220"><text:span text:style-name="T241">V</text:span>íc než základní zranění, protože to komplet odstaví jednoho protivníka</text:p>
            </text:list-item>
            <text:list-item>
              <text:p text:style-name="P220"><text:span text:style-name="T241">Automaticky vyžaduje soustředění (když je odstavený cíl, musí být odstavený i kouzelník)</text:span>.</text:p>
            </text:list-item>
            <text:list-item>
              <text:p text:style-name="P221">Jde jen na 1 cíl (odstavit nejde nikdy víc než 1 cíl)</text:p>
            </text:list-item>
          </text:list>
        </text:list-item>
      </text:list>
      <text:h text:style-name="P191" text:outline-level="1">Rituály</text:h>
      <text:h text:style-name="P156" text:outline-level="4">Oprava</text:h>
      <text:p text:style-name="P149">/* Možná by se to mohlo jmenovat <text:span text:style-name="T1">Návrat v čase</text:span><text:span text:style-name="T96">. A mohlo by to jít i přehnat, takže se předmět naopak rozpadne na suroviny, ze kterých byl vyroben.</text:span> */</text:p>
      <text:p text:style-name="P149">Spraví jeden předmět. Funguje tak, že vrací předmět do původního stavu (využívá toho, že si předmět pamatuje, jak vypadal před tím).</text:p>
      <text:p text:style-name="P149">Umožňuje léčit oživlé sochy a golemy.</text:p>
      <text:p text:style-name="P149">- umožňuje opravit staré, rozpadlé texty, takže půjdou opět přečíst.</text:p>
      <text:h text:style-name="P157" text:outline-level="4">Přivolání Ach<text:span text:style-name="T315">r</text:span>ata</text:h>
      <text:p text:style-name="P141"><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2"><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Achrate!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p text:style-name="P141">Přivolá diblíka Ach<text:span text:style-name="T312">r</text:span>ata.</text:p>
      <text:h text:style-name="P158" text:outline-level="4">Přivolání <text:span text:style-name="T58">Mogrora</text:span></text:h>
      <text:p text:style-name="P139"><text:span text:style-name="T1">Náročnost:</text:span> <text:span text:style-name="T314">8</text:span><text:line-break/><text:span text:style-name="T1">Sesílání:</text:span> 10 minut<text:line-break/><text:span text:style-name="T1">Suroviny:</text:span> Hrst síry, hrst uhelného prachu, 5 svic.</text:p>
      <text:p text:style-name="P140">Přivolá <text:span text:style-name="T313">dvouhlavého psa</text:span> <text:span text:style-name="T58">Mogrora</text:span>.</text:p>
      <text:p text:style-name="P143"><text:soft-page-break/><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text:span><text:span text:style-name="T60">Mogrore</text:span><text:span text:style-name="T1">!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h text:style-name="P159" text:outline-level="4"><text:span text:style-name="T1">Přivolání </text:span><text:span text:style-name="T61">Urgragora</text:span></text:h>
      <text:p text:style-name="P143"><text:span text:style-name="T1">Náročnost: 20<text:line-break/>Sesílání:</text:span> 10 minut<text:line-break/><text:span text:style-name="T1">Suroviny:</text:span> Hrst kadidla, hrst uhelného prachu, 5 svic.</text:p>
      <text:p text:style-name="P143">Přivolá d0monického strážce Urgragora.</text:p>
      <text:h text:style-name="Heading_20_1" text:outline-level="1">Recepty</text:h>
      <text:h text:style-name="Heading_20_4" text:outline-level="4">Vylepšení hůlky ohně</text:h>
      <text:p text:style-name="P144"><text:span text:style-name="T1">Náročnost:</text:span> 8<text:line-break/><text:span text:style-name="T1">Sesílání:</text:span> 10 minut<text:line-break/><text:span text:style-name="T1">Suroviny:</text:span> <text:span text:style-name="T318">tento recept, </text:span><text:span text:style-name="T165">ohnivá žláza ze salamandra</text:span><text:span text:style-name="T318">, hrst kadidla, 3 svíce<text:line-break/></text:span><text:span text:style-name="T63">Pomůcky</text:span><text:span text:style-name="T164">:</text:span><text:span text:style-name="T317"> </text:span><text:span text:style-name="T239">očarovávací laboratoř</text:span></text:p>
      <text:p text:style-name="P8">Nechť se vnitřní oheň rubínu změní v nespoutaný žár.</text:p>
      <text:p text:style-name="P9">Nech<text:span text:style-name="T316">t</text:span> se vnit<text:span text:style-name="T316">r</text:span>n<text:span text:style-name="T316">i</text:span> ohe<text:span text:style-name="T316">n</text:span> rub<text:span text:style-name="T316">i</text:span>nu zm<text:span text:style-name="T316">e</text:span>n<text:span text:style-name="T316">i</text:span> v nespoutan<text:span text:style-name="T316">y</text:span> <text:span text:style-name="T316">za</text:span>r.</text:p>
      <text:p text:style-name="P38">Tento rituál přemění <text:span text:style-name="T1">hůlku ohně</text:span> v <text:span text:style-name="T1">hůlku žáru</text:span>. Recept je při tom spotřebován.</text:p>
      <text:h text:style-name="Heading_20_4" text:outline-level="4">Očarování sluneční<text:span text:style-name="T321">ho</text:span> štít<text:span text:style-name="T321">u</text:span></text:h>
      <text:p text:style-name="P16">Náročnost:<text:span text:style-name="T96"> </text:span><text:span text:style-name="T166">8</text:span><text:line-break/>Sesílání:<text:span text:style-name="T96"> 10 minut</text:span><text:line-break/>Suroviny: <text:span text:style-name="T318">tento recept, lapená bludička, hrst bronzového prachu, 3 svíce<text:line-break/>Pomůcky</text:span><text:span text:style-name="T164">: </text:span><text:span text:style-name="T237">očarovávací laboratoř</text:span></text:p>
      <text:p text:style-name="P10">Nech<text:span text:style-name="T316">t</text:span> se <text:span text:style-name="T319">v tomto stitu zrcadli slunecni jas</text:span>.</text:p>
      <text:p text:style-name="P41">Tento rituál <text:span text:style-name="T325">očaruje</text:span> <text:span text:style-name="T320">obyčejný bronzový štít na</text:span> <text:span text:style-name="T62">sluneční štít</text:span>. Recept je při tom spotřebován.</text:p>
      <text:h text:style-name="P160" text:outline-level="4">Očarování <text:span text:style-name="T321">tichých bot</text:span></text:h>
      <text:p text:style-name="P15">Náročnost:<text:span text:style-name="T96"> </text:span><text:span text:style-name="T166">8</text:span><text:line-break/>Sesílání:<text:span text:style-name="T96"> 10 minut</text:span><text:line-break/>Suroviny: <text:span text:style-name="T318">tento recept, zvukový orgán obří vážky, stříbrná nit, 3 svíce</text:span></text:p>
      <text:p text:style-name="P16"><text:soft-page-break/><text:span text:style-name="T318">Pomůcky</text:span><text:span text:style-name="T167">: </text:span><text:span text:style-name="T237">očarovávací laboratoř</text:span></text:p>
      <text:p text:style-name="P11">Nech<text:span text:style-name="T316">t</text:span> <text:span text:style-name="T322">tyto boty tlumi vsechny zvuky</text:span>.</text:p>
      <text:p text:style-name="P39">Tento rituál <text:span text:style-name="T325">očaruje</text:span> <text:span text:style-name="T320">obyčejné boty na</text:span> <text:span text:style-name="T64">tiché boty</text:span>. Recept je při tom spotřebován.</text:p>
      <text:h text:style-name="P161" text:outline-level="4">Očarování <text:span text:style-name="T323">elfího lana</text:span></text:h>
      <text:p text:style-name="P17">Náročnost:<text:span text:style-name="T96"> </text:span><text:span text:style-name="T166">8</text:span><text:line-break/>Sesílání:<text:span text:style-name="T96"> 10 minut</text:span><text:line-break/>Suroviny: <text:span text:style-name="T318">tento recept, 3 pupeny masožravé liány, stříbrná nit, 3 svíce<text:line-break/>Pomůcky</text:span><text:span text:style-name="T167">: </text:span><text:span text:style-name="T237">očarovávací laboratoř</text:span></text:p>
      <text:p text:style-name="P12">Nech<text:span text:style-name="T316">t</text:span> <text:span text:style-name="T322">toto lano slouzi svemu ucelu</text:span>.</text:p>
      <text:p text:style-name="P40">Tento rituál <text:span text:style-name="T324">očaruje</text:span> <text:span text:style-name="T320">obyčejné lano na</text:span> <text:span text:style-name="T65">elfí lano</text:span>. Recept je při tom spotřebován.</text:p>
      <text:h text:style-name="P162" text:outline-level="4"><text:span text:style-name="T326">Dobíjení</text:span> <text:span text:style-name="T326">rubínu</text:span></text:h>
      <text:p text:style-name="P18">Náročnost:<text:span text:style-name="T96"> </text:span><text:span text:style-name="T168">4</text:span><text:line-break/>Sesílání:<text:span text:style-name="T96"> 10 minut</text:span><text:line-break/>Suroviny: <text:span text:style-name="T165">ohnivá žláza ze salamandra</text:span><text:span text:style-name="T167">, 3 svíce</text:span><text:span text:style-name="T318"><text:line-break/>Pomůcky</text:span><text:span text:style-name="T167">: </text:span><text:span text:style-name="T237">očarovávací laboratoř</text:span></text:p>
      <text:p text:style-name="P13"><text:span text:style-name="T327">Necht v tomto rubinu opet vzplane vnitrni ohen</text:span>.</text:p>
      <text:p text:style-name="P42">Tento rituál <text:span text:style-name="T328">obnoví žár rubínu, například v </text:span><text:span text:style-name="T66">holi ohně</text:span>. <text:span text:style-name="T328">Recept lze použít opakovaně.</text:span></text:p>
      <text:h text:style-name="Heading_20_1" text:outline-level="1">Kouzla</text:h>
      <text:h text:style-name="Heading_20_4" text:outline-level="4">Najdi kouzla</text:h>
      <text:p text:style-name="P19">Po dobu soustředění <text:span text:style-name="T89">poznáš</text:span> kouzla a magické předměty:</text:p>
      <text:list xml:id="list3859832830" text:style-name="L10">
        <text:list-item>
          <text:p text:style-name="P252">Neaktivní (nepřipoutané) magické předměty mají slabě modrou auru.</text:p>
        </text:list-item>
        <text:list-item>
          <text:p text:style-name="P252">Připoutané magické předměty <text:span text:style-name="T90">mají jasnou bílou auru (svítí asi jako svíčka)</text:span>.</text:p>
        </text:list-item>
        <text:list-item>
          <text:p text:style-name="P253">Kouzlem <text:span text:style-name="T212">s</text:span>tvořená hmota velmi slabě září.</text:p>
        </text:list-item>
      </text:list>
      <text:p text:style-name="P146">Poznáš například, jestli má kouzlo ze svitku někdo předseslané. Můžeš takto snadno najít magický předmět po tmě, ale nikoliv předmět schovaný v truhle. Auru a záři vidíš pouze ty.</text:p>
      <text:p text:style-name="P146">/* <text:span text:style-name="T331">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8">(ale taky třeba goblinské)</text:span></text:p>
      <text:p text:style-name="P137"><text:span text:style-name="T87">Po dobu </text:span><text:span text:style-name="T2">soustředění</text:span><text:span text:style-name="T87"> z tebe bude vycházet hustá mlha</text:span>. <text:span text:style-name="T201">Poté nezmizí</text:span><text:span text:style-name="T108">, </text:span><text:span text:style-name="T110">vydrží</text:span><text:span text:style-name="T109"> stejně jako obyčejná.</text:span> <text:span text:style-name="T201">Je těžší než vzduch, takže se drží u země.</text:span> <text:span text:style-name="T87">Zcela zaplnit místnost velikosti stodoly trvá zhruba minutu</text:span>.</text:p>
      <text:h text:style-name="P163" text:outline-level="4">Dým</text:h>
      <text:p text:style-name="P1">Trpaslické kouzlo</text:p>
      <text:p text:style-name="P138"><text:soft-page-break/><text:span text:style-name="T87">Po dobu </text:span><text:span text:style-name="T2">soustředění</text:span><text:span text:style-name="T87"> z tebe bude vycházet hustý, štiplavý dým</text:span>. <text:span text:style-name="T309">Poté nezmizí</text:span><text:span text:style-name="T108">, </text:span><text:span text:style-name="T110">vydrží</text:span><text:span text:style-name="T109"> stejně jako obyčej</text:span><text:span text:style-name="T111">ný</text:span><text:span text:style-name="T109">.</text:span> Dá se v něm normálně dýchat, <text:span text:style-name="T84">ale není v něm vůbec vidět</text:span>. <text:span text:style-name="T202">Je lehčí než vzduch, takže pomalu stoupá vzhůru. Zcela zaplnit místnost velikosti stodoly trvá zhruba minutu</text:span>.</text:p>
      <text:h text:style-name="Heading_20_4" text:outline-level="4">Zlom kouzlo</text:h>
      <text:p text:style-name="P51"><text:span text:style-name="T8">Dosah:</text:span><text:span text:style-name="T100"> střední </text:span><text:span text:style-name="T173">(3b)</text:span><text:span text:style-name="T8"><text:line-break/></text:span><text:span text:style-name="T1">Rozsah:</text:span> 1 předmět</text:p>
      <text:p text:style-name="P136">Deaktivuje jeden magický předmět. Pokud z něj bylo připoutáno kouzlo, je tím spotřebováno a zrušeno.</text:p>
      <text:list xml:id="list2902368821" text:style-name="L11">
        <text:list-item>
          <text:p text:style-name="P254">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5">/* <text:span text:style-name="T332">Tohle je taky extra mocné – umožnilo by to například vypínat magické pasti */</text:span></text:p>
      <text:h text:style-name="P164" text:outline-level="4">Přenos myšlenek</text:h>
      <text:p text:style-name="P30"><text:span text:style-name="T1">Dosah:</text:span> <text:span text:style-name="T333">dohled nebo dotyk (10b)</text:span></text:p>
      <text:p text:style-name="P29">Po dobu <text:span text:style-name="T1">soustředění</text:span> můžeš s cílem telepaticky rozmlouvat. Uslyšíš jen to, co ti bude chtít sdělit. Bez znalosti jazyka si nebudete rozumět.</text:p>
      <text:h text:style-name="P165" text:outline-level="4">Děs</text:h>
      <text:p text:style-name="P88"><text:span text:style-name="T38">Hod</text:span><text:span text:style-name="T4">: +</text:span><text:span text:style-name="T35">2</text:span><text:span text:style-name="T34"> </text:span><text:span text:style-name="T37">proti Duši</text:span><text:span text:style-name="T34"> (</text:span><text:span text:style-name="T35">6</text:span><text:span text:style-name="T34">b)</text:span><text:span text:style-name="T5"><text:line-break/></text:span><text:span text:style-name="T13">Dosah:</text:span><text:span text:style-name="T103"> </text:span><text:span text:style-name="T125">krátký</text:span><text:span text:style-name="T117"> (</text:span><text:span text:style-name="T125">1</text:span><text:span text:style-name="T117">b)</text:span><text:span text:style-name="T5"><text:line-break/></text:span><text:span text:style-name="T6">Rozsah: 1 cíl </text:span><text:span text:style-name="T33">(0b)</text:span><text:span text:style-name="T6"><text:line-break/></text:span><text:span text:style-name="T30">Efekt: </text:span><text:span text:style-name="T31">Úprk</text:span><text:span text:style-name="T30"> (</text:span><text:span text:style-name="T36">9</text:span><text:span text:style-name="T30">b)</text:span></text:p>
      <text:p text:style-name="P36"><text:soft-page-break/><text:span text:style-name="T196">P</text:span>okud se cíl neubrání, zchvátí jej smrteln<text:span text:style-name="T232">ý</text:span> <text:span text:style-name="T27">děs</text:span>. Počínaje dalším kolem se dá na panický útěk <text:span text:style-name="T197">a nezastaví se, dokud se</text:span> nedostane do bezpečí. <text:span text:style-name="T226">Když nemá kam utéct, berte tvůj hod jako </text:span><text:span text:style-name="T7">vytvoření nevýhody</text:span><text:span text:style-name="T197"> proti Duši. Dokud trvá tvé </text:span><text:span text:style-name="T7">soustředění</text:span><text:span text:style-name="T197">, nedokáže tě nijak ohrozit.</text:span></text:p>
      <text:h text:style-name="P166" text:outline-level="4">Aura <text:span text:style-name="T329">odvahy</text:span></text:h>
      <text:p text:style-name="P7"><text:span text:style-name="T245">Dosah:</text:span><text:span text:style-name="T103"> </text:span><text:span text:style-name="T120">krátký</text:span><text:span text:style-name="T117"> (</text:span><text:span text:style-name="T121">1</text:span><text:span text:style-name="T117">b)</text:span><text:span text:style-name="T207"><text:line-break/>Rozsah:</text:span><text:span text:style-name="T103"> </text:span><text:span text:style-name="T115">všechno v dosahu </text:span><text:span text:style-name="T116">(</text:span><text:span text:style-name="T126">6</text:span><text:span text:style-name="T116">b)</text:span></text:p>
      <text:p text:style-name="P37">Po dobu <text:span text:style-name="T1">soustředění</text:span> <text:span text:style-name="T295">kolem tebe bude neviditelná aura dodávající odvahu. Všichni uvnitř, s výjimkou těch, které určíš, jsou</text:span> <text:span text:style-name="T195">imunní proti jakékoliv formě </text:span><text:span text:style-name="T48">strachu</text:span><text:span text:style-name="T195"> i </text:span><text:span text:style-name="T48">děsu</text:span><text:span text:style-name="T195"> a dokáží dělat věci, k nimž by se jinak neodhodlali.</text:span></text:p>
      <text:h text:style-name="Heading_20_4" text:outline-level="4">Aura strachu</text:h>
      <text:p text:style-name="P4"><text:span text:style-name="T246">Hod</text:span>: +<text:span text:style-name="T245">1 proti Duši (3b)<text:line-break/>Dosah:</text:span><text:span text:style-name="T103"> </text:span><text:span text:style-name="T120">krátký</text:span><text:span text:style-name="T117"> (</text:span><text:span text:style-name="T121">1</text:span><text:span text:style-name="T117">b)</text:span><text:span text:style-name="T207"><text:line-break/>Rozsah:</text:span><text:span text:style-name="T103"> </text:span><text:span text:style-name="T115">všechno v dosahu </text:span><text:span text:style-name="T116">(</text:span><text:span text:style-name="T126">6</text:span><text:span text:style-name="T116">b)<text:line-break/></text:span><text:span text:style-name="T233">Efekt: Vytvoření nevýhody (6b)</text:span></text:p>
      <text:p text:style-name="P89">Po dobu <text:span text:style-name="T1">soustředění</text:span> kolem tebe bude zlověstná aura <text:span text:style-name="T1">strachu</text:span>. Každý, kdo <text:span text:style-name="T254">se v ní nachází, nebo do ní později</text:span> vstoupí, <text:span text:style-name="T255">s výjimkou cílů, které z účinku vyloučíš,</text:span> se musí bránit Duší proti <text:span text:style-name="T1">vytvoření nevýhody</text:span> tvým hodem na seslání. <text:span text:style-name="T253">Kdo se jednou ubrání, znovu si už házet nemusí. Strach trvá i po opuštění dosahu kouzla. Ukončením tvého </text:span><text:span text:style-name="T39">soustředění</text:span><text:span text:style-name="T253"> strach pomine a spolu s ním i z něj plynoucí nevýhody.</text:span></text:p>
      <text:h text:style-name="P167" text:outline-level="4">Aura <text:span text:style-name="T198">moci</text:span></text:h>
      <text:p text:style-name="P5"><text:span text:style-name="T249">H</text:span>od: +<text:span text:style-name="T250">5 na obranu (jen 9b, protože +2 je z plné obrany)<text:line-break/>Dosah:</text:span><text:span text:style-name="T103"> </text:span><text:span text:style-name="T118">krátký </text:span><text:span text:style-name="T119">(1b)</text:span><text:span text:style-name="T207"><text:line-break/>Rozsah:</text:span><text:span text:style-name="T103"> </text:span><text:span text:style-name="T115">všechno v dosahu </text:span><text:span text:style-name="T116">(</text:span><text:span text:style-name="T127">6</text:span><text:span text:style-name="T116">b)</text:span></text:p>
      <text:p text:style-name="P48"><text:soft-page-break/>Po dobu <text:span text:style-name="T1">soustředění</text:span> <text:span text:style-name="T234">vyzařuješ takový majestát, že se ti inteligentní <text:s/>bytosti budou zdráhat ublížit</text:span>. <text:span text:style-name="T213">Místo všech hodů na obranu si proti nim házíš </text:span><text:span text:style-name="T112">na seslání</text:span><text:span text:style-name="T194">.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1">Hod</text:span>: +<text:span text:style-name="T252">3 (9b)<text:line-break/>Dosah:</text:span><text:span text:style-name="T103"> </text:span><text:span text:style-name="T130">krátký</text:span><text:span text:style-name="T103"> </text:span><text:span text:style-name="T128">(</text:span><text:span text:style-name="T130">1</text:span><text:span text:style-name="T128">b)</text:span><text:span text:style-name="T207"><text:line-break/>Rozsah:</text:span><text:span text:style-name="T103"> 1 cíl </text:span><text:span text:style-name="T129">(0b)</text:span><text:span text:style-name="T103"><text:line-break/></text:span><text:span text:style-name="T233">Efekt: Protiakce (6b)</text:span></text:p>
      <text:p text:style-name="P79"><text:span text:style-name="T103">Používá se jako </text:span><text:span text:style-name="T13">bránění v akci</text:span><text:span text:style-name="T103"> proti </text:span><text:span text:style-name="T104">sesílání</text:span><text:span text:style-name="T103"> kouzl</text:span><text:span text:style-name="T104">a</text:span><text:span text:style-name="T103">. V případě úspěchu </text:span><text:span text:style-name="T105">je zrušené kouzlo spotřebované a</text:span><text:span text:style-name="T103"> nemá žádný účinek.</text:span></text:p>
      <text:h text:style-name="Heading_20_4" text:outline-level="4">Světlo</text:h>
      <text:p text:style-name="P93"><text:span text:style-name="T102">Formule: Solren<text:line-break/></text:span>Dosah: <text:span text:style-name="T339">dotek</text:span><text:line-break/>Rozsah: 1 předmět</text:p>
      <text:p text:style-name="P93">Po dobu soustředění bude předmět svítit. Můžeš libovolně měnit barvu světla a jeho intenzitu. Největší možná je zhruba jako</text:p>
      <text:p text:style-name="P93">maják - osvětlí velký sál.</text:p>
      <text:h text:style-name="Heading_20_4" text:outline-level="4">Tma</text:h>
      <text:p text:style-name="P56"><text:span text:style-name="T1">Dosah:</text:span> <text:span text:style-name="T142">krátký </text:span><text:span text:style-name="T174">(1b)</text:span><text:line-break/><text:span text:style-name="T1">Rozsah:</text:span> 1 předmět</text:p>
      <text:p text:style-name="P95"><text:span text:style-name="T101">Sesílá se na </text:span><text:span text:style-name="T134">zdroj světla. </text:span><text:span text:style-name="T101">Po </text:span><text:span text:style-name="T133">dobu </text:span><text:span text:style-name="T43">soustředění</text:span><text:span text:style-name="T170"> </text:span><text:span text:style-name="T171">zcela pohltí</text:span><text:span text:style-name="T134"> </text:span><text:span text:style-name="T171">s</text:span><text:span text:style-name="T134">větlo </text:span><text:span text:style-name="T135">do síly</text:span><text:span text:style-name="T134"> </text:span><text:span text:style-name="T135">lucerny</text:span><text:span text:style-name="T134">, silnější pouze utlumí. Sluneční světlo toto kouzlo neovlivní. Po </text:span><text:span text:style-name="T172">u</text:span><text:span text:style-name="T134">končení </text:span><text:span text:style-name="T67">soustředění</text:span><text:span text:style-name="T134"> se intenzita </text:span><text:span text:style-name="T136">zdroje světla</text:span><text:span text:style-name="T134"> vrátí do přirozeného stavu.</text:span></text:p>
      <text:h text:style-name="P168" text:outline-level="4">Rozhlížení</text:h>
      <text:p text:style-name="P57"><text:span text:style-name="T1">Dosah:</text:span> <text:span text:style-name="T143">dlouhý </text:span><text:span text:style-name="T174">(6b)</text:span></text:p>
      <text:p text:style-name="P94"><text:soft-page-break/><text:span text:style-name="T101">Po </text:span><text:span text:style-name="T133">dobu </text:span><text:span text:style-name="T43">soustředění</text:span><text:span text:style-name="T101"> vidíš to, co bys viděl, kdybys stál na cílovém místě.</text:span></text:p>
      <text:h text:style-name="P169" text:outline-level="4">Hyperprostor</text:h>
      <text:p text:style-name="P58"><text:span text:style-name="T49">Hod: +0 proti Duši</text:span><text:span text:style-name="T1"><text:line-break/>Dosah:</text:span> <text:span text:style-name="T144">krátký </text:span><text:span text:style-name="T174">(1b)</text:span><text:line-break/><text:span text:style-name="T1">Rozsah:</text:span> 1 <text:span text:style-name="T270">cíl</text:span></text:p>
      <text:p text:style-name="Example">/* <text:span text:style-name="T278">Ok tak nakonec to nechám – je to omezené viditelností a krátkým dosahem. I tak by ale tohle kouzlo mělo přijít do hry až na vyšších úrovních.</text:span> */</text:p>
      <text:p text:style-name="Example">/* <text:span text:style-name="T275">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76">Levitace by to mohla mít stejně.</text:span></text:p>
      <text:p text:style-name="Example">Pozn.: V kombinací s teleportační runou by šlo asi cheatovat tím, že runu nejdřív někam hodím a pak se tam portnu. V zásadě se mi to docela líbí, <text:span text:style-name="T277">je to hodně kombinační. A je to pořád omezené tím, že se runou musím trefit.</text:span></text:p>
      <text:p text:style-name="Example">*/</text:p>
      <text:p text:style-name="P96">Tímto kouzlem přemístíš <text:span text:style-name="T271">cíl</text:span> <text:span text:style-name="T265">a</text:span> všechno, co ne<text:span text:style-name="T271">se (nikoliv táhne po zemi)</text:span>, na zvolené místo. <text:span text:style-name="T266">Cílový prostor musíš vidět, cíl se tam musí i se svým nákladem vejít a musí ho to tam unést – lze se teleportovat do vody, ale ne do vzduchu nebo na vrchol křoví.</text:span></text:p>
      <text:list xml:id="list4171758251" text:style-name="L12">
        <text:list-item>
          <text:p text:style-name="P256">Když <text:span text:style-name="T273">cíl</text:span> teleportuješ někomu do zad, <text:span text:style-name="T272">bude mít</text:span> v následujícím kole <text:span text:style-name="T274">proti dotyčnému</text:span> <text:span text:style-name="T267">velkou</text:span> výhodu.</text:p>
        </text:list-item>
        <text:list-item>
          <text:p text:style-name="P258"><text:span text:style-name="T101">K</text:span><text:span text:style-name="T96">dyž </text:span><text:span text:style-name="T145">cíl</text:span><text:span text:style-name="T96"> s teleportem nesouhlasí, může </text:span><text:span text:style-name="T145">se bránit Duš</text:span><text:span text:style-name="T169">í</text:span><text:span text:style-name="T145">.</text:span></text:p>
        </text:list-item>
      </text:list>
      <text:h text:style-name="P172" text:outline-level="4"><text:soft-page-break/>Návrat</text:h>
      <text:p text:style-name="P59"><text:span text:style-name="T49">Hod: +0 proti Duši<text:line-break/></text:span><text:span text:style-name="T1">Dosah:</text:span> <text:span text:style-name="T144">krátký </text:span><text:span text:style-name="T174">(1b)</text:span><text:line-break/><text:span text:style-name="T1">Rozsah:</text:span> <text:span text:style-name="T279">Všechny cíle určené při připoutání kouzla.</text:span></text:p>
      <text:p text:style-name="P108">Cíle tohoto kouzla se určují už při jeho připoutávání. <text:span text:style-name="T282">Musejí</text:span> <text:span text:style-name="T280">při tom</text:span> být v dosahu.<text:line-break/><text:tab/><text:span text:style-name="T281">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907514599" text:style-name="L13">
        <text:list-item>
          <text:p text:style-name="P259">Když někdo být přenesen nechce, může si hodit na obranu Duší.</text:p>
        </text:list-item>
      </text:list>
      <text:h text:style-name="P170" text:outline-level="4">Pomalý pád</text:h>
      <text:p text:style-name="P60"><text:span text:style-name="T286">Dosah:</text:span><text:span text:style-name="T284"> </text:span><text:span text:style-name="T289">kontaktní </text:span><text:span text:style-name="T290">(0b)</text:span><text:span text:style-name="T289"><text:line-break/></text:span><text:span text:style-name="T287">Rozsah:</text:span><text:span text:style-name="T289"> 1 cíl</text:span></text:p>
      <text:p text:style-name="P109"><text:span text:style-name="T284">P</text:span><text:span text:style-name="T283">o dobu </text:span><text:span text:style-name="T288">soustředění</text:span><text:span text:style-name="T283"> </text:span><text:span text:style-name="T285">cíl padá</text:span><text:span text:style-name="T283"> tak pomalu, že zvládne bez problémů bezpečně dopadnout.</text:span></text:p>
      <text:p text:style-name="P109"><text:span text:style-name="T283">/* </text:span><text:span text:style-name="T291">Tohle taky dost trivializuje </text:span><text:span text:style-name="T292">sešplhávání do různých děr a tak. Na druhou stranu na to obyčejně</text:span><text:span text:style-name="T291"> </text:span><text:span text:style-name="T292">stačí lano (což je taky předmět, byť méně skladný) a </text:span><text:span text:style-name="T293">na vyšplhání nahoru to nepomůže.</text:span><text:span text:style-name="T283"> */</text:span></text:p>
      <text:h text:style-name="P171" text:outline-level="4">Levitace</text:h>
      <text:p text:style-name="P148">Dosah: krátký <text:span text:style-name="T337">(1b)</text:span></text:p>
      <text:p text:style-name="P147"><text:span text:style-name="T334">Po dobu </text:span><text:span text:style-name="T68">soustředění</text:span><text:span text:style-name="T33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73" text:outline-level="4"><text:soft-page-break/>Neviditelnost</text:h>
      <text:p text:style-name="P113">TODO</text:p>
      <text:p text:style-name="P9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081964178" text:style-name="L14">
        <text:list-item>
          <text:p text:style-name="P260">Pokud neviditelného neprozrazuje nic jiného (zvuky, výrazný stín, obrys v dešti), tak má velkou výhodu proti těm, kdo jej nevidí.</text:p>
        </text:list-item>
        <text:list-item>
          <text:p text:style-name="P222">Když jej něco prozrazuje, má jen malou výhodu.</text:p>
        </text:list-item>
      </text:list>
      <text:p text:style-name="P97"><text:span text:style-name="T137">/* </text:span><text:span text:style-name="T138">Neviditelnou osobu lze detekovat přes </text:span><text:span text:style-name="T45">Najdi kouzla</text:span><text:span text:style-name="T137"> */</text:span></text:p>
      <text:h text:style-name="P174" text:outline-level="4">Vodní dech</text:h>
      <text:p text:style-name="P112"><text:span text:style-name="T1">Dosah:</text:span> krátký <text:span text:style-name="T337">(1b)</text:span><text:line-break/><text:span text:style-name="T1">Rozsah:</text:span> Všechny určené cíle v dosahu</text:p>
      <text:p text:style-name="P99"><text:span text:style-name="T137">Po dobu </text:span><text:span text:style-name="T46">soustředění</text:span><text:span text:style-name="T137"> umožňuje dýchat pod vodou.</text:span></text:p>
      <text:h text:style-name="Heading_20_2" text:outline-level="2"><text:span text:style-name="T101">Ú</text:span><text:span text:style-name="T96">točná kouzla</text:span></text:h>
      <text:h text:style-name="P175" text:outline-level="4"><text:span text:style-name="T348">+</text:span>Vzplanutí</text:h>
      <text:p text:style-name="P151"><text:span text:style-name="T80">Dosah:</text:span><text:span text:style-name="T362"> střední (3b)<text:line-break/></text:span><text:span text:style-name="T80">Rozsah:</text:span><text:span text:style-name="T362"> 1 cíl (0b)<text:line-break/></text:span><text:span text:style-name="T79">Hod:</text:span><text:span text:style-name="T203"> Duše + k6<text:line-break/></text:span><text:span text:style-name="T79">Zranění:</text:span><text:span text:style-name="T203"> +0 ohněm (0b) </text:span><text:span text:style-name="T69">+ </text:span><text:span text:style-name="T176">efekt vzplanutí (</text:span><text:span text:style-name="T184">6</text:span><text:span text:style-name="T176">b)</text:span></text:p>
      <text:p text:style-name="P152"><text:span text:style-name="T176">(</text:span><text:span text:style-name="T96">Zatím jsem na 9b)</text:span></text:p>
      <text:p text:style-name="P101">Pokud je cíl hořlavý, nebo má něco hořlavého na sobě, následující 3 kola bude zraňován ohněm za <text:span text:style-name="T349">4kz - zbroj</text:span>. Uhašení je akce.</text:p>
      <text:h text:style-name="P176" text:outline-level="4"><text:soft-page-break/><text:span text:style-name="T350">+</text:span>Ohniv<text:span text:style-name="T219">ý oblouk</text:span></text:h>
      <text:p text:style-name="P55"><text:span text:style-name="T9">Fyzický útok ohněm proti </text:span><text:span text:style-name="T14">Finese</text:span><text:span text:style-name="T4">: </text:span><text:span text:style-name="T71">3</text:span><text:span text:style-name="T9">/</text:span><text:span text:style-name="T71">4</text:span><text:span text:style-name="T10">k</text:span><text:span text:style-name="T71">z</text:span><text:span text:style-name="T14"> </text:span><text:span text:style-name="T17">(</text:span><text:span text:style-name="T71">9</text:span><text:span text:style-name="T18">b</text:span><text:span text:style-name="T17">/</text:span><text:span text:style-name="T71">4</text:span><text:span text:style-name="T17">b</text:span><text:span text:style-name="T19">)</text:span><text:span text:style-name="T1"><text:line-break/>Dosah:</text:span> <text:span text:style-name="T243">k</text:span><text:span text:style-name="T124">ontaktní</text:span><text:span text:style-name="T227"> (0b)</text:span><text:line-break/><text:span text:style-name="T1">Rozsah:</text:span> <text:span text:style-name="T219">všechno těsně před tebou (2b)</text:span></text:p>
      <text:p text:style-name="P82">Mezi rozpřaženýma rukama ti <text:span text:style-name="T258">obloukem</text:span> prošlehnou plameny a zraní <text:span text:style-name="T220">všechno těsně před tebou.</text:span></text:p>
      <text:h text:style-name="P177" text:outline-level="4"><text:span text:style-name="T350">+</text:span>Ohnivá střela</text:h>
      <text:p text:style-name="P62"><text:span text:style-name="T9">Fyzický útok ohněm proti </text:span><text:span text:style-name="T14">Finese</text:span><text:span text:style-name="T4">: </text:span><text:span text:style-name="T72">3</text:span><text:span text:style-name="T9">/</text:span><text:span text:style-name="T178">3kz</text:span><text:span text:style-name="T14"> </text:span><text:span text:style-name="T17">(</text:span><text:span text:style-name="T72">9</text:span><text:span text:style-name="T18">b</text:span><text:span text:style-name="T17">/</text:span><text:span text:style-name="T72">3</text:span><text:span text:style-name="T17">b</text:span><text:span text:style-name="T19">)</text:span><text:span text:style-name="T1"><text:line-break/>Dosah:</text:span> <text:span text:style-name="T209">střední (3b)</text:span><text:line-break/><text:span text:style-name="T1">Rozsah:</text:span> 1 <text:span text:style-name="T203">cíl (0b)</text:span></text:p>
      <text:p text:style-name="P80"><text:span text:style-name="T229">Z tvé ruky na určený cíl vyletí malá plamenná střela</text:span>.</text:p>
      <text:h text:style-name="P177" text:outline-level="4"><text:span text:style-name="T351">+</text:span>Ohnivá koule</text:h>
      <text:p text:style-name="P53"><text:span text:style-name="T57">Hod</text:span><text:span text:style-name="T4">: </text:span><text:span text:style-name="T160">1</text:span><text:span text:style-name="T146">/</text:span><text:span text:style-name="T185">5</text:span><text:span text:style-name="T178">kz</text:span><text:span text:style-name="T161"> </text:span><text:span text:style-name="T162">proti Finese</text:span><text:span text:style-name="T161"> </text:span><text:span text:style-name="T163">(oheň)</text:span><text:span text:style-name="T10"> </text:span><text:span text:style-name="T19">(</text:span><text:span text:style-name="T21">3</text:span><text:span text:style-name="T20">b/</text:span><text:span text:style-name="T73">5</text:span><text:span text:style-name="T20">b</text:span><text:span text:style-name="T19">)</text:span><text:span text:style-name="T1"><text:line-break/>Dosah:</text:span> <text:span text:style-name="T209">střední (3b)</text:span><text:line-break/><text:span text:style-name="T1">Rozsah:</text:span> <text:span text:style-name="T209">koule o průměru (Duše) metrů (4b)</text:span></text:p>
      <text:p text:style-name="P80"><text:span text:style-name="T228">Z tvé ruky vyletí malá plamenná koule a na určeném místě vybuchne v plamennou kouli</text:span>.</text:p>
      <text:h text:style-name="P178" text:outline-level="4"><text:span text:style-name="T352">+</text:span>Ohnivý déšť</text:h>
      <text:p text:style-name="P63"><text:span text:style-name="T9">Fyzický útok ohněm proti </text:span><text:span text:style-name="T74">Síle</text:span><text:span text:style-name="T4">: </text:span><text:span text:style-name="T42">0</text:span><text:span text:style-name="T9">/</text:span><text:span text:style-name="T75">4</text:span><text:span text:style-name="T178">kz</text:span><text:span text:style-name="T10"> </text:span><text:span text:style-name="T19">(</text:span><text:span text:style-name="T42">0</text:span><text:span text:style-name="T20">b/</text:span><text:span text:style-name="T75">4</text:span><text:span text:style-name="T20">b</text:span><text:span text:style-name="T19">)</text:span><text:span text:style-name="T1"><text:line-break/>Dosah:</text:span> <text:span text:style-name="T261">krátký (1b)</text:span><text:line-break/><text:span text:style-name="T1">Rozsah:</text:span> <text:span text:style-name="T261">všechno v dosahu (6b)<text:line-break/></text:span><text:span text:style-name="T41">Efekt:</text:span><text:span text:style-name="T261"> Zranění každé kolo po dobu udržování (4b)</text:span></text:p>
      <text:p text:style-name="P90">Po dobu <text:span text:style-name="T1">soustředění</text:span> bude kolem tebe sršet ohnivý déšť. <text:span text:style-name="T263">Každé kolo zasahuje všechny cíle s výjimkou těch, které z působení vyjmeš.</text:span></text:p>
      <text:h text:style-name="Heading_20_4" text:outline-level="4"><text:span text:style-name="T344">+</text:span>Výboj</text:h>
      <text:p text:style-name="P64"><text:span text:style-name="T54">Hod</text:span><text:span text:style-name="T4">: </text:span><text:span text:style-name="T146">2/</text:span><text:span text:style-name="T183">6</text:span><text:span text:style-name="T178">kz</text:span><text:span text:style-name="T147"> </text:span><text:span text:style-name="T150">proti Síle (blesk) </text:span><text:span text:style-name="T148"><text:s/></text:span><text:span text:style-name="T149">(6b/</text:span><text:span text:style-name="T183">6</text:span><text:span text:style-name="T149">b)</text:span><text:span text:style-name="T1"><text:line-break/>Dosah:</text:span> <text:span text:style-name="T338">střední (3b)</text:span><text:line-break/><text:span text:style-name="T1">Rozsah:</text:span> 1 <text:span text:style-name="T203">cíl (0b)</text:span></text:p>
      <text:p text:style-name="P86"><text:soft-page-break/><text:span text:style-name="T228">Z</text:span> tvé ruky na určený cíl <text:span text:style-name="T345">s hlasitým elektrickým zapraskáním</text:span> <text:span text:style-name="T228">přeskočí jasný výboj</text:span>.</text:p>
      <text:h text:style-name="Heading_20_4" text:outline-level="4"><text:span text:style-name="T353">+Zřetězený</text:span> <text:span text:style-name="T256">výboj</text:span></text:h>
      <text:p text:style-name="P54"><text:span text:style-name="T9">Fyzický útok </text:span><text:span text:style-name="T15">bleskem</text:span><text:span text:style-name="T9"> proti Síle</text:span><text:span text:style-name="T4">: </text:span><text:span text:style-name="T76">2</text:span><text:span text:style-name="T9">/</text:span><text:span text:style-name="T77">4</text:span><text:span text:style-name="T10">k</text:span><text:span text:style-name="T77">z</text:span><text:span text:style-name="T15"> </text:span><text:span text:style-name="T22">(</text:span><text:span text:style-name="T76">6</text:span><text:span text:style-name="T22">b/</text:span><text:span text:style-name="T77">4</text:span><text:span text:style-name="T22">b)</text:span><text:span text:style-name="T1"><text:line-break/>Dosah:</text:span> <text:span text:style-name="T210">krátký (1b)</text:span><text:line-break/><text:span text:style-name="T1">Rozsah:</text:span> <text:span text:style-name="T210">až (Duše) cílů (4b)</text:span></text:p>
      <text:p text:style-name="P87"><text:span text:style-name="T352">Z</text:span> tvé ruky <text:span text:style-name="T352">s</text:span> <text:span text:style-name="T345"><text:s/>hlasitým elektrickým zapraskáním</text:span> na určený cíl <text:span text:style-name="T352">přeskočí jasný výboj</text:span> <text:span text:style-name="T210">a zřetězí se na ostatní v tebou určeném pořadí. Každý cíl může být zasažen jen jednou.</text:span></text:p>
      <text:h text:style-name="Heading_20_4" text:outline-level="4"><text:span text:style-name="T343">+</text:span>Kulový blesk</text:h>
      <text:p text:style-name="P65"><text:span text:style-name="T1">Dosah:</text:span> <text:span text:style-name="T210">krátký (1b)</text:span><text:line-break/><text:span text:style-name="T1">Rozsah:</text:span> <text:span text:style-name="T211">všechno v přímé linii (2b)<text:line-break/></text:span><text:span text:style-name="T82">Hod:</text:span><text:span text:style-name="T211"> Duše + k6 proti Finese<text:line-break/></text:span><text:span text:style-name="T82">Zranění:</text:span><text:span text:style-name="T211"> </text:span><text:span text:style-name="T70">6</text:span><text:span text:style-name="T178">kz </text:span><text:span text:style-name="T187">bleskem</text:span><text:span text:style-name="T25"> </text:span><text:span text:style-name="T23">(</text:span><text:span text:style-name="T70">6</text:span><text:span text:style-name="T24">b</text:span><text:span text:style-name="T23">)</text:span></text:p>
      <text:p text:style-name="P65"><text:span text:style-name="T23">/</text:span><text:span text:style-name="T81">* Zatím 9b */</text:span></text:p>
      <text:p text:style-name="P150">Z tvé ruky <text:span text:style-name="T346">s hlasitým elektrickým praskáním</text:span> vyletí kulový blesk a zasáhne vše, co mu stojí v cestě. Zastaví <text:span text:style-name="T357">ho</text:span> jen kamenná zeď nebo podobně masivní <text:span text:style-name="T347">překážka</text:span>.</text:p>
      <text:h text:style-name="Heading_20_4" text:outline-level="4">Ledová tříšť</text:h>
      <text:p text:style-name="P92">TODO</text:p>
      <text:p text:style-name="P91">Ve vzduchu se objeví ostré ledové úlomky a velkou rychlostí vyletí k <text:span text:style-name="T264">vybranému</text:span> cíli.</text:p>
      <text:h text:style-name="P179" text:outline-level="4"><text:span text:style-name="T356">+</text:span>Telekine<text:span text:style-name="T191">tický úder</text:span></text:h>
      <text:p text:style-name="P61"><text:span text:style-name="T53">Hod</text:span><text:span text:style-name="T4">:</text:span><text:span text:style-name="T157"> </text:span><text:span text:style-name="T186">2</text:span><text:span text:style-name="T146">/</text:span><text:span text:style-name="T178">2kz</text:span><text:span text:style-name="T151"> </text:span><text:span text:style-name="T152">proti Finese</text:span><text:span text:style-name="T153"> </text:span><text:span text:style-name="T154">(</text:span><text:span text:style-name="T186">6</text:span><text:span text:style-name="T154">b/</text:span><text:span text:style-name="T186">2</text:span><text:span text:style-name="T154">b)</text:span><text:span text:style-name="T106"> </text:span><text:span text:style-name="T154">+ zatlačení </text:span><text:span text:style-name="T155">(</text:span><text:span text:style-name="T156">6</text:span><text:span text:style-name="T154">b</text:span><text:span text:style-name="T155">)</text:span><text:span text:style-name="T1"><text:line-break/>Dosah:</text:span> <text:span text:style-name="T208">krátký (1b)</text:span><text:line-break/><text:span text:style-name="T1">Rozsah:</text:span> 1 <text:span text:style-name="T203">cíl (0b)</text:span></text:p>
      <text:p text:style-name="P81">Do cíle udeří neviditelná síla. <text:span text:style-name="T354">Jedná se o </text:span><text:span text:style-name="T78">útok</text:span> a <text:span text:style-name="T257">současně </text:span><text:span text:style-name="T1">zatlačení protivníka</text:span>. <text:span text:style-name="T355">Kouzlo jde také použít na vyrážení dveří.</text:span></text:p>
      <text:h text:style-name="Heading_20_3" text:outline-level="3"><text:soft-page-break/>Léčivá kouzla</text:h>
      <text:p text:style-name="Text_20_body">/*</text:p>
      <text:p text:style-name="P21">- dnčkově, tj. třeba 1k4 + 3</text:p>
      <text:list xml:id="list493280168" text:style-name="L15">
        <text:list-item>
          <text:p text:style-name="P262">lehká zranění léčí hned, vážná až po vydatném odpočinku.</text:p>
        </text:list-item>
      </text:list>
      <text:p text:style-name="P22">- <text:span text:style-name="T85">nějaký vysokolevelový rituál (Heal) by mohl vyléčit všechno hned.</text:span></text:p>
      <text:p text:style-name="P23">- hodně high-level rituál Regenerace bude umět vyléčit i <text:span text:style-name="T86">zmrzačení.</text:span></text:p>
      <text:p text:style-name="P20">- raise dead asi nebude existovat (leda stvoření nemrtvého).</text:p>
      <text:p text:style-name="Text_20_body">*/</text:p>
      <text:h text:style-name="Heading_20_4" text:outline-level="4">Hojivý rituál</text:h>
      <text:p text:style-name="P26"><text:span text:style-name="T55">S</text:span><text:span text:style-name="T11">esílání</text:span><text:span text:style-name="T1">:</text:span> <text:span text:style-name="T205">10 minut</text:span><text:line-break/><text:span text:style-name="T12">Dosah:</text:span><text:span text:style-name="T188"> k</text:span><text:span text:style-name="T124">ontaktní<text:line-break/></text:span><text:span text:style-name="T56">Rozsah:</text:span><text:span text:style-name="T158"> </text:span><text:span text:style-name="T159">v</text:span><text:span text:style-name="T158">šechno v dosahu</text:span><text:line-break/><text:span text:style-name="T310">Suroviny: /* Možná něco, co omezí četnost použití? */</text:span></text:p>
      <text:p text:style-name="P2">Elfština, <text:span text:style-name="T94">goblinština, orčština</text:span></text:p>
      <text:p text:style-name="P24">/* <text:span text:style-name="T95">trpaslíci na to budou mít masti nebo tak něco</text:span> */</text:p>
      <text:p text:style-name="P25"><text:span text:style-name="T97">Nejbližší vydatný odpočinek po dokončení </text:span><text:span text:style-name="T1">Hojiv</text:span><text:span text:style-name="T3">ého</text:span><text:span text:style-name="T1"> rituál</text:span><text:span text:style-name="T3">u</text:span> <text:span text:style-name="T311">všem cílům vyléčí všechna lehká i vážná zranění.</text:span></text:p>
      <text:h text:style-name="Heading_20_4" text:outline-level="4">Uzdrav lehká zranění</text:h>
      <text:p text:style-name="P46"><text:span text:style-name="T1">Dosah:</text:span> <text:span text:style-name="T260">kontaktní</text:span></text:p>
      <text:p text:style-name="P3">Elfština, goblinština, orčtina</text:p>
      <text:p text:style-name="P102">Vyléčí lehká zranění za <text:span text:style-name="T358">Duše + 1k6</text:span>.</text:p>
      <text:h text:style-name="Heading_20_1" text:outline-level="1">Nezpracovaná kouzla</text:h>
      <text:h text:style-name="P180" text:outline-level="4">Rozptyl kouzla</text:h>
      <text:p text:style-name="P106"><text:span text:style-name="T8">Dosah:</text:span><text:span text:style-name="T100"> </text:span><text:span text:style-name="T107">krátký</text:span></text:p>
      <text:p text:style-name="P106"><text:span text:style-name="T107">/* </text:span><text:span text:style-name="T139">Tohle se mi moc nezdá. Je dost složité, kdy to funguje a kdy ne a navíc to umožňuje rušit kouzla bez rozmyslu – Zlom kouzlo je v tomhle lepší, protože je třeba nejdřív najít předmět.</text:span><text:span text:style-name="T107"> */</text:span></text:p>
      <text:p text:style-name="P107">V celém dosahu se okamžitě rozplyne všechno, co bylo stvořené kouzlem, včetně magických iluzí. <text:span text:style-name="T16">Rozptyl kouzla</text:span><text:span text:style-name="T363"> nepůsobí na aktivní magické předměty a na kouzla, která někdo udržuje soustředěním.</text:span></text:p>
      <text:h text:style-name="P181" text:outline-level="4"><text:span text:style-name="T92">I</text:span>dentifikace</text:h>
      <text:p text:style-name="P103"><text:span text:style-name="T93">Různé magické jazyky mají vlastní identifikační kouzla</text:span>. <text:span text:style-name="T92">Identifikace ve staroelfštině rozpoznává jen elfské magické předměty, atd.</text:span></text:p>
      <text:p text:style-name="P103">/*</text:p>
      <text:p text:style-name="P103">Orcká idenfitikace nejspíš vůbec nebude existovat, orcké předměty prostě budou dost záhadné.</text:p>
      <text:p text:style-name="P104">Ogří identifikace by asi exi<text:span text:style-name="T83">s</text:span>tovat mohla, ale bude hodně vzácná.</text:p>
      <text:p text:style-name="P103">*/</text:p>
      <text:p text:style-name="P103">/*</text:p>
      <text:p text:style-name="P105">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5"><text:soft-page-break/>- <text:span text:style-name="T193">spíš to teda vidím tak, že základní aktivační formule budou rovnou na itemech a pokročilé bude třeba někde najít.</text:span></text:p>
      <text:p text:style-name="P105">- <text:span text:style-name="T193">ještě to může být tak, že itemy půjdou upgradovat – bude možné najít recept (v Brutusím stylu), který může mít klasicky požadovaný matroš a místo, kde se má upgradovací rituál provést.</text:span></text:p>
      <text:p text:style-name="P103">*/</text:p>
      <text:h text:style-name="P183" text:outline-level="4">Zamkni</text:h>
      <text:p text:style-name="P110">TODO</text:p>
      <text:p text:style-name="P110">/* Tohle se mi moc nelíbí. Už jsem o tom trochu uvažoval – kouzlem by se měly odemykat magické zámky a páčidlem nemagické. */</text:p>
      <text:p text:style-name="P111">Kouzlo <text:span text:style-name="T1">Zamkni</text:span> po dobu působení zvýší obtížnost vypáčení zámku o sílu kouzla.</text:p>
      <text:h text:style-name="P183" text:outline-level="4">Bariéra</text:h>
      <text:p text:style-name="P110">TODO</text:p>
      <text:p text:style-name="P110">/* Na prorážení <text:span text:style-name="T1">bariéry</text:span> by se mohlo házet Duší. */</text:p>
      <text:p text:style-name="P111">Vytvoří lehce opalizující průhlednou stěnu, <text:span text:style-name="T269">která brání v průchodu. </text:span><text:span text:style-name="T47">Bariéru</text:span><text:span text:style-name="T269"> je třeba seslat mezi nějaké pevné fyzické objekty – třeba do rámu dveří, nebo mezi dva stromy.</text:span></text:p>
      <text:list xml:id="list1583382241" text:style-name="L16">
        <text:list-item>
          <text:p text:style-name="P263">Obtížnost proražení bariéry je rovna síle kouzla.</text:p>
        </text:list-item>
        <text:list-item>
          <text:p text:style-name="P223">Pokud je bariérou posílena už existující fyzická překážka (třeba dveře), síla kouzla se přičítá k pevnosti překážky.</text:p>
        </text:list-item>
      </text:list>
      <text:h text:style-name="P182" text:outline-level="4">Rychlost</text:h>
      <text:p text:style-name="P98">TODO</text:p>
      <text:p text:style-name="P98">/* Tohle asi nepůjde – se <text:span text:style-name="T1">soustředěním</text:span> to nedává smysl a bez něj by to muselo mít duration.</text:p>
      <text:p text:style-name="P100"><text:soft-page-break/>Respektive půjde to, ale jako předmět (<text:span text:style-name="T1">Boty rychlosti</text:span>), nikoliv kouzlo. Efekt by mohl být posun o jednu kategorie (např. z kategorie „člověk“ do kategorie „kůň“).</text:p>
      <text:p text:style-name="P98">*/</text:p>
      <text:p text:style-name="P35"><text:span text:style-name="T294">Cíle si po dobu udržování ke své fyzické rychlosti přičítají sílu tohoto kouzla. </text:span><text:span text:style-name="T44">Rychlost</text:span><text:span text:style-name="T294"> nedává výhodu v boji ani při kouzlení, pouze umožňuje se rychleji přesouvat.</text:span></text:p>
      <text:h text:style-name="P184" text:outline-level="4">Přenos zvuku</text:h>
      <text:p text:style-name="P114">Požadavky: <text:span text:style-name="T296">2</text:span>. úroveň<text:line-break/><text:span text:style-name="T268">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84" text:outline-level="4">Paralýza</text:h>
      <text:p text:style-name="P114">Požadavky: <text:span text:style-name="T297">4</text:span>. úroveň<text:line-break/><text:span text:style-name="T298">Obrana: Fyzička (Odolnost)</text:span></text:p>
      <text:p text:style-name="P116"><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3412886823" text:style-name="L17">
        <text:list-item>
          <text:p text:style-name="P264"><text:span text:style-name="T297">Veškeré účinky </text:span><text:span text:style-name="T50">Paralýzy</text:span><text:span text:style-name="T297"> pominou po krátkém odpočinku.</text:span></text:p>
        </text:list-item>
      </text:list>
      <text:h text:style-name="P184" text:outline-level="4">Přebarv<text:span text:style-name="T299">ení</text:span></text:h>
      <text:p text:style-name="P114">Požadavky: <text:span text:style-name="T300">1</text:span>. úroveň<text:line-break/><text:span text:style-name="T268">Trvání: udržování</text:span></text:p>
      <text:p text:style-name="P117"><text:soft-page-break/>Umožňuje libovolně změnit barvu čehokoliv v dosahu působení. Po skončení kouzla se barva vrátí do přirozeného stavu.</text:p>
      <text:h text:style-name="P184" text:outline-level="4">Magické prsty</text:h>
      <text:p text:style-name="P114">Požadavky: <text:span text:style-name="T301">4</text:span>. úroveň<text:line-break/><text:span text:style-name="T268">Trvání: udržování</text:span></text:p>
      <text:p text:style-name="P118"><text:span text:style-name="T1">Magické prsty</text:span> umožňují na dálku dělat cokoliv, co bys mohl udělat vlastníma rukama. Po dobu trvání kouzla nemáš cit ve vlastních rukou, místo toho cítíš to, čeho se dotýkají <text:span text:style-name="T302">tvé</text:span> <text:span text:style-name="T1">Magické prsty</text:span>. <text:span text:style-name="T302">Neriskuješ při tom zranění, protože </text:span><text:span text:style-name="T51">Magické prsty</text:span><text:span text:style-name="T302"> jsou nehmotné. Můžeš tedy například bez obav vytáhnout předmět z plamenů, kyseliny, a podobně.</text:span><text:line-break/><text:tab/><text:span text:style-name="T301">S jak těžkými břemeny dokážeš manipulovat a jakým způsobem, se řídí stejnými pravidly, jako u kouzla </text:span><text:span text:style-name="T52">Levitace</text:span><text:span text:style-name="T301">. Při použití </text:span><text:span text:style-name="T52">Magický</text:span><text:span text:style-name="T51">ch</text:span><text:span text:style-name="T52"> prst</text:span><text:span text:style-name="T51">ů</text:span><text:span text:style-name="T301"> ovšem musíš mít předmět jak uchopit.</text:span></text:p>
      <text:list xml:id="list1230413165" text:style-name="L18">
        <text:list-item>
          <text:p text:style-name="P265">Pomocí Magických prstů můžeš <text:span text:style-name="T303">také</text:span> na dálku používat zbraně.</text:p>
          <text:list>
            <text:list-item>
              <text:p text:style-name="P265">Počítá se při tom stejný rys, jako kdybys bojoval normálně (tedy boj se zbraní, nikoliv sesílání kouzel), ale budeš mít výhodu za dosah, jako by se jednalo o útok na dálku.</text:p>
            </text:list-item>
          </text:list>
        </text:list-item>
      </text:list>
      <text:h text:style-name="P184" text:outline-level="4">Lazebník</text:h>
      <text:p text:style-name="P114">Požadavky: <text:span text:style-name="T301">4</text:span>. úroveň</text:p>
      <text:p text:style-name="P119">Toto poměrně složité, ale velice užitečné kouzlo, zajistí kompletní očistu, jako po kvalitní lázni.</text:p>
      <text:p text:style-name="P120">Neviditelná zbroj (vysokolevelové kouzlo. Zbroj omezuje stejně jako obyčejná).</text:p>
      <text:p text:style-name="P120">Odzbrojení</text:p>
      <text:p text:style-name="P120">Ohnivý bič (sounds cool)</text:p>
      <text:p text:style-name="P121"><text:soft-page-break/>Pekelný oheň (udržované plameny?)</text:p>
      <text:p text:style-name="P121">Portál (to nebude kouzlo, ale magický item)</text:p>
      <text:p text:style-name="P122">Sprav</text:p>
      <text:p text:style-name="P122">Tlampač</text:p>
      <text:p text:style-name="P122">Oslnivý záblesk (Třytivá zář)</text:p>
      <text:p text:style-name="P123">Ostraha (kouzelník ví, že do dosahu někdo vstoupil – vzbudí ho to. Není třeba vytvářet materiální komponenty)</text:p>
      <text:p text:style-name="P123">Detekční značky (detekují oblast mezi nimi)</text:p>
      <text:p text:style-name="P122">Ukliď (moc konkrétní, na to stačí udržovaná telekineze, respektive magické prsty. Jo jasně a nefunguje to jako wish, kouzelník se na to stále musí soustředit a myslet na to, čím kam hýbe).</text:p>
      <text:p text:style-name="P122"><text:span text:style-name="T304">Magický štít (</text:span>Magická bariéra – ochranná kupole)</text:p>
      <text:p text:style-name="P124">Zpomalení (sounds cool, postihy)</text:p>
      <text:p text:style-name="P125"/>
      <text:p text:style-name="P120">Orlí oči (dalekohled. Spíš přírodní magie)</text:p>
      <text:p text:style-name="P125">Metamorfóza</text:p>
      <text:p text:style-name="P125">Montyho čardáš</text:p>
      <text:p text:style-name="P125">Zenerova karta</text:p>
      <text:p text:style-name="P125">Bílá střela</text:p>
      <text:p text:style-name="P125">Clona myšlenek</text:p>
      <text:p text:style-name="P125">Dubl</text:p>
      <text:p text:style-name="P125">Dveřník (procházení pevnou hmotou – asi ne)</text:p>
      <text:p text:style-name="P125"><text:soft-page-break/>Fata morgána</text:p>
      <text:p text:style-name="P126">Přelud</text:p>
      <text:p text:style-name="P125">Kamenná zeď (tvoření hmoty asi ne, maximálně opracovat stávající – nebo ji tam nechat pomalu vyrůst)</text:p>
      <text:p text:style-name="P125">Ledová zeď</text:p>
      <text:p text:style-name="P125">Kouzelná rušička</text:p>
      <text:p text:style-name="P125">Leť (zůstal bych u metamorfózy)</text:p>
      <text:p text:style-name="P125">Mrak smrti</text:p>
      <text:p text:style-name="P125">Najdi kouzla (asi raději astral perception?)</text:p>
      <text:p text:style-name="P125">Najdi neviditelnost</text:p>
      <text:p text:style-name="P125">Najdi předmět (ale jo, proč ne, sympatetická magie)</text:p>
      <text:p text:style-name="P125">Ohnivá koule</text:p>
      <text:p text:style-name="P125">Ohnivá zeď (na rozdíl od kammenné proč ne)</text:p>
      <text:p text:style-name="P127">Plamenný oblouk (vyšlehne z jedné ruky do druhé)</text:p>
      <text:p text:style-name="P125">Ochrana před šípy (<text:span text:style-name="T305">Forma telekineze?</text:span>)</text:p>
      <text:p text:style-name="P125">Oko (k čemu, když má kouzelník nahlížení? Možná k tomu, že to může ovládat?)</text:p>
      <text:p text:style-name="P128">Magická šifra (Zašifruj) (magická šifra s heslem? Rozšifruje se opět tím samým kouzlem)</text:p>
      <text:p text:style-name="P122">Schodiště (sounds cool, nemá to hmotnout podstatu)</text:p>
      <text:p text:style-name="P122">Světelný most (stejný princip jako schodiště)</text:p>
      <text:p text:style-name="P129"/>
      <text:h text:style-name="P189" text:outline-level="3"><text:soft-page-break/>Patří k jinému povolání</text:h>
      <text:p text:style-name="P130">Améba (protékání úzkými prostory – ne, to bude mít zloděj)</text:p>
      <text:h text:style-name="P189" text:outline-level="3">Moc silné <text:span text:style-name="T305">nebo nevhodné</text:span></text:h>
      <text:p text:style-name="P120">Magický provaz (to by možná měl být spíš magický item?)</text:p>
      <text:p text:style-name="P131">Procházení zdí</text:p>
      <text:p text:style-name="P131">Průchodná zeď</text:p>
      <text:p text:style-name="P129">Zesměšni (ne – plastika nebude takhle jednoduchá)</text:p>
      <text:p text:style-name="P129">Zmiz (ne)</text:p>
      <text:p text:style-name="P125">Najdi zlo (určitě ne)</text:p>
      <text:p text:style-name="P132">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89" text:outline-level="3">Nekromancie</text:h>
      <text:p text:style-name="P125">Oživ neživého (do základu určitě ne)</text:p>
      <text:p text:style-name="P122">Smrtící déšť</text:p>
      <text:p text:style-name="P131">Převtělení (přenos duše – sounds cool, spíš psychický mág nebo nekromant a určitě high level kouzlo. <text:span text:style-name="T306">Nekromant, duše jsou nekromantická záležitost, psychický mág pracuje s myslí</text:span>)</text:p>
      <text:p text:style-name="P133">Mluv s mrtvými (asi ne základní kouzelník, to je spíš pro nekromanta)</text:p>
      <text:h text:style-name="P189" text:outline-level="3"><text:soft-page-break/>Přírodní magie</text:h>
      <text:p text:style-name="P122">Soví oči (přírodní magie)</text:p>
      <text:p text:style-name="P122">Oslepení (přírodní magie)</text:p>
      <text:p text:style-name="P124">Zapůjčení (přírodní magie)</text:p>
      <text:p text:style-name="P124">Strach (přírodní magie)</text:p>
      <text:p text:style-name="P125">Pavučina (asi taky ne – <text:span text:style-name="T307">přírodní magie, když už</text:span>)</text:p>
      <text:p text:style-name="P125">Cizí oči (přírodní magie)</text:p>
      <text:p text:style-name="P125">Cizí uši (přírodní magie)</text:p>
      <text:p text:style-name="P126">Rychlý růst (přírodní magie)</text:p>
      <text:p text:style-name="P126">Rychlé vadnutí (fuj)</text:p>
      <text:h text:style-name="P189" text:outline-level="3">Psychická magie</text:h>
      <text:p text:style-name="P125">Hypnóza</text:p>
      <text:p text:style-name="P127">Změň podobu (iluze)</text:p>
      <text:p text:style-name="P134">Zapomeň (psychická magie)</text:p>
      <text:p text:style-name="P134">Vzpomeň (asi sloučit vzpomínání a zapomínání pod manipulaci s pamětí)</text:p>
      <text:p text:style-name="P126">Poslání (ne)</text:p>
      <text:p text:style-name="P129">Zmatek</text:p>
      <text:p text:style-name="P135">Zdvojení (spíš ne – <text:span text:style-name="T308">leda jako iluze</text:span>)</text:p>
      <text:p text:style-name="P120">Spánek</text:p>
      <text:p text:style-name="P125">Sugesce</text:p>
      <text:p text:style-name="P125"><text:soft-page-break/>Bábelská rybka</text:p>
      <text:p text:style-name="P234">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0-30T15:10:34.483000000</dc:date>
    <meta:print-date>2113-01-01T00:00:00</meta:print-date>
    <meta:editing-cycles>10637</meta:editing-cycles>
    <meta:editing-duration>P31DT3M40S</meta:editing-duration>
    <meta:generator>LibreOffice/6.0.5.2$Windows_X86_64 LibreOffice_project/54c8cbb85f300ac59db32fe8a675ff7683cd5a16</meta:generator>
    <dc:creator>York </dc:creator>
    <meta:document-statistic meta:table-count="0" meta:image-count="0" meta:object-count="0" meta:page-count="31" meta:paragraph-count="395" meta:word-count="4100" meta:character-count="25908" meta:non-whitespace-character-count="22224"/>
  </office:meta>
</office:document-meta>
</file>